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1" style:family="text">
      <style:text-properties fo:color="#000000" style:font-name="Times New Roman" fo:font-size="16pt" fo:font-weight="normal" style:text-underline-style="none" style:text-underline-color="font-color" style:text-line-through-type="none" fo:font-style="italic" style:text-outline="false" fo:text-shadow="none" style:text-position="0% 100%" style:font-name-complex="Times New Roman" style:font-size-asian="16pt" style:font-size-complex="16pt" style:font-weight-asian="normal" style:font-weight-complex="normal" style:font-style-asian="italic" style:font-style-complex="italic"/>
    </style:style>
    <style:style style:name="T2" style:family="text">
      <style:text-properties fo:color="#000000" style:font-name="Times New Roman" fo:font-size="16pt" fo:font-weight="normal" style:text-underline-style="none" style:text-underline-color="font-color" style:text-line-through-type="none" style:text-outline="false" fo:text-shadow="none" style:text-position="0% 100%" style:font-name-complex="Times New Roman" style:font-size-asian="16pt" style:font-size-complex="16pt" style:font-weight-asian="normal" style:font-weight-complex="normal" fo:font-style="normal" style:font-style-asian="normal" style:font-style-complex="normal"/>
    </style:style>
    <style:style style:name="T3" style:family="text">
      <style:text-properties fo:color="#000000" style:font-name="Times New Roman" fo:font-size="16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6pt" style:font-size-complex="16pt" style:font-weight-asian="normal" style:font-weight-complex="normal" style:font-style-asian="normal" style:font-style-complex="normal"/>
    </style:style>
    <style:style style:name="T4" style:family="text">
      <style:text-properties fo:color="#000000" style:font-name="Times New Roman" fo:font-size="16pt" fo:font-weight="normal" style:text-underline-style="none" style:text-underline-color="font-color" style:text-line-through-type="none" fo:font-style="normal" style:text-outline="false" fo:text-shadow="none" style:font-name-complex="Times New Roman" style:font-size-asian="16pt" style:font-size-complex="16pt" style:font-weight-asian="normal" style:font-weight-complex="normal" style:font-style-asian="normal" style:font-style-complex="normal" style:text-position="33% 58%"/>
    </style:style>
    <style:style style:name="T5" style:family="text">
      <style:text-properties fo:color="#000000" style:font-name="Times New Roman" fo:font-size="16pt" fo:font-weight="normal" style:text-underline-style="none" style:text-underline-color="font-color" style:text-line-through-type="none" fo:font-style="normal" style:text-outline="false" fo:text-shadow="none" style:font-name-complex="Times New Roman" style:font-size-asian="16pt" style:font-size-complex="16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8" table:default-cell-style-name="ce4"/>
        <table:table-column table:style-name="co1" table:default-cell-style-name="ce5"/>
        <table:table-row table:style-name="ro1">
          <table:table-cell table:style-name="ce1" office:value-type="string" calcext:value-type="string">
            <text:p>Frames</text:p>
          </table:table-cell>
          <table:table-cell table:style-name="ce3" office:value-type="string" calcext:value-type="string">
            <text:p>Times/ms</text:p>
          </table:table-cell>
          <table:table-cell office:value-type="string" calcext:value-type="string">
            <text:p>angle <text:span text:style-name="T1">τ</text:span><text:span text:style-name="T2">/°</text:span></text:p>
          </table:table-cell>
          <table:table-cell office:value-type="string" calcext:value-type="string">
            <text:p>angle <text:span text:style-name="T1">α</text:span><text:span text:style-name="T2">/°</text:span></text:p>
          </table:table-cell>
          <table:table-cell office:value-type="string" calcext:value-type="string">
            <text:p>angle <text:span text:style-name="T1">β</text:span><text:span text:style-name="T2">/°</text:span></text:p>
          </table:table-cell>
          <table:table-cell office:value-type="string" calcext:value-type="string">
            <text:p>angle<text:span text:style-name="T1"> γ</text:span><text:span text:style-name="T2">/°</text:span></text:p>
          </table:table-cell>
          <table:table-cell office:value-type="string" calcext:value-type="string">
            <text:p>angle <text:span text:style-name="T1">δ</text:span><text:span text:style-name="T2">/°</text:span></text:p>
          </table:table-cell>
          <table:table-cell office:value-type="string" calcext:value-type="string">
            <text:p>angle <text:span text:style-name="T1">θ</text:span><text:span text:style-name="T2">/°</text:span></text:p>
          </table:table-cell>
          <table:table-cell office:value-type="string" calcext:value-type="string">
            <text:p>angle <text:span text:style-name="T1">φ</text:span><text:span text:style-name="T2">/°</text:span></text:p>
          </table:table-cell>
          <table:table-cell office:value-type="string" calcext:value-type="string">
            <text:p><text:span text:style-name="T3">V/(cm s</text:span><text:span text:style-name="T4">-1</text:span><text:span text:style-name="T5">)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95306" calcext:value-type="float">
            <text:p>93.95306</text:p>
          </table:table-cell>
          <table:table-cell office:value-type="float" office:value="144.3775" calcext:value-type="float">
            <text:p>144.3775</text:p>
          </table:table-cell>
          <table:table-cell office:value-type="float" office:value="178.61206" calcext:value-type="float">
            <text:p>178.61206</text:p>
          </table:table-cell>
          <table:table-cell office:value-type="float" office:value="175.7178" calcext:value-type="float">
            <text:p>175.7178</text:p>
          </table:table-cell>
          <table:table-cell office:value-type="float" office:value="173.66432" calcext:value-type="float">
            <text:p>173.66432</text:p>
          </table:table-cell>
          <table:table-cell office:value-type="float" office:value="172.75744" calcext:value-type="float">
            <text:p>172.75744</text:p>
          </table:table-cell>
          <table:table-cell office:value-type="float" office:value="171.99257" calcext:value-type="float">
            <text:p>171.99257</text:p>
          </table:table-cell>
          <table:table-cell office:value-type="float" office:value="6.60253" calcext:value-type="float">
            <text:p>6.602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4.71214" calcext:value-type="float">
            <text:p>94.71214</text:p>
          </table:table-cell>
          <table:table-cell office:value-type="float" office:value="144.84556" calcext:value-type="float">
            <text:p>144.84556</text:p>
          </table:table-cell>
          <table:table-cell office:value-type="float" office:value="178.74648" calcext:value-type="float">
            <text:p>178.74648</text:p>
          </table:table-cell>
          <table:table-cell office:value-type="float" office:value="176.18096" calcext:value-type="float">
            <text:p>176.18096</text:p>
          </table:table-cell>
          <table:table-cell office:value-type="float" office:value="174.20333" calcext:value-type="float">
            <text:p>174.20333</text:p>
          </table:table-cell>
          <table:table-cell office:value-type="float" office:value="173.31601" calcext:value-type="float">
            <text:p>173.31601</text:p>
          </table:table-cell>
          <table:table-cell office:value-type="float" office:value="172.51234" calcext:value-type="float">
            <text:p>172.51234</text:p>
          </table:table-cell>
          <table:table-cell office:value-type="float" office:value="6.73747" calcext:value-type="float">
            <text:p>6.737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5.52483" calcext:value-type="float">
            <text:p>95.52483</text:p>
          </table:table-cell>
          <table:table-cell office:value-type="float" office:value="145.31361" calcext:value-type="float">
            <text:p>145.31361</text:p>
          </table:table-cell>
          <table:table-cell office:value-type="float" office:value="178.88091" calcext:value-type="float">
            <text:p>178.88091</text:p>
          </table:table-cell>
          <table:table-cell office:value-type="float" office:value="176.64412" calcext:value-type="float">
            <text:p>176.64412</text:p>
          </table:table-cell>
          <table:table-cell office:value-type="float" office:value="174.74235" calcext:value-type="float">
            <text:p>174.74235</text:p>
          </table:table-cell>
          <table:table-cell office:value-type="float" office:value="173.87458" calcext:value-type="float">
            <text:p>173.87458</text:p>
          </table:table-cell>
          <table:table-cell office:value-type="float" office:value="173.03212" calcext:value-type="float">
            <text:p>173.03212</text:p>
          </table:table-cell>
          <table:table-cell office:value-type="float" office:value="6.87242" calcext:value-type="float">
            <text:p>6.872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6.38058" calcext:value-type="float">
            <text:p>96.38058</text:p>
          </table:table-cell>
          <table:table-cell office:value-type="float" office:value="145.78167" calcext:value-type="float">
            <text:p>145.78167</text:p>
          </table:table-cell>
          <table:table-cell office:value-type="float" office:value="179.01534" calcext:value-type="float">
            <text:p>179.01534</text:p>
          </table:table-cell>
          <table:table-cell office:value-type="float" office:value="177.10728" calcext:value-type="float">
            <text:p>177.10728</text:p>
          </table:table-cell>
          <table:table-cell office:value-type="float" office:value="175.28136" calcext:value-type="float">
            <text:p>175.28136</text:p>
          </table:table-cell>
          <table:table-cell office:value-type="float" office:value="174.43315" calcext:value-type="float">
            <text:p>174.43315</text:p>
          </table:table-cell>
          <table:table-cell office:value-type="float" office:value="173.55189" calcext:value-type="float">
            <text:p>173.55189</text:p>
          </table:table-cell>
          <table:table-cell office:value-type="float" office:value="7.00737" calcext:value-type="float">
            <text:p>7.007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7.27003" calcext:value-type="float">
            <text:p>97.27003</text:p>
          </table:table-cell>
          <table:table-cell office:value-type="float" office:value="146.24973" calcext:value-type="float">
            <text:p>146.24973</text:p>
          </table:table-cell>
          <table:table-cell office:value-type="float" office:value="179.14977" calcext:value-type="float">
            <text:p>179.14977</text:p>
          </table:table-cell>
          <table:table-cell office:value-type="float" office:value="177.57043" calcext:value-type="float">
            <text:p>177.57043</text:p>
          </table:table-cell>
          <table:table-cell office:value-type="float" office:value="175.82037" calcext:value-type="float">
            <text:p>175.82037</text:p>
          </table:table-cell>
          <table:table-cell office:value-type="float" office:value="174.99172" calcext:value-type="float">
            <text:p>174.99172</text:p>
          </table:table-cell>
          <table:table-cell office:value-type="float" office:value="174.07166" calcext:value-type="float">
            <text:p>174.07166</text:p>
          </table:table-cell>
          <table:table-cell office:value-type="float" office:value="7.14232" calcext:value-type="float">
            <text:p>7.142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8.18754" calcext:value-type="float">
            <text:p>98.18754</text:p>
          </table:table-cell>
          <table:table-cell office:value-type="float" office:value="146.71779" calcext:value-type="float">
            <text:p>146.71779</text:p>
          </table:table-cell>
          <table:table-cell office:value-type="float" office:value="179.2842" calcext:value-type="float">
            <text:p>179.2842</text:p>
          </table:table-cell>
          <table:table-cell office:value-type="float" office:value="178.03359" calcext:value-type="float">
            <text:p>178.03359</text:p>
          </table:table-cell>
          <table:table-cell office:value-type="float" office:value="176.35939" calcext:value-type="float">
            <text:p>176.35939</text:p>
          </table:table-cell>
          <table:table-cell office:value-type="float" office:value="175.55028" calcext:value-type="float">
            <text:p>175.55028</text:p>
          </table:table-cell>
          <table:table-cell office:value-type="float" office:value="174.59143" calcext:value-type="float">
            <text:p>174.59143</text:p>
          </table:table-cell>
          <table:table-cell office:value-type="float" office:value="7.27726" calcext:value-type="float">
            <text:p>7.277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9.12762" calcext:value-type="float">
            <text:p>99.12762</text:p>
          </table:table-cell>
          <table:table-cell office:value-type="float" office:value="147.16645" calcext:value-type="float">
            <text:p>147.16645</text:p>
          </table:table-cell>
          <table:table-cell office:value-type="float" office:value="179.42606" calcext:value-type="float">
            <text:p>179.42606</text:p>
          </table:table-cell>
          <table:table-cell office:value-type="float" office:value="178.45246" calcext:value-type="float">
            <text:p>178.45246</text:p>
          </table:table-cell>
          <table:table-cell office:value-type="float" office:value="176.85633" calcext:value-type="float">
            <text:p>176.85633</text:p>
          </table:table-cell>
          <table:table-cell office:value-type="float" office:value="176.07225" calcext:value-type="float">
            <text:p>176.07225</text:p>
          </table:table-cell>
          <table:table-cell office:value-type="float" office:value="175.11121" calcext:value-type="float">
            <text:p>175.11121</text:p>
          </table:table-cell>
          <table:table-cell office:value-type="float" office:value="7.41443" calcext:value-type="float">
            <text:p>7.414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0.08252" calcext:value-type="float">
            <text:p>100.08252</text:p>
          </table:table-cell>
          <table:table-cell office:value-type="float" office:value="147.57857" calcext:value-type="float">
            <text:p>147.57857</text:p>
          </table:table-cell>
          <table:table-cell office:value-type="float" office:value="179.57469" calcext:value-type="float">
            <text:p>179.57469</text:p>
          </table:table-cell>
          <table:table-cell office:value-type="float" office:value="178.87239" calcext:value-type="float">
            <text:p>178.87239</text:p>
          </table:table-cell>
          <table:table-cell office:value-type="float" office:value="177.3317" calcext:value-type="float">
            <text:p>177.3317</text:p>
          </table:table-cell>
          <table:table-cell office:value-type="float" office:value="176.57653" calcext:value-type="float">
            <text:p>176.57653</text:p>
          </table:table-cell>
          <table:table-cell office:value-type="float" office:value="175.63098" calcext:value-type="float">
            <text:p>175.63098</text:p>
          </table:table-cell>
          <table:table-cell office:value-type="float" office:value="7.55358" calcext:value-type="float">
            <text:p>7.553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1.04427" calcext:value-type="float">
            <text:p>101.04427</text:p>
          </table:table-cell>
          <table:table-cell office:value-type="float" office:value="147.95451" calcext:value-type="float">
            <text:p>147.95451</text:p>
          </table:table-cell>
          <table:table-cell office:value-type="float" office:value="179.72589" calcext:value-type="float">
            <text:p>179.72589</text:p>
          </table:table-cell>
          <table:table-cell office:value-type="float" office:value="179.20271" calcext:value-type="float">
            <text:p>179.20271</text:p>
          </table:table-cell>
          <table:table-cell office:value-type="float" office:value="177.78227" calcext:value-type="float">
            <text:p>177.78227</text:p>
          </table:table-cell>
          <table:table-cell office:value-type="float" office:value="177.06294" calcext:value-type="float">
            <text:p>177.06294</text:p>
          </table:table-cell>
          <table:table-cell office:value-type="float" office:value="176.14411" calcext:value-type="float">
            <text:p>176.14411</text:p>
          </table:table-cell>
          <table:table-cell office:value-type="float" office:value="7.69502" calcext:value-type="float">
            <text:p>7.695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2.00283" calcext:value-type="float">
            <text:p>102.00283</text:p>
          </table:table-cell>
          <table:table-cell office:value-type="float" office:value="148.29522" calcext:value-type="float">
            <text:p>148.29522</text:p>
          </table:table-cell>
          <table:table-cell office:value-type="float" office:value="179.87259" calcext:value-type="float">
            <text:p>179.87259</text:p>
          </table:table-cell>
          <table:table-cell office:value-type="float" office:value="179.53455" calcext:value-type="float">
            <text:p>179.53455</text:p>
          </table:table-cell>
          <table:table-cell office:value-type="float" office:value="178.19731" calcext:value-type="float">
            <text:p>178.19731</text:p>
          </table:table-cell>
          <table:table-cell office:value-type="float" office:value="177.53326" calcext:value-type="float">
            <text:p>177.53326</text:p>
          </table:table-cell>
          <table:table-cell office:value-type="float" office:value="176.62312" calcext:value-type="float">
            <text:p>176.62312</text:p>
          </table:table-cell>
          <table:table-cell office:value-type="float" office:value="7.83899" calcext:value-type="float">
            <text:p>7.838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02.95731" calcext:value-type="float">
            <text:p>102.95731</text:p>
          </table:table-cell>
          <table:table-cell office:value-type="float" office:value="148.60214" calcext:value-type="float">
            <text:p>148.60214</text:p>
          </table:table-cell>
          <table:table-cell office:value-type="float" office:value="180.01796" calcext:value-type="float">
            <text:p>180.01796</text:p>
          </table:table-cell>
          <table:table-cell office:value-type="float" office:value="179.7772" calcext:value-type="float">
            <text:p>179.7772</text:p>
          </table:table-cell>
          <table:table-cell office:value-type="float" office:value="178.58948" calcext:value-type="float">
            <text:p>178.58948</text:p>
          </table:table-cell>
          <table:table-cell office:value-type="float" office:value="177.83061" calcext:value-type="float">
            <text:p>177.83061</text:p>
          </table:table-cell>
          <table:table-cell office:value-type="float" office:value="177.06501" calcext:value-type="float">
            <text:p>177.06501</text:p>
          </table:table-cell>
          <table:table-cell office:value-type="float" office:value="7.98566" calcext:value-type="float">
            <text:p>7.985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3.90955" calcext:value-type="float">
            <text:p>103.90955</text:p>
          </table:table-cell>
          <table:table-cell office:value-type="float" office:value="148.87719" calcext:value-type="float">
            <text:p>148.87719</text:p>
          </table:table-cell>
          <table:table-cell office:value-type="float" office:value="180.16058" calcext:value-type="float">
            <text:p>180.16058</text:p>
          </table:table-cell>
          <table:table-cell office:value-type="float" office:value="180.0217" calcext:value-type="float">
            <text:p>180.0217</text:p>
          </table:table-cell>
          <table:table-cell office:value-type="float" office:value="178.96124" calcext:value-type="float">
            <text:p>178.96124</text:p>
          </table:table-cell>
          <table:table-cell office:value-type="float" office:value="178.11026" calcext:value-type="float">
            <text:p>178.11026</text:p>
          </table:table-cell>
          <table:table-cell office:value-type="float" office:value="177.43025" calcext:value-type="float">
            <text:p>177.43025</text:p>
          </table:table-cell>
          <table:table-cell office:value-type="float" office:value="8.13514" calcext:value-type="float">
            <text:p>8.135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4.85972" calcext:value-type="float">
            <text:p>104.85972</text:p>
          </table:table-cell>
          <table:table-cell office:value-type="float" office:value="149.12263" calcext:value-type="float">
            <text:p>149.12263</text:p>
          </table:table-cell>
          <table:table-cell office:value-type="float" office:value="180.30952" calcext:value-type="float">
            <text:p>180.30952</text:p>
          </table:table-cell>
          <table:table-cell office:value-type="float" office:value="180.26813" calcext:value-type="float">
            <text:p>180.26813</text:p>
          </table:table-cell>
          <table:table-cell office:value-type="float" office:value="179.32131" calcext:value-type="float">
            <text:p>179.32131</text:p>
          </table:table-cell>
          <table:table-cell office:value-type="float" office:value="178.37204" calcext:value-type="float">
            <text:p>178.37204</text:p>
          </table:table-cell>
          <table:table-cell office:value-type="float" office:value="177.75975" calcext:value-type="float">
            <text:p>177.75975</text:p>
          </table:table-cell>
          <table:table-cell office:value-type="float" office:value="8.28752" calcext:value-type="float">
            <text:p>8.287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05.80821" calcext:value-type="float">
            <text:p>105.80821</text:p>
          </table:table-cell>
          <table:table-cell office:value-type="float" office:value="149.34087" calcext:value-type="float">
            <text:p>149.34087</text:p>
          </table:table-cell>
          <table:table-cell office:value-type="float" office:value="180.47235" calcext:value-type="float">
            <text:p>180.47235</text:p>
          </table:table-cell>
          <table:table-cell office:value-type="float" office:value="180.51656" calcext:value-type="float">
            <text:p>180.51656</text:p>
          </table:table-cell>
          <table:table-cell office:value-type="float" office:value="179.67307" calcext:value-type="float">
            <text:p>179.67307</text:p>
          </table:table-cell>
          <table:table-cell office:value-type="float" office:value="178.61774" calcext:value-type="float">
            <text:p>178.61774</text:p>
          </table:table-cell>
          <table:table-cell office:value-type="float" office:value="178.11416" calcext:value-type="float">
            <text:p>178.11416</text:p>
          </table:table-cell>
          <table:table-cell office:value-type="float" office:value="8.44282" calcext:value-type="float">
            <text:p>8.442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6.75247" calcext:value-type="float">
            <text:p>106.75247</text:p>
          </table:table-cell>
          <table:table-cell office:value-type="float" office:value="149.5342" calcext:value-type="float">
            <text:p>149.5342</text:p>
          </table:table-cell>
          <table:table-cell office:value-type="float" office:value="180.63657" calcext:value-type="float">
            <text:p>180.63657</text:p>
          </table:table-cell>
          <table:table-cell office:value-type="float" office:value="180.67593" calcext:value-type="float">
            <text:p>180.67593</text:p>
          </table:table-cell>
          <table:table-cell office:value-type="float" office:value="180.00934" calcext:value-type="float">
            <text:p>180.00934</text:p>
          </table:table-cell>
          <table:table-cell office:value-type="float" office:value="178.9488" calcext:value-type="float">
            <text:p>178.9488</text:p>
          </table:table-cell>
          <table:table-cell office:value-type="float" office:value="178.57082" calcext:value-type="float">
            <text:p>178.57082</text:p>
          </table:table-cell>
          <table:table-cell office:value-type="float" office:value="8.60126" calcext:value-type="float">
            <text:p>8.601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7.69073" calcext:value-type="float">
            <text:p>107.69073</text:p>
          </table:table-cell>
          <table:table-cell office:value-type="float" office:value="149.70459" calcext:value-type="float">
            <text:p>149.70459</text:p>
          </table:table-cell>
          <table:table-cell office:value-type="float" office:value="180.80633" calcext:value-type="float">
            <text:p>180.80633</text:p>
          </table:table-cell>
          <table:table-cell office:value-type="float" office:value="180.83697" calcext:value-type="float">
            <text:p>180.83697</text:p>
          </table:table-cell>
          <table:table-cell office:value-type="float" office:value="180.32003" calcext:value-type="float">
            <text:p>180.32003</text:p>
          </table:table-cell>
          <table:table-cell office:value-type="float" office:value="179.24891" calcext:value-type="float">
            <text:p>179.24891</text:p>
          </table:table-cell>
          <table:table-cell office:value-type="float" office:value="178.9221" calcext:value-type="float">
            <text:p>178.9221</text:p>
          </table:table-cell>
          <table:table-cell office:value-type="float" office:value="8.76209" calcext:value-type="float">
            <text:p>8.762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08.62295" calcext:value-type="float">
            <text:p>108.62295</text:p>
          </table:table-cell>
          <table:table-cell office:value-type="float" office:value="149.85362" calcext:value-type="float">
            <text:p>149.85362</text:p>
          </table:table-cell>
          <table:table-cell office:value-type="float" office:value="180.97549" calcext:value-type="float">
            <text:p>180.97549</text:p>
          </table:table-cell>
          <table:table-cell office:value-type="float" office:value="180.99941" calcext:value-type="float">
            <text:p>180.99941</text:p>
          </table:table-cell>
          <table:table-cell office:value-type="float" office:value="180.58958" calcext:value-type="float">
            <text:p>180.58958</text:p>
          </table:table-cell>
          <table:table-cell office:value-type="float" office:value="179.51277" calcext:value-type="float">
            <text:p>179.51277</text:p>
          </table:table-cell>
          <table:table-cell office:value-type="float" office:value="179.24397" calcext:value-type="float">
            <text:p>179.24397</text:p>
          </table:table-cell>
          <table:table-cell office:value-type="float" office:value="8.92462" calcext:value-type="float">
            <text:p>8.924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09.55188" calcext:value-type="float">
            <text:p>109.55188</text:p>
          </table:table-cell>
          <table:table-cell office:value-type="float" office:value="149.98488" calcext:value-type="float">
            <text:p>149.98488</text:p>
          </table:table-cell>
          <table:table-cell office:value-type="float" office:value="181.14562" calcext:value-type="float">
            <text:p>181.14562</text:p>
          </table:table-cell>
          <table:table-cell office:value-type="float" office:value="181.16289" calcext:value-type="float">
            <text:p>181.16289</text:p>
          </table:table-cell>
          <table:table-cell office:value-type="float" office:value="180.84157" calcext:value-type="float">
            <text:p>180.84157</text:p>
          </table:table-cell>
          <table:table-cell office:value-type="float" office:value="179.73455" calcext:value-type="float">
            <text:p>179.73455</text:p>
          </table:table-cell>
          <table:table-cell office:value-type="float" office:value="179.57383" calcext:value-type="float">
            <text:p>179.57383</text:p>
          </table:table-cell>
          <table:table-cell office:value-type="float" office:value="9.08822" calcext:value-type="float">
            <text:p>9.088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10.48201" calcext:value-type="float">
            <text:p>110.48201</text:p>
          </table:table-cell>
          <table:table-cell office:value-type="float" office:value="150.0994" calcext:value-type="float">
            <text:p>150.0994</text:p>
          </table:table-cell>
          <table:table-cell office:value-type="float" office:value="181.31644" calcext:value-type="float">
            <text:p>181.31644</text:p>
          </table:table-cell>
          <table:table-cell office:value-type="float" office:value="181.32705" calcext:value-type="float">
            <text:p>181.32705</text:p>
          </table:table-cell>
          <table:table-cell office:value-type="float" office:value="181.05118" calcext:value-type="float">
            <text:p>181.05118</text:p>
          </table:table-cell>
          <table:table-cell office:value-type="float" office:value="179.90309" calcext:value-type="float">
            <text:p>179.90309</text:p>
          </table:table-cell>
          <table:table-cell office:value-type="float" office:value="179.82094" calcext:value-type="float">
            <text:p>179.82094</text:p>
          </table:table-cell>
          <table:table-cell office:value-type="float" office:value="9.2523" calcext:value-type="float">
            <text:p>9.25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1.41206" calcext:value-type="float">
            <text:p>111.41206</text:p>
          </table:table-cell>
          <table:table-cell office:value-type="float" office:value="150.19733" calcext:value-type="float">
            <text:p>150.19733</text:p>
          </table:table-cell>
          <table:table-cell office:value-type="float" office:value="181.48449" calcext:value-type="float">
            <text:p>181.48449</text:p>
          </table:table-cell>
          <table:table-cell office:value-type="float" office:value="181.49144" calcext:value-type="float">
            <text:p>181.49144</text:p>
          </table:table-cell>
          <table:table-cell office:value-type="float" office:value="181.21776" calcext:value-type="float">
            <text:p>181.21776</text:p>
          </table:table-cell>
          <table:table-cell office:value-type="float" office:value="180.01249" calcext:value-type="float">
            <text:p>180.01249</text:p>
          </table:table-cell>
          <table:table-cell office:value-type="float" office:value="180.09755" calcext:value-type="float">
            <text:p>180.09755</text:p>
          </table:table-cell>
          <table:table-cell office:value-type="float" office:value="9.41629" calcext:value-type="float">
            <text:p>9.416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2.34062" calcext:value-type="float">
            <text:p>112.34062</text:p>
          </table:table-cell>
          <table:table-cell office:value-type="float" office:value="150.27802" calcext:value-type="float">
            <text:p>150.27802</text:p>
          </table:table-cell>
          <table:table-cell office:value-type="float" office:value="181.66006" calcext:value-type="float">
            <text:p>181.66006</text:p>
          </table:table-cell>
          <table:table-cell office:value-type="float" office:value="181.65565" calcext:value-type="float">
            <text:p>181.65565</text:p>
          </table:table-cell>
          <table:table-cell office:value-type="float" office:value="181.36241" calcext:value-type="float">
            <text:p>181.36241</text:p>
          </table:table-cell>
          <table:table-cell office:value-type="float" office:value="180.07216" calcext:value-type="float">
            <text:p>180.07216</text:p>
          </table:table-cell>
          <table:table-cell office:value-type="float" office:value="180.29225" calcext:value-type="float">
            <text:p>180.29225</text:p>
          </table:table-cell>
          <table:table-cell office:value-type="float" office:value="9.57962" calcext:value-type="float">
            <text:p>9.579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13.26848" calcext:value-type="float">
            <text:p>113.26848</text:p>
          </table:table-cell>
          <table:table-cell office:value-type="float" office:value="150.34028" calcext:value-type="float">
            <text:p>150.34028</text:p>
          </table:table-cell>
          <table:table-cell office:value-type="float" office:value="181.83775" calcext:value-type="float">
            <text:p>181.83775</text:p>
          </table:table-cell>
          <table:table-cell office:value-type="float" office:value="181.81922" calcext:value-type="float">
            <text:p>181.81922</text:p>
          </table:table-cell>
          <table:table-cell office:value-type="float" office:value="181.45819" calcext:value-type="float">
            <text:p>181.45819</text:p>
          </table:table-cell>
          <table:table-cell office:value-type="float" office:value="180.35583" calcext:value-type="float">
            <text:p>180.35583</text:p>
          </table:table-cell>
          <table:table-cell office:value-type="float" office:value="180.48242" calcext:value-type="float">
            <text:p>180.48242</text:p>
          </table:table-cell>
          <table:table-cell office:value-type="float" office:value="9.74175" calcext:value-type="float">
            <text:p>9.741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14.19416" calcext:value-type="float">
            <text:p>114.19416</text:p>
          </table:table-cell>
          <table:table-cell office:value-type="float" office:value="150.38252" calcext:value-type="float">
            <text:p>150.38252</text:p>
          </table:table-cell>
          <table:table-cell office:value-type="float" office:value="182.01866" calcext:value-type="float">
            <text:p>182.01866</text:p>
          </table:table-cell>
          <table:table-cell office:value-type="float" office:value="181.98173" calcext:value-type="float">
            <text:p>181.98173</text:p>
          </table:table-cell>
          <table:table-cell office:value-type="float" office:value="181.48258" calcext:value-type="float">
            <text:p>181.48258</text:p>
          </table:table-cell>
          <table:table-cell office:value-type="float" office:value="180.63251" calcext:value-type="float">
            <text:p>180.63251</text:p>
          </table:table-cell>
          <table:table-cell office:value-type="float" office:value="180.68706" calcext:value-type="float">
            <text:p>180.68706</text:p>
          </table:table-cell>
          <table:table-cell office:value-type="float" office:value="9.90211" calcext:value-type="float">
            <text:p>9.902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15.118" calcext:value-type="float">
            <text:p>115.118</text:p>
          </table:table-cell>
          <table:table-cell office:value-type="float" office:value="150.40314" calcext:value-type="float">
            <text:p>150.40314</text:p>
          </table:table-cell>
          <table:table-cell office:value-type="float" office:value="182.19267" calcext:value-type="float">
            <text:p>182.19267</text:p>
          </table:table-cell>
          <table:table-cell office:value-type="float" office:value="182.14282" calcext:value-type="float">
            <text:p>182.14282</text:p>
          </table:table-cell>
          <table:table-cell office:value-type="float" office:value="181.42378" calcext:value-type="float">
            <text:p>181.42378</text:p>
          </table:table-cell>
          <table:table-cell office:value-type="float" office:value="180.8802" calcext:value-type="float">
            <text:p>180.8802</text:p>
          </table:table-cell>
          <table:table-cell office:value-type="float" office:value="180.84783" calcext:value-type="float">
            <text:p>180.84783</text:p>
          </table:table-cell>
          <table:table-cell office:value-type="float" office:value="10.06013" calcext:value-type="float">
            <text:p>10.060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16.03686" calcext:value-type="float">
            <text:p>116.03686</text:p>
          </table:table-cell>
          <table:table-cell office:value-type="float" office:value="150.40088" calcext:value-type="float">
            <text:p>150.40088</text:p>
          </table:table-cell>
          <table:table-cell office:value-type="float" office:value="182.35093" calcext:value-type="float">
            <text:p>182.35093</text:p>
          </table:table-cell>
          <table:table-cell office:value-type="float" office:value="182.30205" calcext:value-type="float">
            <text:p>182.30205</text:p>
          </table:table-cell>
          <table:table-cell office:value-type="float" office:value="181.31987" calcext:value-type="float">
            <text:p>181.31987</text:p>
          </table:table-cell>
          <table:table-cell office:value-type="float" office:value="181.08958" calcext:value-type="float">
            <text:p>181.08958</text:p>
          </table:table-cell>
          <table:table-cell office:value-type="float" office:value="181.02172" calcext:value-type="float">
            <text:p>181.02172</text:p>
          </table:table-cell>
          <table:table-cell office:value-type="float" office:value="10.21525" calcext:value-type="float">
            <text:p>10.215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16.94727" calcext:value-type="float">
            <text:p>116.94727</text:p>
          </table:table-cell>
          <table:table-cell office:value-type="float" office:value="150.37512" calcext:value-type="float">
            <text:p>150.37512</text:p>
          </table:table-cell>
          <table:table-cell office:value-type="float" office:value="182.50739" calcext:value-type="float">
            <text:p>182.50739</text:p>
          </table:table-cell>
          <table:table-cell office:value-type="float" office:value="182.45888" calcext:value-type="float">
            <text:p>182.45888</text:p>
          </table:table-cell>
          <table:table-cell office:value-type="float" office:value="181.20219" calcext:value-type="float">
            <text:p>181.20219</text:p>
          </table:table-cell>
          <table:table-cell office:value-type="float" office:value="181.16729" calcext:value-type="float">
            <text:p>181.16729</text:p>
          </table:table-cell>
          <table:table-cell office:value-type="float" office:value="181.19941" calcext:value-type="float">
            <text:p>181.19941</text:p>
          </table:table-cell>
          <table:table-cell office:value-type="float" office:value="10.3669" calcext:value-type="float">
            <text:p>10.366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17.84409" calcext:value-type="float">
            <text:p>117.84409</text:p>
          </table:table-cell>
          <table:table-cell office:value-type="float" office:value="150.3262" calcext:value-type="float">
            <text:p>150.3262</text:p>
          </table:table-cell>
          <table:table-cell office:value-type="float" office:value="182.66138" calcext:value-type="float">
            <text:p>182.66138</text:p>
          </table:table-cell>
          <table:table-cell office:value-type="float" office:value="182.61274" calcext:value-type="float">
            <text:p>182.61274</text:p>
          </table:table-cell>
          <table:table-cell office:value-type="float" office:value="181.0945" calcext:value-type="float">
            <text:p>181.0945</text:p>
          </table:table-cell>
          <table:table-cell office:value-type="float" office:value="181.21354" calcext:value-type="float">
            <text:p>181.21354</text:p>
          </table:table-cell>
          <table:table-cell office:value-type="float" office:value="181.43447" calcext:value-type="float">
            <text:p>181.43447</text:p>
          </table:table-cell>
          <table:table-cell office:value-type="float" office:value="10.51458" calcext:value-type="float">
            <text:p>10.5145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18.72314" calcext:value-type="float">
            <text:p>118.72314</text:p>
          </table:table-cell>
          <table:table-cell office:value-type="float" office:value="150.25558" calcext:value-type="float">
            <text:p>150.25558</text:p>
          </table:table-cell>
          <table:table-cell office:value-type="float" office:value="182.81488" calcext:value-type="float">
            <text:p>182.81488</text:p>
          </table:table-cell>
          <table:table-cell office:value-type="float" office:value="182.763" calcext:value-type="float">
            <text:p>182.763</text:p>
          </table:table-cell>
          <table:table-cell office:value-type="float" office:value="181.00981" calcext:value-type="float">
            <text:p>181.00981</text:p>
          </table:table-cell>
          <table:table-cell office:value-type="float" office:value="181.21951" calcext:value-type="float">
            <text:p>181.21951</text:p>
          </table:table-cell>
          <table:table-cell office:value-type="float" office:value="181.68126" calcext:value-type="float">
            <text:p>181.68126</text:p>
          </table:table-cell>
          <table:table-cell office:value-type="float" office:value="10.6578" calcext:value-type="float">
            <text:p>10.657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19.58614" calcext:value-type="float">
            <text:p>119.58614</text:p>
          </table:table-cell>
          <table:table-cell office:value-type="float" office:value="150.16568" calcext:value-type="float">
            <text:p>150.16568</text:p>
          </table:table-cell>
          <table:table-cell office:value-type="float" office:value="182.96661" calcext:value-type="float">
            <text:p>182.96661</text:p>
          </table:table-cell>
          <table:table-cell office:value-type="float" office:value="182.90888" calcext:value-type="float">
            <text:p>182.90888</text:p>
          </table:table-cell>
          <table:table-cell office:value-type="float" office:value="180.9288" calcext:value-type="float">
            <text:p>180.9288</text:p>
          </table:table-cell>
          <table:table-cell office:value-type="float" office:value="181.23733" calcext:value-type="float">
            <text:p>181.23733</text:p>
          </table:table-cell>
          <table:table-cell office:value-type="float" office:value="181.86787" calcext:value-type="float">
            <text:p>181.86787</text:p>
          </table:table-cell>
          <table:table-cell office:value-type="float" office:value="10.79616" calcext:value-type="float">
            <text:p>10.796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20.43421" calcext:value-type="float">
            <text:p>120.43421</text:p>
          </table:table-cell>
          <table:table-cell office:value-type="float" office:value="150.05988" calcext:value-type="float">
            <text:p>150.05988</text:p>
          </table:table-cell>
          <table:table-cell office:value-type="float" office:value="183.10894" calcext:value-type="float">
            <text:p>183.10894</text:p>
          </table:table-cell>
          <table:table-cell office:value-type="float" office:value="183.04945" calcext:value-type="float">
            <text:p>183.04945</text:p>
          </table:table-cell>
          <table:table-cell office:value-type="float" office:value="180.86055" calcext:value-type="float">
            <text:p>180.86055</text:p>
          </table:table-cell>
          <table:table-cell office:value-type="float" office:value="181.26265" calcext:value-type="float">
            <text:p>181.26265</text:p>
          </table:table-cell>
          <table:table-cell office:value-type="float" office:value="182.00872" calcext:value-type="float">
            <text:p>182.00872</text:p>
          </table:table-cell>
          <table:table-cell office:value-type="float" office:value="10.92933" calcext:value-type="float">
            <text:p>10.929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21.26645" calcext:value-type="float">
            <text:p>121.26645</text:p>
          </table:table-cell>
          <table:table-cell office:value-type="float" office:value="149.94227" calcext:value-type="float">
            <text:p>149.94227</text:p>
          </table:table-cell>
          <table:table-cell office:value-type="float" office:value="183.25347" calcext:value-type="float">
            <text:p>183.25347</text:p>
          </table:table-cell>
          <table:table-cell office:value-type="float" office:value="183.1837" calcext:value-type="float">
            <text:p>183.1837</text:p>
          </table:table-cell>
          <table:table-cell office:value-type="float" office:value="180.80526" calcext:value-type="float">
            <text:p>180.80526</text:p>
          </table:table-cell>
          <table:table-cell office:value-type="float" office:value="181.29829" calcext:value-type="float">
            <text:p>181.29829</text:p>
          </table:table-cell>
          <table:table-cell office:value-type="float" office:value="182.15676" calcext:value-type="float">
            <text:p>182.15676</text:p>
          </table:table-cell>
          <table:table-cell office:value-type="float" office:value="11.0571" calcext:value-type="float">
            <text:p>11.05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22.08158" calcext:value-type="float">
            <text:p>122.08158</text:p>
          </table:table-cell>
          <table:table-cell office:value-type="float" office:value="149.81738" calcext:value-type="float">
            <text:p>149.81738</text:p>
          </table:table-cell>
          <table:table-cell office:value-type="float" office:value="183.39084" calcext:value-type="float">
            <text:p>183.39084</text:p>
          </table:table-cell>
          <table:table-cell office:value-type="float" office:value="183.31049" calcext:value-type="float">
            <text:p>183.31049</text:p>
          </table:table-cell>
          <table:table-cell office:value-type="float" office:value="180.74492" calcext:value-type="float">
            <text:p>180.74492</text:p>
          </table:table-cell>
          <table:table-cell office:value-type="float" office:value="181.3288" calcext:value-type="float">
            <text:p>181.3288</text:p>
          </table:table-cell>
          <table:table-cell office:value-type="float" office:value="182.26505" calcext:value-type="float">
            <text:p>182.26505</text:p>
          </table:table-cell>
          <table:table-cell office:value-type="float" office:value="11.17935" calcext:value-type="float">
            <text:p>11.1793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122.88065" calcext:value-type="float">
            <text:p>122.88065</text:p>
          </table:table-cell>
          <table:table-cell office:value-type="float" office:value="149.68985" calcext:value-type="float">
            <text:p>149.68985</text:p>
          </table:table-cell>
          <table:table-cell office:value-type="float" office:value="183.52661" calcext:value-type="float">
            <text:p>183.52661</text:p>
          </table:table-cell>
          <table:table-cell office:value-type="float" office:value="183.42871" calcext:value-type="float">
            <text:p>183.42871</text:p>
          </table:table-cell>
          <table:table-cell office:value-type="float" office:value="180.69666" calcext:value-type="float">
            <text:p>180.69666</text:p>
          </table:table-cell>
          <table:table-cell office:value-type="float" office:value="181.23128" calcext:value-type="float">
            <text:p>181.23128</text:p>
          </table:table-cell>
          <table:table-cell office:value-type="float" office:value="182.41272" calcext:value-type="float">
            <text:p>182.41272</text:p>
          </table:table-cell>
          <table:table-cell office:value-type="float" office:value="11.29608" calcext:value-type="float">
            <text:p>11.2960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123.66823" calcext:value-type="float">
            <text:p>123.66823</text:p>
          </table:table-cell>
          <table:table-cell office:value-type="float" office:value="149.56402" calcext:value-type="float">
            <text:p>149.56402</text:p>
          </table:table-cell>
          <table:table-cell office:value-type="float" office:value="183.65343" calcext:value-type="float">
            <text:p>183.65343</text:p>
          </table:table-cell>
          <table:table-cell office:value-type="float" office:value="183.53715" calcext:value-type="float">
            <text:p>183.53715</text:p>
          </table:table-cell>
          <table:table-cell office:value-type="float" office:value="180.69639" calcext:value-type="float">
            <text:p>180.69639</text:p>
          </table:table-cell>
          <table:table-cell office:value-type="float" office:value="181.09263" calcext:value-type="float">
            <text:p>181.09263</text:p>
          </table:table-cell>
          <table:table-cell office:value-type="float" office:value="182.55283" calcext:value-type="float">
            <text:p>182.55283</text:p>
          </table:table-cell>
          <table:table-cell office:value-type="float" office:value="11.40737" calcext:value-type="float">
            <text:p>11.4073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124.4463" calcext:value-type="float">
            <text:p>124.4463</text:p>
          </table:table-cell>
          <table:table-cell office:value-type="float" office:value="149.44364" calcext:value-type="float">
            <text:p>149.44364</text:p>
          </table:table-cell>
          <table:table-cell office:value-type="float" office:value="183.77873" calcext:value-type="float">
            <text:p>183.77873</text:p>
          </table:table-cell>
          <table:table-cell office:value-type="float" office:value="183.6346" calcext:value-type="float">
            <text:p>183.6346</text:p>
          </table:table-cell>
          <table:table-cell office:value-type="float" office:value="180.74897" calcext:value-type="float">
            <text:p>180.74897</text:p>
          </table:table-cell>
          <table:table-cell office:value-type="float" office:value="180.94919" calcext:value-type="float">
            <text:p>180.94919</text:p>
          </table:table-cell>
          <table:table-cell office:value-type="float" office:value="182.68921" calcext:value-type="float">
            <text:p>182.68921</text:p>
          </table:table-cell>
          <table:table-cell office:value-type="float" office:value="11.51342" calcext:value-type="float">
            <text:p>11.5134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25.21886" calcext:value-type="float">
            <text:p>125.21886</text:p>
          </table:table-cell>
          <table:table-cell office:value-type="float" office:value="149.33153" calcext:value-type="float">
            <text:p>149.33153</text:p>
          </table:table-cell>
          <table:table-cell office:value-type="float" office:value="183.90253" calcext:value-type="float">
            <text:p>183.90253</text:p>
          </table:table-cell>
          <table:table-cell office:value-type="float" office:value="183.71985" calcext:value-type="float">
            <text:p>183.71985</text:p>
          </table:table-cell>
          <table:table-cell office:value-type="float" office:value="180.83331" calcext:value-type="float">
            <text:p>180.83331</text:p>
          </table:table-cell>
          <table:table-cell office:value-type="float" office:value="180.81994" calcext:value-type="float">
            <text:p>180.81994</text:p>
          </table:table-cell>
          <table:table-cell office:value-type="float" office:value="182.82114" calcext:value-type="float">
            <text:p>182.82114</text:p>
          </table:table-cell>
          <table:table-cell office:value-type="float" office:value="11.61449" calcext:value-type="float">
            <text:p>11.614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125.98878" calcext:value-type="float">
            <text:p>125.98878</text:p>
          </table:table-cell>
          <table:table-cell office:value-type="float" office:value="149.22946" calcext:value-type="float">
            <text:p>149.22946</text:p>
          </table:table-cell>
          <table:table-cell office:value-type="float" office:value="184.01963" calcext:value-type="float">
            <text:p>184.01963</text:p>
          </table:table-cell>
          <table:table-cell office:value-type="float" office:value="183.79176" calcext:value-type="float">
            <text:p>183.79176</text:p>
          </table:table-cell>
          <table:table-cell office:value-type="float" office:value="180.93108" calcext:value-type="float">
            <text:p>180.93108</text:p>
          </table:table-cell>
          <table:table-cell office:value-type="float" office:value="180.72574" calcext:value-type="float">
            <text:p>180.72574</text:p>
          </table:table-cell>
          <table:table-cell office:value-type="float" office:value="182.94785" calcext:value-type="float">
            <text:p>182.94785</text:p>
          </table:table-cell>
          <table:table-cell office:value-type="float" office:value="11.71087" calcext:value-type="float">
            <text:p>11.7108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126.75072" calcext:value-type="float">
            <text:p>126.75072</text:p>
          </table:table-cell>
          <table:table-cell office:value-type="float" office:value="149.13795" calcext:value-type="float">
            <text:p>149.13795</text:p>
          </table:table-cell>
          <table:table-cell office:value-type="float" office:value="184.12537" calcext:value-type="float">
            <text:p>184.12537</text:p>
          </table:table-cell>
          <table:table-cell office:value-type="float" office:value="183.84933" calcext:value-type="float">
            <text:p>183.84933</text:p>
          </table:table-cell>
          <table:table-cell office:value-type="float" office:value="181.03338" calcext:value-type="float">
            <text:p>181.03338</text:p>
          </table:table-cell>
          <table:table-cell office:value-type="float" office:value="180.62111" calcext:value-type="float">
            <text:p>180.62111</text:p>
          </table:table-cell>
          <table:table-cell office:value-type="float" office:value="183.06852" calcext:value-type="float">
            <text:p>183.06852</text:p>
          </table:table-cell>
          <table:table-cell office:value-type="float" office:value="11.8029" calcext:value-type="float">
            <text:p>11.802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27.50395" calcext:value-type="float">
            <text:p>127.50395</text:p>
          </table:table-cell>
          <table:table-cell office:value-type="float" office:value="149.05629" calcext:value-type="float">
            <text:p>149.05629</text:p>
          </table:table-cell>
          <table:table-cell office:value-type="float" office:value="184.2071" calcext:value-type="float">
            <text:p>184.2071</text:p>
          </table:table-cell>
          <table:table-cell office:value-type="float" office:value="183.89188" calcext:value-type="float">
            <text:p>183.89188</text:p>
          </table:table-cell>
          <table:table-cell office:value-type="float" office:value="181.13772" calcext:value-type="float">
            <text:p>181.13772</text:p>
          </table:table-cell>
          <table:table-cell office:value-type="float" office:value="180.53436" calcext:value-type="float">
            <text:p>180.53436</text:p>
          </table:table-cell>
          <table:table-cell office:value-type="float" office:value="183.18228" calcext:value-type="float">
            <text:p>183.18228</text:p>
          </table:table-cell>
          <table:table-cell office:value-type="float" office:value="11.89089" calcext:value-type="float">
            <text:p>11.890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128.24814" calcext:value-type="float">
            <text:p>128.24814</text:p>
          </table:table-cell>
          <table:table-cell office:value-type="float" office:value="148.98265" calcext:value-type="float">
            <text:p>148.98265</text:p>
          </table:table-cell>
          <table:table-cell office:value-type="float" office:value="184.25067" calcext:value-type="float">
            <text:p>184.25067</text:p>
          </table:table-cell>
          <table:table-cell office:value-type="float" office:value="183.91921" calcext:value-type="float">
            <text:p>183.91921</text:p>
          </table:table-cell>
          <table:table-cell office:value-type="float" office:value="181.25231" calcext:value-type="float">
            <text:p>181.25231</text:p>
          </table:table-cell>
          <table:table-cell office:value-type="float" office:value="180.44588" calcext:value-type="float">
            <text:p>180.44588</text:p>
          </table:table-cell>
          <table:table-cell office:value-type="float" office:value="183.28827" calcext:value-type="float">
            <text:p>183.28827</text:p>
          </table:table-cell>
          <table:table-cell office:value-type="float" office:value="11.97514" calcext:value-type="float">
            <text:p>11.975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128.9875" calcext:value-type="float">
            <text:p>128.9875</text:p>
          </table:table-cell>
          <table:table-cell office:value-type="float" office:value="148.91417" calcext:value-type="float">
            <text:p>148.91417</text:p>
          </table:table-cell>
          <table:table-cell office:value-type="float" office:value="184.25804" calcext:value-type="float">
            <text:p>184.25804</text:p>
          </table:table-cell>
          <table:table-cell office:value-type="float" office:value="183.93151" calcext:value-type="float">
            <text:p>183.93151</text:p>
          </table:table-cell>
          <table:table-cell office:value-type="float" office:value="181.37429" calcext:value-type="float">
            <text:p>181.37429</text:p>
          </table:table-cell>
          <table:table-cell office:value-type="float" office:value="180.40661" calcext:value-type="float">
            <text:p>180.40661</text:p>
          </table:table-cell>
          <table:table-cell office:value-type="float" office:value="183.38563" calcext:value-type="float">
            <text:p>183.38563</text:p>
          </table:table-cell>
          <table:table-cell office:value-type="float" office:value="12.05587" calcext:value-type="float">
            <text:p>12.0558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129.71783" calcext:value-type="float">
            <text:p>129.71783</text:p>
          </table:table-cell>
          <table:table-cell office:value-type="float" office:value="148.84727" calcext:value-type="float">
            <text:p>148.84727</text:p>
          </table:table-cell>
          <table:table-cell office:value-type="float" office:value="184.23188" calcext:value-type="float">
            <text:p>184.23188</text:p>
          </table:table-cell>
          <table:table-cell office:value-type="float" office:value="183.92929" calcext:value-type="float">
            <text:p>183.92929</text:p>
          </table:table-cell>
          <table:table-cell office:value-type="float" office:value="181.50714" calcext:value-type="float">
            <text:p>181.50714</text:p>
          </table:table-cell>
          <table:table-cell office:value-type="float" office:value="180.41068" calcext:value-type="float">
            <text:p>180.41068</text:p>
          </table:table-cell>
          <table:table-cell office:value-type="float" office:value="183.48671" calcext:value-type="float">
            <text:p>183.48671</text:p>
          </table:table-cell>
          <table:table-cell office:value-type="float" office:value="12.13323" calcext:value-type="float">
            <text:p>12.1332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30.43636" calcext:value-type="float">
            <text:p>130.43636</text:p>
          </table:table-cell>
          <table:table-cell office:value-type="float" office:value="148.778" calcext:value-type="float">
            <text:p>148.778</text:p>
          </table:table-cell>
          <table:table-cell office:value-type="float" office:value="184.18741" calcext:value-type="float">
            <text:p>184.18741</text:p>
          </table:table-cell>
          <table:table-cell office:value-type="float" office:value="183.91351" calcext:value-type="float">
            <text:p>183.91351</text:p>
          </table:table-cell>
          <table:table-cell office:value-type="float" office:value="181.65826" calcext:value-type="float">
            <text:p>181.65826</text:p>
          </table:table-cell>
          <table:table-cell office:value-type="float" office:value="180.46508" calcext:value-type="float">
            <text:p>180.46508</text:p>
          </table:table-cell>
          <table:table-cell office:value-type="float" office:value="183.59139" calcext:value-type="float">
            <text:p>183.59139</text:p>
          </table:table-cell>
          <table:table-cell office:value-type="float" office:value="12.20727" calcext:value-type="float">
            <text:p>12.207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31.14539" calcext:value-type="float">
            <text:p>131.14539</text:p>
          </table:table-cell>
          <table:table-cell office:value-type="float" office:value="148.70235" calcext:value-type="float">
            <text:p>148.70235</text:p>
          </table:table-cell>
          <table:table-cell office:value-type="float" office:value="184.11702" calcext:value-type="float">
            <text:p>184.11702</text:p>
          </table:table-cell>
          <table:table-cell office:value-type="float" office:value="183.88548" calcext:value-type="float">
            <text:p>183.88548</text:p>
          </table:table-cell>
          <table:table-cell office:value-type="float" office:value="181.82453" calcext:value-type="float">
            <text:p>181.82453</text:p>
          </table:table-cell>
          <table:table-cell office:value-type="float" office:value="180.57296" calcext:value-type="float">
            <text:p>180.57296</text:p>
          </table:table-cell>
          <table:table-cell office:value-type="float" office:value="183.69952" calcext:value-type="float">
            <text:p>183.69952</text:p>
          </table:table-cell>
          <table:table-cell office:value-type="float" office:value="12.27793" calcext:value-type="float">
            <text:p>12.2779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131.84128" calcext:value-type="float">
            <text:p>131.84128</text:p>
          </table:table-cell>
          <table:table-cell office:value-type="float" office:value="148.61661" calcext:value-type="float">
            <text:p>148.61661</text:p>
          </table:table-cell>
          <table:table-cell office:value-type="float" office:value="184.03229" calcext:value-type="float">
            <text:p>184.03229</text:p>
          </table:table-cell>
          <table:table-cell office:value-type="float" office:value="183.84685" calcext:value-type="float">
            <text:p>183.84685</text:p>
          </table:table-cell>
          <table:table-cell office:value-type="float" office:value="181.98639" calcext:value-type="float">
            <text:p>181.98639</text:p>
          </table:table-cell>
          <table:table-cell office:value-type="float" office:value="180.73223" calcext:value-type="float">
            <text:p>180.73223</text:p>
          </table:table-cell>
          <table:table-cell office:value-type="float" office:value="183.81031" calcext:value-type="float">
            <text:p>183.81031</text:p>
          </table:table-cell>
          <table:table-cell office:value-type="float" office:value="12.34505" calcext:value-type="float">
            <text:p>12.345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132.52003" calcext:value-type="float">
            <text:p>132.52003</text:p>
          </table:table-cell>
          <table:table-cell office:value-type="float" office:value="148.51756" calcext:value-type="float">
            <text:p>148.51756</text:p>
          </table:table-cell>
          <table:table-cell office:value-type="float" office:value="183.93214" calcext:value-type="float">
            <text:p>183.93214</text:p>
          </table:table-cell>
          <table:table-cell office:value-type="float" office:value="183.7994" calcext:value-type="float">
            <text:p>183.7994</text:p>
          </table:table-cell>
          <table:table-cell office:value-type="float" office:value="182.14585" calcext:value-type="float">
            <text:p>182.14585</text:p>
          </table:table-cell>
          <table:table-cell office:value-type="float" office:value="180.91994" calcext:value-type="float">
            <text:p>180.91994</text:p>
          </table:table-cell>
          <table:table-cell office:value-type="float" office:value="183.92281" calcext:value-type="float">
            <text:p>183.92281</text:p>
          </table:table-cell>
          <table:table-cell office:value-type="float" office:value="12.40837" calcext:value-type="float">
            <text:p>12.4083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133.18565" calcext:value-type="float">
            <text:p>133.18565</text:p>
          </table:table-cell>
          <table:table-cell office:value-type="float" office:value="148.40277" calcext:value-type="float">
            <text:p>148.40277</text:p>
          </table:table-cell>
          <table:table-cell office:value-type="float" office:value="183.82213" calcext:value-type="float">
            <text:p>183.82213</text:p>
          </table:table-cell>
          <table:table-cell office:value-type="float" office:value="183.74525" calcext:value-type="float">
            <text:p>183.74525</text:p>
          </table:table-cell>
          <table:table-cell office:value-type="float" office:value="182.30381" calcext:value-type="float">
            <text:p>182.30381</text:p>
          </table:table-cell>
          <table:table-cell office:value-type="float" office:value="180.8741" calcext:value-type="float">
            <text:p>180.8741</text:p>
          </table:table-cell>
          <table:table-cell office:value-type="float" office:value="184.04359" calcext:value-type="float">
            <text:p>184.04359</text:p>
          </table:table-cell>
          <table:table-cell office:value-type="float" office:value="12.46753" calcext:value-type="float">
            <text:p>12.4675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133.83609" calcext:value-type="float">
            <text:p>133.83609</text:p>
          </table:table-cell>
          <table:table-cell office:value-type="float" office:value="148.27066" calcext:value-type="float">
            <text:p>148.27066</text:p>
          </table:table-cell>
          <table:table-cell office:value-type="float" office:value="183.69491" calcext:value-type="float">
            <text:p>183.69491</text:p>
          </table:table-cell>
          <table:table-cell office:value-type="float" office:value="183.68666" calcext:value-type="float">
            <text:p>183.68666</text:p>
          </table:table-cell>
          <table:table-cell office:value-type="float" office:value="182.46388" calcext:value-type="float">
            <text:p>182.46388</text:p>
          </table:table-cell>
          <table:table-cell office:value-type="float" office:value="180.84535" calcext:value-type="float">
            <text:p>180.84535</text:p>
          </table:table-cell>
          <table:table-cell office:value-type="float" office:value="184.09815" calcext:value-type="float">
            <text:p>184.09815</text:p>
          </table:table-cell>
          <table:table-cell office:value-type="float" office:value="12.52212" calcext:value-type="float">
            <text:p>12.5221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134.47032" calcext:value-type="float">
            <text:p>134.47032</text:p>
          </table:table-cell>
          <table:table-cell office:value-type="float" office:value="148.12056" calcext:value-type="float">
            <text:p>148.12056</text:p>
          </table:table-cell>
          <table:table-cell office:value-type="float" office:value="183.55789" calcext:value-type="float">
            <text:p>183.55789</text:p>
          </table:table-cell>
          <table:table-cell office:value-type="float" office:value="183.62595" calcext:value-type="float">
            <text:p>183.62595</text:p>
          </table:table-cell>
          <table:table-cell office:value-type="float" office:value="182.62933" calcext:value-type="float">
            <text:p>182.62933</text:p>
          </table:table-cell>
          <table:table-cell office:value-type="float" office:value="180.88997" calcext:value-type="float">
            <text:p>180.88997</text:p>
          </table:table-cell>
          <table:table-cell office:value-type="float" office:value="184.15845" calcext:value-type="float">
            <text:p>184.15845</text:p>
          </table:table-cell>
          <table:table-cell office:value-type="float" office:value="12.57166" calcext:value-type="float">
            <text:p>12.5716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135.08331" calcext:value-type="float">
            <text:p>135.08331</text:p>
          </table:table-cell>
          <table:table-cell office:value-type="float" office:value="147.95274" calcext:value-type="float">
            <text:p>147.95274</text:p>
          </table:table-cell>
          <table:table-cell office:value-type="float" office:value="183.42765" calcext:value-type="float">
            <text:p>183.42765</text:p>
          </table:table-cell>
          <table:table-cell office:value-type="float" office:value="183.56527" calcext:value-type="float">
            <text:p>183.56527</text:p>
          </table:table-cell>
          <table:table-cell office:value-type="float" office:value="182.80273" calcext:value-type="float">
            <text:p>182.80273</text:p>
          </table:table-cell>
          <table:table-cell office:value-type="float" office:value="180.99984" calcext:value-type="float">
            <text:p>180.99984</text:p>
          </table:table-cell>
          <table:table-cell office:value-type="float" office:value="184.2247" calcext:value-type="float">
            <text:p>184.2247</text:p>
          </table:table-cell>
          <table:table-cell office:value-type="float" office:value="12.61568" calcext:value-type="float">
            <text:p>12.615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135.68045" calcext:value-type="float">
            <text:p>135.68045</text:p>
          </table:table-cell>
          <table:table-cell office:value-type="float" office:value="147.76828" calcext:value-type="float">
            <text:p>147.76828</text:p>
          </table:table-cell>
          <table:table-cell office:value-type="float" office:value="183.32542" calcext:value-type="float">
            <text:p>183.32542</text:p>
          </table:table-cell>
          <table:table-cell office:value-type="float" office:value="183.50661" calcext:value-type="float">
            <text:p>183.50661</text:p>
          </table:table-cell>
          <table:table-cell office:value-type="float" office:value="182.98569" calcext:value-type="float">
            <text:p>182.98569</text:p>
          </table:table-cell>
          <table:table-cell office:value-type="float" office:value="181.14274" calcext:value-type="float">
            <text:p>181.14274</text:p>
          </table:table-cell>
          <table:table-cell office:value-type="float" office:value="184.29647" calcext:value-type="float">
            <text:p>184.29647</text:p>
          </table:table-cell>
          <table:table-cell office:value-type="float" office:value="12.65376" calcext:value-type="float">
            <text:p>12.6537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136.26216" calcext:value-type="float">
            <text:p>136.26216</text:p>
          </table:table-cell>
          <table:table-cell office:value-type="float" office:value="147.56891" calcext:value-type="float">
            <text:p>147.56891</text:p>
          </table:table-cell>
          <table:table-cell office:value-type="float" office:value="183.25761" calcext:value-type="float">
            <text:p>183.25761</text:p>
          </table:table-cell>
          <table:table-cell office:value-type="float" office:value="183.45159" calcext:value-type="float">
            <text:p>183.45159</text:p>
          </table:table-cell>
          <table:table-cell office:value-type="float" office:value="183.16615" calcext:value-type="float">
            <text:p>183.16615</text:p>
          </table:table-cell>
          <table:table-cell office:value-type="float" office:value="181.28545" calcext:value-type="float">
            <text:p>181.28545</text:p>
          </table:table-cell>
          <table:table-cell office:value-type="float" office:value="184.37323" calcext:value-type="float">
            <text:p>184.37323</text:p>
          </table:table-cell>
          <table:table-cell office:value-type="float" office:value="12.68549" calcext:value-type="float">
            <text:p>12.6854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136.82329" calcext:value-type="float">
            <text:p>136.82329</text:p>
          </table:table-cell>
          <table:table-cell office:value-type="float" office:value="147.35678" calcext:value-type="float">
            <text:p>147.35678</text:p>
          </table:table-cell>
          <table:table-cell office:value-type="float" office:value="183.21537" calcext:value-type="float">
            <text:p>183.21537</text:p>
          </table:table-cell>
          <table:table-cell office:value-type="float" office:value="183.4015" calcext:value-type="float">
            <text:p>183.4015</text:p>
          </table:table-cell>
          <table:table-cell office:value-type="float" office:value="183.34767" calcext:value-type="float">
            <text:p>183.34767</text:p>
          </table:table-cell>
          <table:table-cell office:value-type="float" office:value="181.42831" calcext:value-type="float">
            <text:p>181.42831</text:p>
          </table:table-cell>
          <table:table-cell office:value-type="float" office:value="184.45347" calcext:value-type="float">
            <text:p>184.45347</text:p>
          </table:table-cell>
          <table:table-cell office:value-type="float" office:value="12.71062" calcext:value-type="float">
            <text:p>12.7106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137.36357" calcext:value-type="float">
            <text:p>137.36357</text:p>
          </table:table-cell>
          <table:table-cell office:value-type="float" office:value="147.13421" calcext:value-type="float">
            <text:p>147.13421</text:p>
          </table:table-cell>
          <table:table-cell office:value-type="float" office:value="183.18455" calcext:value-type="float">
            <text:p>183.18455</text:p>
          </table:table-cell>
          <table:table-cell office:value-type="float" office:value="183.35705" calcext:value-type="float">
            <text:p>183.35705</text:p>
          </table:table-cell>
          <table:table-cell office:value-type="float" office:value="183.53295" calcext:value-type="float">
            <text:p>183.53295</text:p>
          </table:table-cell>
          <table:table-cell office:value-type="float" office:value="181.318" calcext:value-type="float">
            <text:p>181.318</text:p>
          </table:table-cell>
          <table:table-cell office:value-type="float" office:value="184.53732" calcext:value-type="float">
            <text:p>184.53732</text:p>
          </table:table-cell>
          <table:table-cell office:value-type="float" office:value="12.729" calcext:value-type="float">
            <text:p>12.72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137.88342" calcext:value-type="float">
            <text:p>137.88342</text:p>
          </table:table-cell>
          <table:table-cell office:value-type="float" office:value="146.90361" calcext:value-type="float">
            <text:p>146.90361</text:p>
          </table:table-cell>
          <table:table-cell office:value-type="float" office:value="183.16418" calcext:value-type="float">
            <text:p>183.16418</text:p>
          </table:table-cell>
          <table:table-cell office:value-type="float" office:value="183.31835" calcext:value-type="float">
            <text:p>183.31835</text:p>
          </table:table-cell>
          <table:table-cell office:value-type="float" office:value="183.72394" calcext:value-type="float">
            <text:p>183.72394</text:p>
          </table:table-cell>
          <table:table-cell office:value-type="float" office:value="181.21705" calcext:value-type="float">
            <text:p>181.21705</text:p>
          </table:table-cell>
          <table:table-cell office:value-type="float" office:value="184.62441" calcext:value-type="float">
            <text:p>184.62441</text:p>
          </table:table-cell>
          <table:table-cell office:value-type="float" office:value="12.74066" calcext:value-type="float">
            <text:p>12.7406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138.38072" calcext:value-type="float">
            <text:p>138.38072</text:p>
          </table:table-cell>
          <table:table-cell office:value-type="float" office:value="146.66724" calcext:value-type="float">
            <text:p>146.66724</text:p>
          </table:table-cell>
          <table:table-cell office:value-type="float" office:value="183.15853" calcext:value-type="float">
            <text:p>183.15853</text:p>
          </table:table-cell>
          <table:table-cell office:value-type="float" office:value="183.28495" calcext:value-type="float">
            <text:p>183.28495</text:p>
          </table:table-cell>
          <table:table-cell office:value-type="float" office:value="183.92372" calcext:value-type="float">
            <text:p>183.92372</text:p>
          </table:table-cell>
          <table:table-cell office:value-type="float" office:value="181.10711" calcext:value-type="float">
            <text:p>181.10711</text:p>
          </table:table-cell>
          <table:table-cell office:value-type="float" office:value="184.71399" calcext:value-type="float">
            <text:p>184.71399</text:p>
          </table:table-cell>
          <table:table-cell office:value-type="float" office:value="12.7458" calcext:value-type="float">
            <text:p>12.745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138.85645" calcext:value-type="float">
            <text:p>138.85645</text:p>
          </table:table-cell>
          <table:table-cell office:value-type="float" office:value="146.42714" calcext:value-type="float">
            <text:p>146.42714</text:p>
          </table:table-cell>
          <table:table-cell office:value-type="float" office:value="183.16267" calcext:value-type="float">
            <text:p>183.16267</text:p>
          </table:table-cell>
          <table:table-cell office:value-type="float" office:value="183.25619" calcext:value-type="float">
            <text:p>183.25619</text:p>
          </table:table-cell>
          <table:table-cell office:value-type="float" office:value="184.12897" calcext:value-type="float">
            <text:p>184.12897</text:p>
          </table:table-cell>
          <table:table-cell office:value-type="float" office:value="180.99984" calcext:value-type="float">
            <text:p>180.99984</text:p>
          </table:table-cell>
          <table:table-cell office:value-type="float" office:value="184.79184" calcext:value-type="float">
            <text:p>184.79184</text:p>
          </table:table-cell>
          <table:table-cell office:value-type="float" office:value="12.74486" calcext:value-type="float">
            <text:p>12.7448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139.30859" calcext:value-type="float">
            <text:p>139.30859</text:p>
          </table:table-cell>
          <table:table-cell office:value-type="float" office:value="146.18505" calcext:value-type="float">
            <text:p>146.18505</text:p>
          </table:table-cell>
          <table:table-cell office:value-type="float" office:value="183.16393" calcext:value-type="float">
            <text:p>183.16393</text:p>
          </table:table-cell>
          <table:table-cell office:value-type="float" office:value="183.231" calcext:value-type="float">
            <text:p>183.231</text:p>
          </table:table-cell>
          <table:table-cell office:value-type="float" office:value="184.33322" calcext:value-type="float">
            <text:p>184.33322</text:p>
          </table:table-cell>
          <table:table-cell office:value-type="float" office:value="181.14274" calcext:value-type="float">
            <text:p>181.14274</text:p>
          </table:table-cell>
          <table:table-cell office:value-type="float" office:value="184.85647" calcext:value-type="float">
            <text:p>184.85647</text:p>
          </table:table-cell>
          <table:table-cell office:value-type="float" office:value="12.73847" calcext:value-type="float">
            <text:p>12.7384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139.73799" calcext:value-type="float">
            <text:p>139.73799</text:p>
          </table:table-cell>
          <table:table-cell office:value-type="float" office:value="145.94235" calcext:value-type="float">
            <text:p>145.94235</text:p>
          </table:table-cell>
          <table:table-cell office:value-type="float" office:value="183.17996" calcext:value-type="float">
            <text:p>183.17996</text:p>
          </table:table-cell>
          <table:table-cell office:value-type="float" office:value="183.20799" calcext:value-type="float">
            <text:p>183.20799</text:p>
          </table:table-cell>
          <table:table-cell office:value-type="float" office:value="184.53082" calcext:value-type="float">
            <text:p>184.53082</text:p>
          </table:table-cell>
          <table:table-cell office:value-type="float" office:value="181.28545" calcext:value-type="float">
            <text:p>181.28545</text:p>
          </table:table-cell>
          <table:table-cell office:value-type="float" office:value="184.90567" calcext:value-type="float">
            <text:p>184.90567</text:p>
          </table:table-cell>
          <table:table-cell office:value-type="float" office:value="12.72744" calcext:value-type="float">
            <text:p>12.727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140.13757" calcext:value-type="float">
            <text:p>140.13757</text:p>
          </table:table-cell>
          <table:table-cell office:value-type="float" office:value="145.7001" calcext:value-type="float">
            <text:p>145.7001</text:p>
          </table:table-cell>
          <table:table-cell office:value-type="float" office:value="183.20356" calcext:value-type="float">
            <text:p>183.20356</text:p>
          </table:table-cell>
          <table:table-cell office:value-type="float" office:value="183.1855" calcext:value-type="float">
            <text:p>183.1855</text:p>
          </table:table-cell>
          <table:table-cell office:value-type="float" office:value="184.71125" calcext:value-type="float">
            <text:p>184.71125</text:p>
          </table:table-cell>
          <table:table-cell office:value-type="float" office:value="181.42831" calcext:value-type="float">
            <text:p>181.42831</text:p>
          </table:table-cell>
          <table:table-cell office:value-type="float" office:value="184.93845" calcext:value-type="float">
            <text:p>184.93845</text:p>
          </table:table-cell>
          <table:table-cell office:value-type="float" office:value="12.71279" calcext:value-type="float">
            <text:p>12.7127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140.50371" calcext:value-type="float">
            <text:p>140.50371</text:p>
          </table:table-cell>
          <table:table-cell office:value-type="float" office:value="145.45904" calcext:value-type="float">
            <text:p>145.45904</text:p>
          </table:table-cell>
          <table:table-cell office:value-type="float" office:value="183.23034" calcext:value-type="float">
            <text:p>183.23034</text:p>
          </table:table-cell>
          <table:table-cell office:value-type="float" office:value="183.16168" calcext:value-type="float">
            <text:p>183.16168</text:p>
          </table:table-cell>
          <table:table-cell office:value-type="float" office:value="184.87119" calcext:value-type="float">
            <text:p>184.87119</text:p>
          </table:table-cell>
          <table:table-cell office:value-type="float" office:value="181.39273" calcext:value-type="float">
            <text:p>181.39273</text:p>
          </table:table-cell>
          <table:table-cell office:value-type="float" office:value="184.95394" calcext:value-type="float">
            <text:p>184.95394</text:p>
          </table:table-cell>
          <table:table-cell office:value-type="float" office:value="12.69566" calcext:value-type="float">
            <text:p>12.6956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140.83711" calcext:value-type="float">
            <text:p>140.83711</text:p>
          </table:table-cell>
          <table:table-cell office:value-type="float" office:value="145.21967" calcext:value-type="float">
            <text:p>145.21967</text:p>
          </table:table-cell>
          <table:table-cell office:value-type="float" office:value="183.25146" calcext:value-type="float">
            <text:p>183.25146</text:p>
          </table:table-cell>
          <table:table-cell office:value-type="float" office:value="183.13435" calcext:value-type="float">
            <text:p>183.13435</text:p>
          </table:table-cell>
          <table:table-cell office:value-type="float" office:value="184.99538" calcext:value-type="float">
            <text:p>184.99538</text:p>
          </table:table-cell>
          <table:table-cell office:value-type="float" office:value="181.36013" calcext:value-type="float">
            <text:p>181.36013</text:p>
          </table:table-cell>
          <table:table-cell office:value-type="float" office:value="184.935" calcext:value-type="float">
            <text:p>184.935</text:p>
          </table:table-cell>
          <table:table-cell office:value-type="float" office:value="12.67727" calcext:value-type="float">
            <text:p>12.6772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141.14105" calcext:value-type="float">
            <text:p>141.14105</text:p>
          </table:table-cell>
          <table:table-cell office:value-type="float" office:value="144.98242" calcext:value-type="float">
            <text:p>144.98242</text:p>
          </table:table-cell>
          <table:table-cell office:value-type="float" office:value="183.26433" calcext:value-type="float">
            <text:p>183.26433</text:p>
          </table:table-cell>
          <table:table-cell office:value-type="float" office:value="183.10151" calcext:value-type="float">
            <text:p>183.10151</text:p>
          </table:table-cell>
          <table:table-cell office:value-type="float" office:value="185.10702" calcext:value-type="float">
            <text:p>185.10702</text:p>
          </table:table-cell>
          <table:table-cell office:value-type="float" office:value="181.31837" calcext:value-type="float">
            <text:p>181.31837</text:p>
          </table:table-cell>
          <table:table-cell office:value-type="float" office:value="184.98448" calcext:value-type="float">
            <text:p>184.98448</text:p>
          </table:table-cell>
          <table:table-cell office:value-type="float" office:value="12.6589" calcext:value-type="float">
            <text:p>12.658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141.41719" calcext:value-type="float">
            <text:p>141.41719</text:p>
          </table:table-cell>
          <table:table-cell office:value-type="float" office:value="144.74763" calcext:value-type="float">
            <text:p>144.74763</text:p>
          </table:table-cell>
          <table:table-cell office:value-type="float" office:value="183.2509" calcext:value-type="float">
            <text:p>183.2509</text:p>
          </table:table-cell>
          <table:table-cell office:value-type="float" office:value="183.06138" calcext:value-type="float">
            <text:p>183.06138</text:p>
          </table:table-cell>
          <table:table-cell office:value-type="float" office:value="185.19828" calcext:value-type="float">
            <text:p>185.19828</text:p>
          </table:table-cell>
          <table:table-cell office:value-type="float" office:value="181.28545" calcext:value-type="float">
            <text:p>181.28545</text:p>
          </table:table-cell>
          <table:table-cell office:value-type="float" office:value="185.02863" calcext:value-type="float">
            <text:p>185.02863</text:p>
          </table:table-cell>
          <table:table-cell office:value-type="float" office:value="12.64177" calcext:value-type="float">
            <text:p>12.6417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141.66591" calcext:value-type="float">
            <text:p>141.66591</text:p>
          </table:table-cell>
          <table:table-cell office:value-type="float" office:value="144.51558" calcext:value-type="float">
            <text:p>144.51558</text:p>
          </table:table-cell>
          <table:table-cell office:value-type="float" office:value="183.21591" calcext:value-type="float">
            <text:p>183.21591</text:p>
          </table:table-cell>
          <table:table-cell office:value-type="float" office:value="183.01253" calcext:value-type="float">
            <text:p>183.01253</text:p>
          </table:table-cell>
          <table:table-cell office:value-type="float" office:value="185.26295" calcext:value-type="float">
            <text:p>185.26295</text:p>
          </table:table-cell>
          <table:table-cell office:value-type="float" office:value="181.50303" calcext:value-type="float">
            <text:p>181.50303</text:p>
          </table:table-cell>
          <table:table-cell office:value-type="float" office:value="185.00184" calcext:value-type="float">
            <text:p>185.00184</text:p>
          </table:table-cell>
          <table:table-cell office:value-type="float" office:value="12.62702" calcext:value-type="float">
            <text:p>12.6270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141.88869" calcext:value-type="float">
            <text:p>141.88869</text:p>
          </table:table-cell>
          <table:table-cell office:value-type="float" office:value="144.2865" calcext:value-type="float">
            <text:p>144.2865</text:p>
          </table:table-cell>
          <table:table-cell office:value-type="float" office:value="183.17166" calcext:value-type="float">
            <text:p>183.17166</text:p>
          </table:table-cell>
          <table:table-cell office:value-type="float" office:value="182.954" calcext:value-type="float">
            <text:p>182.954</text:p>
          </table:table-cell>
          <table:table-cell office:value-type="float" office:value="185.29664" calcext:value-type="float">
            <text:p>185.29664</text:p>
          </table:table-cell>
          <table:table-cell office:value-type="float" office:value="181.71072" calcext:value-type="float">
            <text:p>181.71072</text:p>
          </table:table-cell>
          <table:table-cell office:value-type="float" office:value="184.97664" calcext:value-type="float">
            <text:p>184.97664</text:p>
          </table:table-cell>
          <table:table-cell office:value-type="float" office:value="12.6156" calcext:value-type="float">
            <text:p>12.615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142.09079" calcext:value-type="float">
            <text:p>142.09079</text:p>
          </table:table-cell>
          <table:table-cell office:value-type="float" office:value="144.06052" calcext:value-type="float">
            <text:p>144.06052</text:p>
          </table:table-cell>
          <table:table-cell office:value-type="float" office:value="183.10602" calcext:value-type="float">
            <text:p>183.10602</text:p>
          </table:table-cell>
          <table:table-cell office:value-type="float" office:value="182.88536" calcext:value-type="float">
            <text:p>182.88536</text:p>
          </table:table-cell>
          <table:table-cell office:value-type="float" office:value="185.30268" calcext:value-type="float">
            <text:p>185.30268</text:p>
          </table:table-cell>
          <table:table-cell office:value-type="float" office:value="181.91784" calcext:value-type="float">
            <text:p>181.91784</text:p>
          </table:table-cell>
          <table:table-cell office:value-type="float" office:value="184.95394" calcext:value-type="float">
            <text:p>184.95394</text:p>
          </table:table-cell>
          <table:table-cell office:value-type="float" office:value="12.60821" calcext:value-type="float">
            <text:p>12.6082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142.27727" calcext:value-type="float">
            <text:p>142.27727</text:p>
          </table:table-cell>
          <table:table-cell office:value-type="float" office:value="143.83759" calcext:value-type="float">
            <text:p>143.83759</text:p>
          </table:table-cell>
          <table:table-cell office:value-type="float" office:value="183.02044" calcext:value-type="float">
            <text:p>183.02044</text:p>
          </table:table-cell>
          <table:table-cell office:value-type="float" office:value="182.80649" calcext:value-type="float">
            <text:p>182.80649</text:p>
          </table:table-cell>
          <table:table-cell office:value-type="float" office:value="185.26886" calcext:value-type="float">
            <text:p>185.26886</text:p>
          </table:table-cell>
          <table:table-cell office:value-type="float" office:value="182.12389" calcext:value-type="float">
            <text:p>182.12389</text:p>
          </table:table-cell>
          <table:table-cell office:value-type="float" office:value="184.935" calcext:value-type="float">
            <text:p>184.935</text:p>
          </table:table-cell>
          <table:table-cell office:value-type="float" office:value="12.60527" calcext:value-type="float">
            <text:p>12.6052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142.45644" calcext:value-type="float">
            <text:p>142.45644</text:p>
          </table:table-cell>
          <table:table-cell office:value-type="float" office:value="143.61743" calcext:value-type="float">
            <text:p>143.61743</text:p>
          </table:table-cell>
          <table:table-cell office:value-type="float" office:value="182.92696" calcext:value-type="float">
            <text:p>182.92696</text:p>
          </table:table-cell>
          <table:table-cell office:value-type="float" office:value="182.71763" calcext:value-type="float">
            <text:p>182.71763</text:p>
          </table:table-cell>
          <table:table-cell office:value-type="float" office:value="185.20291" calcext:value-type="float">
            <text:p>185.20291</text:p>
          </table:table-cell>
          <table:table-cell office:value-type="float" office:value="182.32566" calcext:value-type="float">
            <text:p>182.32566</text:p>
          </table:table-cell>
          <table:table-cell office:value-type="float" office:value="184.91928" calcext:value-type="float">
            <text:p>184.91928</text:p>
          </table:table-cell>
          <table:table-cell office:value-type="float" office:value="12.60684" calcext:value-type="float">
            <text:p>12.6068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142.63397" calcext:value-type="float">
            <text:p>142.63397</text:p>
          </table:table-cell>
          <table:table-cell office:value-type="float" office:value="143.39956" calcext:value-type="float">
            <text:p>143.39956</text:p>
          </table:table-cell>
          <table:table-cell office:value-type="float" office:value="182.81609" calcext:value-type="float">
            <text:p>182.81609</text:p>
          </table:table-cell>
          <table:table-cell office:value-type="float" office:value="182.6194" calcext:value-type="float">
            <text:p>182.6194</text:p>
          </table:table-cell>
          <table:table-cell office:value-type="float" office:value="185.10362" calcext:value-type="float">
            <text:p>185.10362</text:p>
          </table:table-cell>
          <table:table-cell office:value-type="float" office:value="182.51825" calcext:value-type="float">
            <text:p>182.51825</text:p>
          </table:table-cell>
          <table:table-cell office:value-type="float" office:value="184.90575" calcext:value-type="float">
            <text:p>184.90575</text:p>
          </table:table-cell>
          <table:table-cell office:value-type="float" office:value="12.61263" calcext:value-type="float">
            <text:p>12.6126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142.81346" calcext:value-type="float">
            <text:p>142.81346</text:p>
          </table:table-cell>
          <table:table-cell office:value-type="float" office:value="143.1832" calcext:value-type="float">
            <text:p>143.1832</text:p>
          </table:table-cell>
          <table:table-cell office:value-type="float" office:value="182.69053" calcext:value-type="float">
            <text:p>182.69053</text:p>
          </table:table-cell>
          <table:table-cell office:value-type="float" office:value="182.51288" calcext:value-type="float">
            <text:p>182.51288</text:p>
          </table:table-cell>
          <table:table-cell office:value-type="float" office:value="184.98034" calcext:value-type="float">
            <text:p>184.98034</text:p>
          </table:table-cell>
          <table:table-cell office:value-type="float" office:value="182.70023" calcext:value-type="float">
            <text:p>182.70023</text:p>
          </table:table-cell>
          <table:table-cell office:value-type="float" office:value="184.89536" calcext:value-type="float">
            <text:p>184.89536</text:p>
          </table:table-cell>
          <table:table-cell office:value-type="float" office:value="12.62199" calcext:value-type="float">
            <text:p>12.6219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142.99315" calcext:value-type="float">
            <text:p>142.99315</text:p>
          </table:table-cell>
          <table:table-cell office:value-type="float" office:value="142.96725" calcext:value-type="float">
            <text:p>142.96725</text:p>
          </table:table-cell>
          <table:table-cell office:value-type="float" office:value="182.54603" calcext:value-type="float">
            <text:p>182.54603</text:p>
          </table:table-cell>
          <table:table-cell office:value-type="float" office:value="182.39968" calcext:value-type="float">
            <text:p>182.39968</text:p>
          </table:table-cell>
          <table:table-cell office:value-type="float" office:value="184.83044" calcext:value-type="float">
            <text:p>184.83044</text:p>
          </table:table-cell>
          <table:table-cell office:value-type="float" office:value="183.04095" calcext:value-type="float">
            <text:p>183.04095</text:p>
          </table:table-cell>
          <table:table-cell office:value-type="float" office:value="184.8888" calcext:value-type="float">
            <text:p>184.8888</text:p>
          </table:table-cell>
          <table:table-cell office:value-type="float" office:value="12.6339" calcext:value-type="float">
            <text:p>12.633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143.17406" calcext:value-type="float">
            <text:p>143.17406</text:p>
          </table:table-cell>
          <table:table-cell office:value-type="float" office:value="142.75021" calcext:value-type="float">
            <text:p>142.75021</text:p>
          </table:table-cell>
          <table:table-cell office:value-type="float" office:value="182.37235" calcext:value-type="float">
            <text:p>182.37235</text:p>
          </table:table-cell>
          <table:table-cell office:value-type="float" office:value="182.28192" calcext:value-type="float">
            <text:p>182.28192</text:p>
          </table:table-cell>
          <table:table-cell office:value-type="float" office:value="184.67773" calcext:value-type="float">
            <text:p>184.67773</text:p>
          </table:table-cell>
          <table:table-cell office:value-type="float" office:value="183.34335" calcext:value-type="float">
            <text:p>183.34335</text:p>
          </table:table-cell>
          <table:table-cell office:value-type="float" office:value="184.88615" calcext:value-type="float">
            <text:p>184.88615</text:p>
          </table:table-cell>
          <table:table-cell office:value-type="float" office:value="12.64708" calcext:value-type="float">
            <text:p>12.6470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143.35822" calcext:value-type="float">
            <text:p>143.35822</text:p>
          </table:table-cell>
          <table:table-cell office:value-type="float" office:value="142.53028" calcext:value-type="float">
            <text:p>142.53028</text:p>
          </table:table-cell>
          <table:table-cell office:value-type="float" office:value="182.17191" calcext:value-type="float">
            <text:p>182.17191</text:p>
          </table:table-cell>
          <table:table-cell office:value-type="float" office:value="182.16174" calcext:value-type="float">
            <text:p>182.16174</text:p>
          </table:table-cell>
          <table:table-cell office:value-type="float" office:value="184.5102" calcext:value-type="float">
            <text:p>184.5102</text:p>
          </table:table-cell>
          <table:table-cell office:value-type="float" office:value="183.61605" calcext:value-type="float">
            <text:p>183.61605</text:p>
          </table:table-cell>
          <table:table-cell office:value-type="float" office:value="184.888" calcext:value-type="float">
            <text:p>184.888</text:p>
          </table:table-cell>
          <table:table-cell office:value-type="float" office:value="12.66" calcext:value-type="float">
            <text:p>12.6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143.54396" calcext:value-type="float">
            <text:p>143.54396</text:p>
          </table:table-cell>
          <table:table-cell office:value-type="float" office:value="142.30541" calcext:value-type="float">
            <text:p>142.30541</text:p>
          </table:table-cell>
          <table:table-cell office:value-type="float" office:value="181.9864" calcext:value-type="float">
            <text:p>181.9864</text:p>
          </table:table-cell>
          <table:table-cell office:value-type="float" office:value="182.04132" calcext:value-type="float">
            <text:p>182.04132</text:p>
          </table:table-cell>
          <table:table-cell office:value-type="float" office:value="184.33116" calcext:value-type="float">
            <text:p>184.33116</text:p>
          </table:table-cell>
          <table:table-cell office:value-type="float" office:value="183.84674" calcext:value-type="float">
            <text:p>183.84674</text:p>
          </table:table-cell>
          <table:table-cell office:value-type="float" office:value="184.89466" calcext:value-type="float">
            <text:p>184.89466</text:p>
          </table:table-cell>
          <table:table-cell office:value-type="float" office:value="12.67098" calcext:value-type="float">
            <text:p>12.6709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143.72783" calcext:value-type="float">
            <text:p>143.72783</text:p>
          </table:table-cell>
          <table:table-cell office:value-type="float" office:value="142.07346" calcext:value-type="float">
            <text:p>142.07346</text:p>
          </table:table-cell>
          <table:table-cell office:value-type="float" office:value="181.81673" calcext:value-type="float">
            <text:p>181.81673</text:p>
          </table:table-cell>
          <table:table-cell office:value-type="float" office:value="181.92281" calcext:value-type="float">
            <text:p>181.92281</text:p>
          </table:table-cell>
          <table:table-cell office:value-type="float" office:value="184.14287" calcext:value-type="float">
            <text:p>184.14287</text:p>
          </table:table-cell>
          <table:table-cell office:value-type="float" office:value="184.04793" calcext:value-type="float">
            <text:p>184.04793</text:p>
          </table:table-cell>
          <table:table-cell office:value-type="float" office:value="184.90567" calcext:value-type="float">
            <text:p>184.90567</text:p>
          </table:table-cell>
          <table:table-cell office:value-type="float" office:value="12.67831" calcext:value-type="float">
            <text:p>12.6783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143.90266" calcext:value-type="float">
            <text:p>143.90266</text:p>
          </table:table-cell>
          <table:table-cell office:value-type="float" office:value="141.83232" calcext:value-type="float">
            <text:p>141.83232</text:p>
          </table:table-cell>
          <table:table-cell office:value-type="float" office:value="181.65911" calcext:value-type="float">
            <text:p>181.65911</text:p>
          </table:table-cell>
          <table:table-cell office:value-type="float" office:value="181.80843" calcext:value-type="float">
            <text:p>181.80843</text:p>
          </table:table-cell>
          <table:table-cell office:value-type="float" office:value="183.94645" calcext:value-type="float">
            <text:p>183.94645</text:p>
          </table:table-cell>
          <table:table-cell office:value-type="float" office:value="184.21381" calcext:value-type="float">
            <text:p>184.21381</text:p>
          </table:table-cell>
          <table:table-cell office:value-type="float" office:value="184.93845" calcext:value-type="float">
            <text:p>184.93845</text:p>
          </table:table-cell>
          <table:table-cell office:value-type="float" office:value="12.68034" calcext:value-type="float">
            <text:p>12.6803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144.06168" calcext:value-type="float">
            <text:p>144.06168</text:p>
          </table:table-cell>
          <table:table-cell office:value-type="float" office:value="141.58008" calcext:value-type="float">
            <text:p>141.58008</text:p>
          </table:table-cell>
          <table:table-cell office:value-type="float" office:value="181.51521" calcext:value-type="float">
            <text:p>181.51521</text:p>
          </table:table-cell>
          <table:table-cell office:value-type="float" office:value="181.70003" calcext:value-type="float">
            <text:p>181.70003</text:p>
          </table:table-cell>
          <table:table-cell office:value-type="float" office:value="183.7376" calcext:value-type="float">
            <text:p>183.7376</text:p>
          </table:table-cell>
          <table:table-cell office:value-type="float" office:value="184.34546" calcext:value-type="float">
            <text:p>184.34546</text:p>
          </table:table-cell>
          <table:table-cell office:value-type="float" office:value="184.89583" calcext:value-type="float">
            <text:p>184.89583</text:p>
          </table:table-cell>
          <table:table-cell office:value-type="float" office:value="12.67554" calcext:value-type="float">
            <text:p>12.6755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144.20137" calcext:value-type="float">
            <text:p>144.20137</text:p>
          </table:table-cell>
          <table:table-cell office:value-type="float" office:value="141.31509" calcext:value-type="float">
            <text:p>141.31509</text:p>
          </table:table-cell>
          <table:table-cell office:value-type="float" office:value="181.38609" calcext:value-type="float">
            <text:p>181.38609</text:p>
          </table:table-cell>
          <table:table-cell office:value-type="float" office:value="181.59913" calcext:value-type="float">
            <text:p>181.59913</text:p>
          </table:table-cell>
          <table:table-cell office:value-type="float" office:value="183.53863" calcext:value-type="float">
            <text:p>183.53863</text:p>
          </table:table-cell>
          <table:table-cell office:value-type="float" office:value="184.44202" calcext:value-type="float">
            <text:p>184.44202</text:p>
          </table:table-cell>
          <table:table-cell office:value-type="float" office:value="184.84196" calcext:value-type="float">
            <text:p>184.84196</text:p>
          </table:table-cell>
          <table:table-cell office:value-type="float" office:value="12.66267" calcext:value-type="float">
            <text:p>12.662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144.31883" calcext:value-type="float">
            <text:p>144.31883</text:p>
          </table:table-cell>
          <table:table-cell office:value-type="float" office:value="141.0361" calcext:value-type="float">
            <text:p>141.0361</text:p>
          </table:table-cell>
          <table:table-cell office:value-type="float" office:value="181.2731" calcext:value-type="float">
            <text:p>181.2731</text:p>
          </table:table-cell>
          <table:table-cell office:value-type="float" office:value="181.50703" calcext:value-type="float">
            <text:p>181.50703</text:p>
          </table:table-cell>
          <table:table-cell office:value-type="float" office:value="183.34622" calcext:value-type="float">
            <text:p>183.34622</text:p>
          </table:table-cell>
          <table:table-cell office:value-type="float" office:value="184.51477" calcext:value-type="float">
            <text:p>184.51477</text:p>
          </table:table-cell>
          <table:table-cell office:value-type="float" office:value="184.84117" calcext:value-type="float">
            <text:p>184.84117</text:p>
          </table:table-cell>
          <table:table-cell office:value-type="float" office:value="12.6408" calcext:value-type="float">
            <text:p>12.640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144.4124" calcext:value-type="float">
            <text:p>144.4124</text:p>
          </table:table-cell>
          <table:table-cell office:value-type="float" office:value="140.74233" calcext:value-type="float">
            <text:p>140.74233</text:p>
          </table:table-cell>
          <table:table-cell office:value-type="float" office:value="181.17348" calcext:value-type="float">
            <text:p>181.17348</text:p>
          </table:table-cell>
          <table:table-cell office:value-type="float" office:value="181.42469" calcext:value-type="float">
            <text:p>181.42469</text:p>
          </table:table-cell>
          <table:table-cell office:value-type="float" office:value="183.16303" calcext:value-type="float">
            <text:p>183.16303</text:p>
          </table:table-cell>
          <table:table-cell office:value-type="float" office:value="184.56327" calcext:value-type="float">
            <text:p>184.56327</text:p>
          </table:table-cell>
          <table:table-cell office:value-type="float" office:value="184.8211" calcext:value-type="float">
            <text:p>184.8211</text:p>
          </table:table-cell>
          <table:table-cell office:value-type="float" office:value="12.60937" calcext:value-type="float">
            <text:p>12.6093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144.47858" calcext:value-type="float">
            <text:p>144.47858</text:p>
          </table:table-cell>
          <table:table-cell office:value-type="float" office:value="140.43356" calcext:value-type="float">
            <text:p>140.43356</text:p>
          </table:table-cell>
          <table:table-cell office:value-type="float" office:value="181.09174" calcext:value-type="float">
            <text:p>181.09174</text:p>
          </table:table-cell>
          <table:table-cell office:value-type="float" office:value="181.35259" calcext:value-type="float">
            <text:p>181.35259</text:p>
          </table:table-cell>
          <table:table-cell office:value-type="float" office:value="182.98663" calcext:value-type="float">
            <text:p>182.98663</text:p>
          </table:table-cell>
          <table:table-cell office:value-type="float" office:value="184.60096" calcext:value-type="float">
            <text:p>184.60096</text:p>
          </table:table-cell>
          <table:table-cell office:value-type="float" office:value="184.78119" calcext:value-type="float">
            <text:p>184.78119</text:p>
          </table:table-cell>
          <table:table-cell office:value-type="float" office:value="12.56826" calcext:value-type="float">
            <text:p>12.5682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144.51558" calcext:value-type="float">
            <text:p>144.51558</text:p>
          </table:table-cell>
          <table:table-cell office:value-type="float" office:value="140.11016" calcext:value-type="float">
            <text:p>140.11016</text:p>
          </table:table-cell>
          <table:table-cell office:value-type="float" office:value="181.03644" calcext:value-type="float">
            <text:p>181.03644</text:p>
          </table:table-cell>
          <table:table-cell office:value-type="float" office:value="181.29057" calcext:value-type="float">
            <text:p>181.29057</text:p>
          </table:table-cell>
          <table:table-cell office:value-type="float" office:value="182.82041" calcext:value-type="float">
            <text:p>182.82041</text:p>
          </table:table-cell>
          <table:table-cell office:value-type="float" office:value="184.63265" calcext:value-type="float">
            <text:p>184.63265</text:p>
          </table:table-cell>
          <table:table-cell office:value-type="float" office:value="184.72192" calcext:value-type="float">
            <text:p>184.72192</text:p>
          </table:table-cell>
          <table:table-cell office:value-type="float" office:value="12.51776" calcext:value-type="float">
            <text:p>12.5177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144.52431" calcext:value-type="float">
            <text:p>144.52431</text:p>
          </table:table-cell>
          <table:table-cell office:value-type="float" office:value="139.77305" calcext:value-type="float">
            <text:p>139.77305</text:p>
          </table:table-cell>
          <table:table-cell office:value-type="float" office:value="181.03353" calcext:value-type="float">
            <text:p>181.03353</text:p>
          </table:table-cell>
          <table:table-cell office:value-type="float" office:value="181.23818" calcext:value-type="float">
            <text:p>181.23818</text:p>
          </table:table-cell>
          <table:table-cell office:value-type="float" office:value="182.6544" calcext:value-type="float">
            <text:p>182.6544</text:p>
          </table:table-cell>
          <table:table-cell office:value-type="float" office:value="184.66651" calcext:value-type="float">
            <text:p>184.66651</text:p>
          </table:table-cell>
          <table:table-cell office:value-type="float" office:value="184.6435" calcext:value-type="float">
            <text:p>184.6435</text:p>
          </table:table-cell>
          <table:table-cell office:value-type="float" office:value="12.45855" calcext:value-type="float">
            <text:p>12.4585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144.50124" calcext:value-type="float">
            <text:p>144.50124</text:p>
          </table:table-cell>
          <table:table-cell office:value-type="float" office:value="139.42363" calcext:value-type="float">
            <text:p>139.42363</text:p>
          </table:table-cell>
          <table:table-cell office:value-type="float" office:value="181.05518" calcext:value-type="float">
            <text:p>181.05518</text:p>
          </table:table-cell>
          <table:table-cell office:value-type="float" office:value="181.19494" calcext:value-type="float">
            <text:p>181.19494</text:p>
          </table:table-cell>
          <table:table-cell office:value-type="float" office:value="182.49021" calcext:value-type="float">
            <text:p>182.49021</text:p>
          </table:table-cell>
          <table:table-cell office:value-type="float" office:value="184.68426" calcext:value-type="float">
            <text:p>184.68426</text:p>
          </table:table-cell>
          <table:table-cell office:value-type="float" office:value="184.54767" calcext:value-type="float">
            <text:p>184.54767</text:p>
          </table:table-cell>
          <table:table-cell office:value-type="float" office:value="12.39168" calcext:value-type="float">
            <text:p>12.3916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144.45024" calcext:value-type="float">
            <text:p>144.45024</text:p>
          </table:table-cell>
          <table:table-cell office:value-type="float" office:value="139.06361" calcext:value-type="float">
            <text:p>139.06361</text:p>
          </table:table-cell>
          <table:table-cell office:value-type="float" office:value="181.0757" calcext:value-type="float">
            <text:p>181.0757</text:p>
          </table:table-cell>
          <table:table-cell office:value-type="float" office:value="181.16025" calcext:value-type="float">
            <text:p>181.16025</text:p>
          </table:table-cell>
          <table:table-cell office:value-type="float" office:value="182.33009" calcext:value-type="float">
            <text:p>182.33009</text:p>
          </table:table-cell>
          <table:table-cell office:value-type="float" office:value="184.68438" calcext:value-type="float">
            <text:p>184.68438</text:p>
          </table:table-cell>
          <table:table-cell office:value-type="float" office:value="184.43571" calcext:value-type="float">
            <text:p>184.43571</text:p>
          </table:table-cell>
          <table:table-cell office:value-type="float" office:value="12.31848" calcext:value-type="float">
            <text:p>12.3184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144.37509" calcext:value-type="float">
            <text:p>144.37509</text:p>
          </table:table-cell>
          <table:table-cell office:value-type="float" office:value="138.6949" calcext:value-type="float">
            <text:p>138.6949</text:p>
          </table:table-cell>
          <table:table-cell office:value-type="float" office:value="181.09014" calcext:value-type="float">
            <text:p>181.09014</text:p>
          </table:table-cell>
          <table:table-cell office:value-type="float" office:value="181.13312" calcext:value-type="float">
            <text:p>181.13312</text:p>
          </table:table-cell>
          <table:table-cell office:value-type="float" office:value="182.17686" calcext:value-type="float">
            <text:p>182.17686</text:p>
          </table:table-cell>
          <table:table-cell office:value-type="float" office:value="184.66352" calcext:value-type="float">
            <text:p>184.66352</text:p>
          </table:table-cell>
          <table:table-cell office:value-type="float" office:value="184.31085" calcext:value-type="float">
            <text:p>184.31085</text:p>
          </table:table-cell>
          <table:table-cell office:value-type="float" office:value="12.24049" calcext:value-type="float">
            <text:p>12.2404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144.27864" calcext:value-type="float">
            <text:p>144.27864</text:p>
          </table:table-cell>
          <table:table-cell office:value-type="float" office:value="138.3195" calcext:value-type="float">
            <text:p>138.3195</text:p>
          </table:table-cell>
          <table:table-cell office:value-type="float" office:value="181.09743" calcext:value-type="float">
            <text:p>181.09743</text:p>
          </table:table-cell>
          <table:table-cell office:value-type="float" office:value="181.11229" calcext:value-type="float">
            <text:p>181.11229</text:p>
          </table:table-cell>
          <table:table-cell office:value-type="float" office:value="182.03387" calcext:value-type="float">
            <text:p>182.03387</text:p>
          </table:table-cell>
          <table:table-cell office:value-type="float" office:value="184.63333" calcext:value-type="float">
            <text:p>184.63333</text:p>
          </table:table-cell>
          <table:table-cell office:value-type="float" office:value="184.17716" calcext:value-type="float">
            <text:p>184.17716</text:p>
          </table:table-cell>
          <table:table-cell office:value-type="float" office:value="12.15934" calcext:value-type="float">
            <text:p>12.1593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144.16331" calcext:value-type="float">
            <text:p>144.16331</text:p>
          </table:table-cell>
          <table:table-cell office:value-type="float" office:value="137.93934" calcext:value-type="float">
            <text:p>137.93934</text:p>
          </table:table-cell>
          <table:table-cell office:value-type="float" office:value="181.10312" calcext:value-type="float">
            <text:p>181.10312</text:p>
          </table:table-cell>
          <table:table-cell office:value-type="float" office:value="181.09662" calcext:value-type="float">
            <text:p>181.09662</text:p>
          </table:table-cell>
          <table:table-cell office:value-type="float" office:value="181.90438" calcext:value-type="float">
            <text:p>181.90438</text:p>
          </table:table-cell>
          <table:table-cell office:value-type="float" office:value="184.59228" calcext:value-type="float">
            <text:p>184.59228</text:p>
          </table:table-cell>
          <table:table-cell office:value-type="float" office:value="184.03841" calcext:value-type="float">
            <text:p>184.03841</text:p>
          </table:table-cell>
          <table:table-cell office:value-type="float" office:value="12.07671" calcext:value-type="float">
            <text:p>12.0767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144.03415" calcext:value-type="float">
            <text:p>144.03415</text:p>
          </table:table-cell>
          <table:table-cell office:value-type="float" office:value="137.55627" calcext:value-type="float">
            <text:p>137.55627</text:p>
          </table:table-cell>
          <table:table-cell office:value-type="float" office:value="181.10813" calcext:value-type="float">
            <text:p>181.10813</text:p>
          </table:table-cell>
          <table:table-cell office:value-type="float" office:value="181.08506" calcext:value-type="float">
            <text:p>181.08506</text:p>
          </table:table-cell>
          <table:table-cell office:value-type="float" office:value="181.78094" calcext:value-type="float">
            <text:p>181.78094</text:p>
          </table:table-cell>
          <table:table-cell office:value-type="float" office:value="184.54013" calcext:value-type="float">
            <text:p>184.54013</text:p>
          </table:table-cell>
          <table:table-cell office:value-type="float" office:value="183.88573" calcext:value-type="float">
            <text:p>183.88573</text:p>
          </table:table-cell>
          <table:table-cell office:value-type="float" office:value="11.99416" calcext:value-type="float">
            <text:p>11.9941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143.8952" calcext:value-type="float">
            <text:p>143.8952</text:p>
          </table:table-cell>
          <table:table-cell office:value-type="float" office:value="137.17183" calcext:value-type="float">
            <text:p>137.17183</text:p>
          </table:table-cell>
          <table:table-cell office:value-type="float" office:value="181.11161" calcext:value-type="float">
            <text:p>181.11161</text:p>
          </table:table-cell>
          <table:table-cell office:value-type="float" office:value="181.0767" calcext:value-type="float">
            <text:p>181.0767</text:p>
          </table:table-cell>
          <table:table-cell office:value-type="float" office:value="181.66604" calcext:value-type="float">
            <text:p>181.66604</text:p>
          </table:table-cell>
          <table:table-cell office:value-type="float" office:value="184.47328" calcext:value-type="float">
            <text:p>184.47328</text:p>
          </table:table-cell>
          <table:table-cell office:value-type="float" office:value="183.73141" calcext:value-type="float">
            <text:p>183.73141</text:p>
          </table:table-cell>
          <table:table-cell office:value-type="float" office:value="11.91314" calcext:value-type="float">
            <text:p>11.9131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143.74619" calcext:value-type="float">
            <text:p>143.74619</text:p>
          </table:table-cell>
          <table:table-cell office:value-type="float" office:value="136.78723" calcext:value-type="float">
            <text:p>136.78723</text:p>
          </table:table-cell>
          <table:table-cell office:value-type="float" office:value="181.1136" calcext:value-type="float">
            <text:p>181.1136</text:p>
          </table:table-cell>
          <table:table-cell office:value-type="float" office:value="181.07072" calcext:value-type="float">
            <text:p>181.07072</text:p>
          </table:table-cell>
          <table:table-cell office:value-type="float" office:value="181.56174" calcext:value-type="float">
            <text:p>181.56174</text:p>
          </table:table-cell>
          <table:table-cell office:value-type="float" office:value="184.38762" calcext:value-type="float">
            <text:p>184.38762</text:p>
          </table:table-cell>
          <table:table-cell office:value-type="float" office:value="183.57691" calcext:value-type="float">
            <text:p>183.57691</text:p>
          </table:table-cell>
          <table:table-cell office:value-type="float" office:value="11.83481" calcext:value-type="float">
            <text:p>11.8348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143.58524" calcext:value-type="float">
            <text:p>143.58524</text:p>
          </table:table-cell>
          <table:table-cell office:value-type="float" office:value="136.40327" calcext:value-type="float">
            <text:p>136.40327</text:p>
          </table:table-cell>
          <table:table-cell office:value-type="float" office:value="181.11054" calcext:value-type="float">
            <text:p>181.11054</text:p>
          </table:table-cell>
          <table:table-cell office:value-type="float" office:value="181.06654" calcext:value-type="float">
            <text:p>181.06654</text:p>
          </table:table-cell>
          <table:table-cell office:value-type="float" office:value="181.46962" calcext:value-type="float">
            <text:p>181.46962</text:p>
          </table:table-cell>
          <table:table-cell office:value-type="float" office:value="184.2898" calcext:value-type="float">
            <text:p>184.2898</text:p>
          </table:table-cell>
          <table:table-cell office:value-type="float" office:value="183.48188" calcext:value-type="float">
            <text:p>183.48188</text:p>
          </table:table-cell>
          <table:table-cell office:value-type="float" office:value="11.76008" calcext:value-type="float">
            <text:p>11.7600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143.42116" calcext:value-type="float">
            <text:p>143.42116</text:p>
          </table:table-cell>
          <table:table-cell office:value-type="float" office:value="136.02037" calcext:value-type="float">
            <text:p>136.02037</text:p>
          </table:table-cell>
          <table:table-cell office:value-type="float" office:value="181.09232" calcext:value-type="float">
            <text:p>181.09232</text:p>
          </table:table-cell>
          <table:table-cell office:value-type="float" office:value="181.06393" calcext:value-type="float">
            <text:p>181.06393</text:p>
          </table:table-cell>
          <table:table-cell office:value-type="float" office:value="181.39097" calcext:value-type="float">
            <text:p>181.39097</text:p>
          </table:table-cell>
          <table:table-cell office:value-type="float" office:value="184.17986" calcext:value-type="float">
            <text:p>184.17986</text:p>
          </table:table-cell>
          <table:table-cell office:value-type="float" office:value="183.3839" calcext:value-type="float">
            <text:p>183.3839</text:p>
          </table:table-cell>
          <table:table-cell office:value-type="float" office:value="11.68953" calcext:value-type="float">
            <text:p>11.6895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143.25249" calcext:value-type="float">
            <text:p>143.25249</text:p>
          </table:table-cell>
          <table:table-cell office:value-type="float" office:value="135.63866" calcext:value-type="float">
            <text:p>135.63866</text:p>
          </table:table-cell>
          <table:table-cell office:value-type="float" office:value="181.04181" calcext:value-type="float">
            <text:p>181.04181</text:p>
          </table:table-cell>
          <table:table-cell office:value-type="float" office:value="181.06258" calcext:value-type="float">
            <text:p>181.06258</text:p>
          </table:table-cell>
          <table:table-cell office:value-type="float" office:value="181.32675" calcext:value-type="float">
            <text:p>181.32675</text:p>
          </table:table-cell>
          <table:table-cell office:value-type="float" office:value="184.06654" calcext:value-type="float">
            <text:p>184.06654</text:p>
          </table:table-cell>
          <table:table-cell office:value-type="float" office:value="183.27916" calcext:value-type="float">
            <text:p>183.27916</text:p>
          </table:table-cell>
          <table:table-cell office:value-type="float" office:value="11.62342" calcext:value-type="float">
            <text:p>11.6234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143.07893" calcext:value-type="float">
            <text:p>143.07893</text:p>
          </table:table-cell>
          <table:table-cell office:value-type="float" office:value="135.25805" calcext:value-type="float">
            <text:p>135.25805</text:p>
          </table:table-cell>
          <table:table-cell office:value-type="float" office:value="181.00273" calcext:value-type="float">
            <text:p>181.00273</text:p>
          </table:table-cell>
          <table:table-cell office:value-type="float" office:value="181.06207" calcext:value-type="float">
            <text:p>181.06207</text:p>
          </table:table-cell>
          <table:table-cell office:value-type="float" office:value="181.27709" calcext:value-type="float">
            <text:p>181.27709</text:p>
          </table:table-cell>
          <table:table-cell office:value-type="float" office:value="183.9636" calcext:value-type="float">
            <text:p>183.9636</text:p>
          </table:table-cell>
          <table:table-cell office:value-type="float" office:value="183.1685" calcext:value-type="float">
            <text:p>183.1685</text:p>
          </table:table-cell>
          <table:table-cell office:value-type="float" office:value="11.56164" calcext:value-type="float">
            <text:p>11.5616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142.89725" calcext:value-type="float">
            <text:p>142.89725</text:p>
          </table:table-cell>
          <table:table-cell office:value-type="float" office:value="134.87835" calcext:value-type="float">
            <text:p>134.87835</text:p>
          </table:table-cell>
          <table:table-cell office:value-type="float" office:value="180.98532" calcext:value-type="float">
            <text:p>180.98532</text:p>
          </table:table-cell>
          <table:table-cell office:value-type="float" office:value="181.06197" calcext:value-type="float">
            <text:p>181.06197</text:p>
          </table:table-cell>
          <table:table-cell office:value-type="float" office:value="181.24115" calcext:value-type="float">
            <text:p>181.24115</text:p>
          </table:table-cell>
          <table:table-cell office:value-type="float" office:value="183.87519" calcext:value-type="float">
            <text:p>183.87519</text:p>
          </table:table-cell>
          <table:table-cell office:value-type="float" office:value="183.05115" calcext:value-type="float">
            <text:p>183.05115</text:p>
          </table:table-cell>
          <table:table-cell office:value-type="float" office:value="11.50382" calcext:value-type="float">
            <text:p>11.5038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142.70529" calcext:value-type="float">
            <text:p>142.70529</text:p>
          </table:table-cell>
          <table:table-cell office:value-type="float" office:value="134.49937" calcext:value-type="float">
            <text:p>134.49937</text:p>
          </table:table-cell>
          <table:table-cell office:value-type="float" office:value="180.99221" calcext:value-type="float">
            <text:p>180.99221</text:p>
          </table:table-cell>
          <table:table-cell office:value-type="float" office:value="181.0624" calcext:value-type="float">
            <text:p>181.0624</text:p>
          </table:table-cell>
          <table:table-cell office:value-type="float" office:value="181.21762" calcext:value-type="float">
            <text:p>181.21762</text:p>
          </table:table-cell>
          <table:table-cell office:value-type="float" office:value="183.79914" calcext:value-type="float">
            <text:p>183.79914</text:p>
          </table:table-cell>
          <table:table-cell office:value-type="float" office:value="182.92877" calcext:value-type="float">
            <text:p>182.92877</text:p>
          </table:table-cell>
          <table:table-cell office:value-type="float" office:value="11.44928" calcext:value-type="float">
            <text:p>11.4492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42.49786" calcext:value-type="float">
            <text:p>142.49786</text:p>
          </table:table-cell>
          <table:table-cell office:value-type="float" office:value="134.12307" calcext:value-type="float">
            <text:p>134.12307</text:p>
          </table:table-cell>
          <table:table-cell office:value-type="float" office:value="181.00559" calcext:value-type="float">
            <text:p>181.00559</text:p>
          </table:table-cell>
          <table:table-cell office:value-type="float" office:value="181.06355" calcext:value-type="float">
            <text:p>181.06355</text:p>
          </table:table-cell>
          <table:table-cell office:value-type="float" office:value="181.20452" calcext:value-type="float">
            <text:p>181.20452</text:p>
          </table:table-cell>
          <table:table-cell office:value-type="float" office:value="183.72832" calcext:value-type="float">
            <text:p>183.72832</text:p>
          </table:table-cell>
          <table:table-cell office:value-type="float" office:value="182.80356" calcext:value-type="float">
            <text:p>182.80356</text:p>
          </table:table-cell>
          <table:table-cell office:value-type="float" office:value="11.39714" calcext:value-type="float">
            <text:p>11.397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42.27234" calcext:value-type="float">
            <text:p>142.27234</text:p>
          </table:table-cell>
          <table:table-cell office:value-type="float" office:value="133.75001" calcext:value-type="float">
            <text:p>133.75001</text:p>
          </table:table-cell>
          <table:table-cell office:value-type="float" office:value="181.02611" calcext:value-type="float">
            <text:p>181.02611</text:p>
          </table:table-cell>
          <table:table-cell office:value-type="float" office:value="181.06556" calcext:value-type="float">
            <text:p>181.06556</text:p>
          </table:table-cell>
          <table:table-cell office:value-type="float" office:value="181.19971" calcext:value-type="float">
            <text:p>181.19971</text:p>
          </table:table-cell>
          <table:table-cell office:value-type="float" office:value="183.6612" calcext:value-type="float">
            <text:p>183.6612</text:p>
          </table:table-cell>
          <table:table-cell office:value-type="float" office:value="182.67697" calcext:value-type="float">
            <text:p>182.67697</text:p>
          </table:table-cell>
          <table:table-cell office:value-type="float" office:value="11.34633" calcext:value-type="float">
            <text:p>11.3463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42.03104" calcext:value-type="float">
            <text:p>142.03104</text:p>
          </table:table-cell>
          <table:table-cell office:value-type="float" office:value="133.38043" calcext:value-type="float">
            <text:p>133.38043</text:p>
          </table:table-cell>
          <table:table-cell office:value-type="float" office:value="181.04882" calcext:value-type="float">
            <text:p>181.04882</text:p>
          </table:table-cell>
          <table:table-cell office:value-type="float" office:value="181.06851" calcext:value-type="float">
            <text:p>181.06851</text:p>
          </table:table-cell>
          <table:table-cell office:value-type="float" office:value="181.2011" calcext:value-type="float">
            <text:p>181.2011</text:p>
          </table:table-cell>
          <table:table-cell office:value-type="float" office:value="183.60537" calcext:value-type="float">
            <text:p>183.60537</text:p>
          </table:table-cell>
          <table:table-cell office:value-type="float" office:value="182.54948" calcext:value-type="float">
            <text:p>182.54948</text:p>
          </table:table-cell>
          <table:table-cell office:value-type="float" office:value="11.29565" calcext:value-type="float">
            <text:p>11.2956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41.77693" calcext:value-type="float">
            <text:p>141.77693</text:p>
          </table:table-cell>
          <table:table-cell office:value-type="float" office:value="133.01287" calcext:value-type="float">
            <text:p>133.01287</text:p>
          </table:table-cell>
          <table:table-cell office:value-type="float" office:value="181.06437" calcext:value-type="float">
            <text:p>181.06437</text:p>
          </table:table-cell>
          <table:table-cell office:value-type="float" office:value="181.07245" calcext:value-type="float">
            <text:p>181.07245</text:p>
          </table:table-cell>
          <table:table-cell office:value-type="float" office:value="181.20672" calcext:value-type="float">
            <text:p>181.20672</text:p>
          </table:table-cell>
          <table:table-cell office:value-type="float" office:value="183.54968" calcext:value-type="float">
            <text:p>183.54968</text:p>
          </table:table-cell>
          <table:table-cell office:value-type="float" office:value="182.42019" calcext:value-type="float">
            <text:p>182.42019</text:p>
          </table:table-cell>
          <table:table-cell office:value-type="float" office:value="11.24385" calcext:value-type="float">
            <text:p>11.2438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41.50438" calcext:value-type="float">
            <text:p>141.50438</text:p>
          </table:table-cell>
          <table:table-cell office:value-type="float" office:value="132.73764" calcext:value-type="float">
            <text:p>132.73764</text:p>
          </table:table-cell>
          <table:table-cell office:value-type="float" office:value="181.07833" calcext:value-type="float">
            <text:p>181.07833</text:p>
          </table:table-cell>
          <table:table-cell office:value-type="float" office:value="181.0774" calcext:value-type="float">
            <text:p>181.0774</text:p>
          </table:table-cell>
          <table:table-cell office:value-type="float" office:value="181.22236" calcext:value-type="float">
            <text:p>181.22236</text:p>
          </table:table-cell>
          <table:table-cell office:value-type="float" office:value="183.50149" calcext:value-type="float">
            <text:p>183.50149</text:p>
          </table:table-cell>
          <table:table-cell office:value-type="float" office:value="182.28555" calcext:value-type="float">
            <text:p>182.28555</text:p>
          </table:table-cell>
          <table:table-cell office:value-type="float" office:value="11.18964" calcext:value-type="float">
            <text:p>11.1896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141.2166" calcext:value-type="float">
            <text:p>141.2166</text:p>
          </table:table-cell>
          <table:table-cell office:value-type="float" office:value="132.10551" calcext:value-type="float">
            <text:p>132.10551</text:p>
          </table:table-cell>
          <table:table-cell office:value-type="float" office:value="181.0916" calcext:value-type="float">
            <text:p>181.0916</text:p>
          </table:table-cell>
          <table:table-cell office:value-type="float" office:value="181.08328" calcext:value-type="float">
            <text:p>181.08328</text:p>
          </table:table-cell>
          <table:table-cell office:value-type="float" office:value="181.24586" calcext:value-type="float">
            <text:p>181.24586</text:p>
          </table:table-cell>
          <table:table-cell office:value-type="float" office:value="183.45212" calcext:value-type="float">
            <text:p>183.45212</text:p>
          </table:table-cell>
          <table:table-cell office:value-type="float" office:value="182.15264" calcext:value-type="float">
            <text:p>182.15264</text:p>
          </table:table-cell>
          <table:table-cell office:value-type="float" office:value="11.13176" calcext:value-type="float">
            <text:p>11.1317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40.91389" calcext:value-type="float">
            <text:p>140.91389</text:p>
          </table:table-cell>
          <table:table-cell office:value-type="float" office:value="131.47836" calcext:value-type="float">
            <text:p>131.47836</text:p>
          </table:table-cell>
          <table:table-cell office:value-type="float" office:value="181.11161" calcext:value-type="float">
            <text:p>181.11161</text:p>
          </table:table-cell>
          <table:table-cell office:value-type="float" office:value="181.08998" calcext:value-type="float">
            <text:p>181.08998</text:p>
          </table:table-cell>
          <table:table-cell office:value-type="float" office:value="181.28344" calcext:value-type="float">
            <text:p>181.28344</text:p>
          </table:table-cell>
          <table:table-cell office:value-type="float" office:value="183.40535" calcext:value-type="float">
            <text:p>183.40535</text:p>
          </table:table-cell>
          <table:table-cell office:value-type="float" office:value="182.03135" calcext:value-type="float">
            <text:p>182.03135</text:p>
          </table:table-cell>
          <table:table-cell office:value-type="float" office:value="11.06898" calcext:value-type="float">
            <text:p>11.0689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40.60196" calcext:value-type="float">
            <text:p>140.60196</text:p>
          </table:table-cell>
          <table:table-cell office:value-type="float" office:value="130.85537" calcext:value-type="float">
            <text:p>130.85537</text:p>
          </table:table-cell>
          <table:table-cell office:value-type="float" office:value="181.13839" calcext:value-type="float">
            <text:p>181.13839</text:p>
          </table:table-cell>
          <table:table-cell office:value-type="float" office:value="181.09748" calcext:value-type="float">
            <text:p>181.09748</text:p>
          </table:table-cell>
          <table:table-cell office:value-type="float" office:value="181.33288" calcext:value-type="float">
            <text:p>181.33288</text:p>
          </table:table-cell>
          <table:table-cell office:value-type="float" office:value="183.35303" calcext:value-type="float">
            <text:p>183.35303</text:p>
          </table:table-cell>
          <table:table-cell office:value-type="float" office:value="181.9112" calcext:value-type="float">
            <text:p>181.9112</text:p>
          </table:table-cell>
          <table:table-cell office:value-type="float" office:value="11.00018" calcext:value-type="float">
            <text:p>11.0001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40.28557" calcext:value-type="float">
            <text:p>140.28557</text:p>
          </table:table-cell>
          <table:table-cell office:value-type="float" office:value="130.23655" calcext:value-type="float">
            <text:p>130.23655</text:p>
          </table:table-cell>
          <table:table-cell office:value-type="float" office:value="181.15187" calcext:value-type="float">
            <text:p>181.15187</text:p>
          </table:table-cell>
          <table:table-cell office:value-type="float" office:value="181.10591" calcext:value-type="float">
            <text:p>181.10591</text:p>
          </table:table-cell>
          <table:table-cell office:value-type="float" office:value="181.39224" calcext:value-type="float">
            <text:p>181.39224</text:p>
          </table:table-cell>
          <table:table-cell office:value-type="float" office:value="183.28987" calcext:value-type="float">
            <text:p>183.28987</text:p>
          </table:table-cell>
          <table:table-cell office:value-type="float" office:value="181.7919" calcext:value-type="float">
            <text:p>181.7919</text:p>
          </table:table-cell>
          <table:table-cell office:value-type="float" office:value="10.92432" calcext:value-type="float">
            <text:p>10.9243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39.97134" calcext:value-type="float">
            <text:p>139.97134</text:p>
          </table:table-cell>
          <table:table-cell office:value-type="float" office:value="129.62778" calcext:value-type="float">
            <text:p>129.62778</text:p>
          </table:table-cell>
          <table:table-cell office:value-type="float" office:value="181.1419" calcext:value-type="float">
            <text:p>181.1419</text:p>
          </table:table-cell>
          <table:table-cell office:value-type="float" office:value="181.11536" calcext:value-type="float">
            <text:p>181.11536</text:p>
          </table:table-cell>
          <table:table-cell office:value-type="float" office:value="181.45997" calcext:value-type="float">
            <text:p>181.45997</text:p>
          </table:table-cell>
          <table:table-cell office:value-type="float" office:value="183.20541" calcext:value-type="float">
            <text:p>183.20541</text:p>
          </table:table-cell>
          <table:table-cell office:value-type="float" office:value="181.67287" calcext:value-type="float">
            <text:p>181.67287</text:p>
          </table:table-cell>
          <table:table-cell office:value-type="float" office:value="10.74956" calcext:value-type="float">
            <text:p>10.7495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39.66446" calcext:value-type="float">
            <text:p>139.66446</text:p>
          </table:table-cell>
          <table:table-cell office:value-type="float" office:value="129.02771" calcext:value-type="float">
            <text:p>129.02771</text:p>
          </table:table-cell>
          <table:table-cell office:value-type="float" office:value="181.11619" calcext:value-type="float">
            <text:p>181.11619</text:p>
          </table:table-cell>
          <table:table-cell office:value-type="float" office:value="181.12553" calcext:value-type="float">
            <text:p>181.12553</text:p>
          </table:table-cell>
          <table:table-cell office:value-type="float" office:value="181.5346" calcext:value-type="float">
            <text:p>181.5346</text:p>
          </table:table-cell>
          <table:table-cell office:value-type="float" office:value="183.10923" calcext:value-type="float">
            <text:p>183.10923</text:p>
          </table:table-cell>
          <table:table-cell office:value-type="float" office:value="181.55354" calcext:value-type="float">
            <text:p>181.55354</text:p>
          </table:table-cell>
          <table:table-cell office:value-type="float" office:value="10.56604" calcext:value-type="float">
            <text:p>10.5660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39.36916" calcext:value-type="float">
            <text:p>139.36916</text:p>
          </table:table-cell>
          <table:table-cell office:value-type="float" office:value="128.52405" calcext:value-type="float">
            <text:p>128.52405</text:p>
          </table:table-cell>
          <table:table-cell office:value-type="float" office:value="181.10191" calcext:value-type="float">
            <text:p>181.10191</text:p>
          </table:table-cell>
          <table:table-cell office:value-type="float" office:value="181.13614" calcext:value-type="float">
            <text:p>181.13614</text:p>
          </table:table-cell>
          <table:table-cell office:value-type="float" office:value="181.61495" calcext:value-type="float">
            <text:p>181.61495</text:p>
          </table:table-cell>
          <table:table-cell office:value-type="float" office:value="183.01123" calcext:value-type="float">
            <text:p>183.01123</text:p>
          </table:table-cell>
          <table:table-cell office:value-type="float" office:value="181.43831" calcext:value-type="float">
            <text:p>181.43831</text:p>
          </table:table-cell>
          <table:table-cell office:value-type="float" office:value="10.37317" calcext:value-type="float">
            <text:p>10.3731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39.09035" calcext:value-type="float">
            <text:p>139.09035</text:p>
          </table:table-cell>
          <table:table-cell office:value-type="float" office:value="128.02494" calcext:value-type="float">
            <text:p>128.02494</text:p>
          </table:table-cell>
          <table:table-cell office:value-type="float" office:value="181.09275" calcext:value-type="float">
            <text:p>181.09275</text:p>
          </table:table-cell>
          <table:table-cell office:value-type="float" office:value="181.14696" calcext:value-type="float">
            <text:p>181.14696</text:p>
          </table:table-cell>
          <table:table-cell office:value-type="float" office:value="181.70017" calcext:value-type="float">
            <text:p>181.70017</text:p>
          </table:table-cell>
          <table:table-cell office:value-type="float" office:value="182.90667" calcext:value-type="float">
            <text:p>182.90667</text:p>
          </table:table-cell>
          <table:table-cell office:value-type="float" office:value="181.3267" calcext:value-type="float">
            <text:p>181.3267</text:p>
          </table:table-cell>
          <table:table-cell office:value-type="float" office:value="10.26133" calcext:value-type="float">
            <text:p>10.2613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38.83691" calcext:value-type="float">
            <text:p>138.83691</text:p>
          </table:table-cell>
          <table:table-cell office:value-type="float" office:value="127.53059" calcext:value-type="float">
            <text:p>127.53059</text:p>
          </table:table-cell>
          <table:table-cell office:value-type="float" office:value="181.09965" calcext:value-type="float">
            <text:p>181.09965</text:p>
          </table:table-cell>
          <table:table-cell office:value-type="float" office:value="181.15787" calcext:value-type="float">
            <text:p>181.15787</text:p>
          </table:table-cell>
          <table:table-cell office:value-type="float" office:value="181.78952" calcext:value-type="float">
            <text:p>181.78952</text:p>
          </table:table-cell>
          <table:table-cell office:value-type="float" office:value="182.79383" calcext:value-type="float">
            <text:p>182.79383</text:p>
          </table:table-cell>
          <table:table-cell office:value-type="float" office:value="181.2203" calcext:value-type="float">
            <text:p>181.2203</text:p>
          </table:table-cell>
          <table:table-cell office:value-type="float" office:value="10.13918" calcext:value-type="float">
            <text:p>10.1391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38.61192" calcext:value-type="float">
            <text:p>138.61192</text:p>
          </table:table-cell>
          <table:table-cell office:value-type="float" office:value="127.0496" calcext:value-type="float">
            <text:p>127.0496</text:p>
          </table:table-cell>
          <table:table-cell office:value-type="float" office:value="181.1213" calcext:value-type="float">
            <text:p>181.1213</text:p>
          </table:table-cell>
          <table:table-cell office:value-type="float" office:value="181.16869" calcext:value-type="float">
            <text:p>181.16869</text:p>
          </table:table-cell>
          <table:table-cell office:value-type="float" office:value="181.87036" calcext:value-type="float">
            <text:p>181.87036</text:p>
          </table:table-cell>
          <table:table-cell office:value-type="float" office:value="182.69223" calcext:value-type="float">
            <text:p>182.69223</text:p>
          </table:table-cell>
          <table:table-cell office:value-type="float" office:value="181.11776" calcext:value-type="float">
            <text:p>181.11776</text:p>
          </table:table-cell>
          <table:table-cell office:value-type="float" office:value="10.00641" calcext:value-type="float">
            <text:p>10.0064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38.42006" calcext:value-type="float">
            <text:p>138.42006</text:p>
          </table:table-cell>
          <table:table-cell office:value-type="float" office:value="126.57772" calcext:value-type="float">
            <text:p>126.57772</text:p>
          </table:table-cell>
          <table:table-cell office:value-type="float" office:value="181.15008" calcext:value-type="float">
            <text:p>181.15008</text:p>
          </table:table-cell>
          <table:table-cell office:value-type="float" office:value="181.17931" calcext:value-type="float">
            <text:p>181.17931</text:p>
          </table:table-cell>
          <table:table-cell office:value-type="float" office:value="181.92067" calcext:value-type="float">
            <text:p>181.92067</text:p>
          </table:table-cell>
          <table:table-cell office:value-type="float" office:value="182.60053" calcext:value-type="float">
            <text:p>182.60053</text:p>
          </table:table-cell>
          <table:table-cell office:value-type="float" office:value="181.01787" calcext:value-type="float">
            <text:p>181.01787</text:p>
          </table:table-cell>
          <table:table-cell office:value-type="float" office:value="9.85961" calcext:value-type="float">
            <text:p>9.8596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138.26036" calcext:value-type="float">
            <text:p>138.26036</text:p>
          </table:table-cell>
          <table:table-cell office:value-type="float" office:value="126.47313" calcext:value-type="float">
            <text:p>126.47313</text:p>
          </table:table-cell>
          <table:table-cell office:value-type="float" office:value="181.18105" calcext:value-type="float">
            <text:p>181.18105</text:p>
          </table:table-cell>
          <table:table-cell office:value-type="float" office:value="181.18967" calcext:value-type="float">
            <text:p>181.18967</text:p>
          </table:table-cell>
          <table:table-cell office:value-type="float" office:value="181.94752" calcext:value-type="float">
            <text:p>181.94752</text:p>
          </table:table-cell>
          <table:table-cell office:value-type="float" office:value="182.5036" calcext:value-type="float">
            <text:p>182.5036</text:p>
          </table:table-cell>
          <table:table-cell office:value-type="float" office:value="180.91965" calcext:value-type="float">
            <text:p>180.91965</text:p>
          </table:table-cell>
          <table:table-cell office:value-type="float" office:value="9.69862" calcext:value-type="float">
            <text:p>9.6986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38.13107" calcext:value-type="float">
            <text:p>138.13107</text:p>
          </table:table-cell>
          <table:table-cell office:value-type="float" office:value="126.37385" calcext:value-type="float">
            <text:p>126.37385</text:p>
          </table:table-cell>
          <table:table-cell office:value-type="float" office:value="181.20487" calcext:value-type="float">
            <text:p>181.20487</text:p>
          </table:table-cell>
          <table:table-cell office:value-type="float" office:value="181.19957" calcext:value-type="float">
            <text:p>181.19957</text:p>
          </table:table-cell>
          <table:table-cell office:value-type="float" office:value="181.93429" calcext:value-type="float">
            <text:p>181.93429</text:p>
          </table:table-cell>
          <table:table-cell office:value-type="float" office:value="182.39482" calcext:value-type="float">
            <text:p>182.39482</text:p>
          </table:table-cell>
          <table:table-cell office:value-type="float" office:value="180.82218" calcext:value-type="float">
            <text:p>180.82218</text:p>
          </table:table-cell>
          <table:table-cell office:value-type="float" office:value="9.52012" calcext:value-type="float">
            <text:p>9.5201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office:value-type="float" office:value="138.03224" calcext:value-type="float">
            <text:p>138.03224</text:p>
          </table:table-cell>
          <table:table-cell office:value-type="float" office:value="126.28208" calcext:value-type="float">
            <text:p>126.28208</text:p>
          </table:table-cell>
          <table:table-cell office:value-type="float" office:value="181.22709" calcext:value-type="float">
            <text:p>181.22709</text:p>
          </table:table-cell>
          <table:table-cell office:value-type="float" office:value="181.20878" calcext:value-type="float">
            <text:p>181.20878</text:p>
          </table:table-cell>
          <table:table-cell office:value-type="float" office:value="181.88117" calcext:value-type="float">
            <text:p>181.88117</text:p>
          </table:table-cell>
          <table:table-cell office:value-type="float" office:value="182.28341" calcext:value-type="float">
            <text:p>182.28341</text:p>
          </table:table-cell>
          <table:table-cell office:value-type="float" office:value="180.77971" calcext:value-type="float">
            <text:p>180.77971</text:p>
          </table:table-cell>
          <table:table-cell office:value-type="float" office:value="9.3246" calcext:value-type="float">
            <text:p>9.324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37.95845" calcext:value-type="float">
            <text:p>137.95845</text:p>
          </table:table-cell>
          <table:table-cell office:value-type="float" office:value="126.20523" calcext:value-type="float">
            <text:p>126.20523</text:p>
          </table:table-cell>
          <table:table-cell office:value-type="float" office:value="181.24863" calcext:value-type="float">
            <text:p>181.24863</text:p>
          </table:table-cell>
          <table:table-cell office:value-type="float" office:value="181.21689" calcext:value-type="float">
            <text:p>181.21689</text:p>
          </table:table-cell>
          <table:table-cell office:value-type="float" office:value="181.78855" calcext:value-type="float">
            <text:p>181.78855</text:p>
          </table:table-cell>
          <table:table-cell office:value-type="float" office:value="182.17719" calcext:value-type="float">
            <text:p>182.17719</text:p>
          </table:table-cell>
          <table:table-cell office:value-type="float" office:value="180.72723" calcext:value-type="float">
            <text:p>180.72723</text:p>
          </table:table-cell>
          <table:table-cell office:value-type="float" office:value="9.1217" calcext:value-type="float">
            <text:p>9.121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37.89995" calcext:value-type="float">
            <text:p>137.89995</text:p>
          </table:table-cell>
          <table:table-cell office:value-type="float" office:value="126.13785" calcext:value-type="float">
            <text:p>126.13785</text:p>
          </table:table-cell>
          <table:table-cell office:value-type="float" office:value="181.2769" calcext:value-type="float">
            <text:p>181.2769</text:p>
          </table:table-cell>
          <table:table-cell office:value-type="float" office:value="181.22411" calcext:value-type="float">
            <text:p>181.22411</text:p>
          </table:table-cell>
          <table:table-cell office:value-type="float" office:value="181.65683" calcext:value-type="float">
            <text:p>181.65683</text:p>
          </table:table-cell>
          <table:table-cell office:value-type="float" office:value="182.0814" calcext:value-type="float">
            <text:p>182.0814</text:p>
          </table:table-cell>
          <table:table-cell office:value-type="float" office:value="180.65625" calcext:value-type="float">
            <text:p>180.65625</text:p>
          </table:table-cell>
          <table:table-cell office:value-type="float" office:value="9.00413" calcext:value-type="float">
            <text:p>9.0041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37.83806" calcext:value-type="float">
            <text:p>137.83806</text:p>
          </table:table-cell>
          <table:table-cell office:value-type="float" office:value="126.07963" calcext:value-type="float">
            <text:p>126.07963</text:p>
          </table:table-cell>
          <table:table-cell office:value-type="float" office:value="181.30368" calcext:value-type="float">
            <text:p>181.30368</text:p>
          </table:table-cell>
          <table:table-cell office:value-type="float" office:value="181.23054" calcext:value-type="float">
            <text:p>181.23054</text:p>
          </table:table-cell>
          <table:table-cell office:value-type="float" office:value="181.48656" calcext:value-type="float">
            <text:p>181.48656</text:p>
          </table:table-cell>
          <table:table-cell office:value-type="float" office:value="181.98192" calcext:value-type="float">
            <text:p>181.98192</text:p>
          </table:table-cell>
          <table:table-cell office:value-type="float" office:value="180.56825" calcext:value-type="float">
            <text:p>180.56825</text:p>
          </table:table-cell>
          <table:table-cell office:value-type="float" office:value="8.88284" calcext:value-type="float">
            <text:p>8.8828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37.77658" calcext:value-type="float">
            <text:p>137.77658</text:p>
          </table:table-cell>
          <table:table-cell office:value-type="float" office:value="125.93988" calcext:value-type="float">
            <text:p>125.93988</text:p>
          </table:table-cell>
          <table:table-cell office:value-type="float" office:value="181.31716" calcext:value-type="float">
            <text:p>181.31716</text:p>
          </table:table-cell>
          <table:table-cell office:value-type="float" office:value="181.23632" calcext:value-type="float">
            <text:p>181.23632</text:p>
          </table:table-cell>
          <table:table-cell office:value-type="float" office:value="181.27842" calcext:value-type="float">
            <text:p>181.27842</text:p>
          </table:table-cell>
          <table:table-cell office:value-type="float" office:value="181.87696" calcext:value-type="float">
            <text:p>181.87696</text:p>
          </table:table-cell>
          <table:table-cell office:value-type="float" office:value="180.46524" calcext:value-type="float">
            <text:p>180.46524</text:p>
          </table:table-cell>
          <table:table-cell office:value-type="float" office:value="8.76011" calcext:value-type="float">
            <text:p>8.7601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 office:value-type="float" office:value="137.70314" calcext:value-type="float">
            <text:p>137.70314</text:p>
          </table:table-cell>
          <table:table-cell office:value-type="float" office:value="125.89994" calcext:value-type="float">
            <text:p>125.89994</text:p>
          </table:table-cell>
          <table:table-cell office:value-type="float" office:value="181.31546" calcext:value-type="float">
            <text:p>181.31546</text:p>
          </table:table-cell>
          <table:table-cell office:value-type="float" office:value="181.24144" calcext:value-type="float">
            <text:p>181.24144</text:p>
          </table:table-cell>
          <table:table-cell office:value-type="float" office:value="181.03264" calcext:value-type="float">
            <text:p>181.03264</text:p>
          </table:table-cell>
          <table:table-cell office:value-type="float" office:value="181.77541" calcext:value-type="float">
            <text:p>181.77541</text:p>
          </table:table-cell>
          <table:table-cell office:value-type="float" office:value="180.34938" calcext:value-type="float">
            <text:p>180.34938</text:p>
          </table:table-cell>
          <table:table-cell office:value-type="float" office:value="8.54729" calcext:value-type="float">
            <text:p>8.5472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37.59413" calcext:value-type="float">
            <text:p>137.59413</text:p>
          </table:table-cell>
          <table:table-cell office:value-type="float" office:value="125.87543" calcext:value-type="float">
            <text:p>125.87543</text:p>
          </table:table-cell>
          <table:table-cell office:value-type="float" office:value="181.28975" calcext:value-type="float">
            <text:p>181.28975</text:p>
          </table:table-cell>
          <table:table-cell office:value-type="float" office:value="181.24577" calcext:value-type="float">
            <text:p>181.24577</text:p>
          </table:table-cell>
          <table:table-cell office:value-type="float" office:value="180.74903" calcext:value-type="float">
            <text:p>180.74903</text:p>
          </table:table-cell>
          <table:table-cell office:value-type="float" office:value="181.67009" calcext:value-type="float">
            <text:p>181.67009</text:p>
          </table:table-cell>
          <table:table-cell office:value-type="float" office:value="180.22307" calcext:value-type="float">
            <text:p>180.22307</text:p>
          </table:table-cell>
          <table:table-cell office:value-type="float" office:value="8.33781" calcext:value-type="float">
            <text:p>8.3378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37.39447" calcext:value-type="float">
            <text:p>137.39447</text:p>
          </table:table-cell>
          <table:table-cell office:value-type="float" office:value="125.85952" calcext:value-type="float">
            <text:p>125.85952</text:p>
          </table:table-cell>
          <table:table-cell office:value-type="float" office:value="181.25893" calcext:value-type="float">
            <text:p>181.25893</text:p>
          </table:table-cell>
          <table:table-cell office:value-type="float" office:value="181.24914" calcext:value-type="float">
            <text:p>181.24914</text:p>
          </table:table-cell>
          <table:table-cell office:value-type="float" office:value="180.45084" calcext:value-type="float">
            <text:p>180.45084</text:p>
          </table:table-cell>
          <table:table-cell office:value-type="float" office:value="181.5453" calcext:value-type="float">
            <text:p>181.5453</text:p>
          </table:table-cell>
          <table:table-cell office:value-type="float" office:value="180.09489" calcext:value-type="float">
            <text:p>180.09489</text:p>
          </table:table-cell>
          <table:table-cell office:value-type="float" office:value="8.1342" calcext:value-type="float">
            <text:p>8.134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37.26801" calcext:value-type="float">
            <text:p>137.26801</text:p>
          </table:table-cell>
          <table:table-cell office:value-type="float" office:value="125.76504" calcext:value-type="float">
            <text:p>125.76504</text:p>
          </table:table-cell>
          <table:table-cell office:value-type="float" office:value="181.23325" calcext:value-type="float">
            <text:p>181.23325</text:p>
          </table:table-cell>
          <table:table-cell office:value-type="float" office:value="181.25142" calcext:value-type="float">
            <text:p>181.25142</text:p>
          </table:table-cell>
          <table:table-cell office:value-type="float" office:value="180.15714" calcext:value-type="float">
            <text:p>180.15714</text:p>
          </table:table-cell>
          <table:table-cell office:value-type="float" office:value="181.38807" calcext:value-type="float">
            <text:p>181.38807</text:p>
          </table:table-cell>
          <table:table-cell office:value-type="float" office:value="179.92323" calcext:value-type="float">
            <text:p>179.92323</text:p>
          </table:table-cell>
          <table:table-cell office:value-type="float" office:value="7.94206" calcext:value-type="float">
            <text:p>7.9420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37.05826" calcext:value-type="float">
            <text:p>137.05826</text:p>
          </table:table-cell>
          <table:table-cell office:value-type="float" office:value="125.68045" calcext:value-type="float">
            <text:p>125.68045</text:p>
          </table:table-cell>
          <table:table-cell office:value-type="float" office:value="181.21535" calcext:value-type="float">
            <text:p>181.21535</text:p>
          </table:table-cell>
          <table:table-cell office:value-type="float" office:value="181.25269" calcext:value-type="float">
            <text:p>181.25269</text:p>
          </table:table-cell>
          <table:table-cell office:value-type="float" office:value="179.87304" calcext:value-type="float">
            <text:p>179.87304</text:p>
          </table:table-cell>
          <table:table-cell office:value-type="float" office:value="181.21528" calcext:value-type="float">
            <text:p>181.21528</text:p>
          </table:table-cell>
          <table:table-cell office:value-type="float" office:value="179.80762" calcext:value-type="float">
            <text:p>179.80762</text:p>
          </table:table-cell>
          <table:table-cell office:value-type="float" office:value="7.76387" calcext:value-type="float">
            <text:p>7.7638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136.75229" calcext:value-type="float">
            <text:p>136.75229</text:p>
          </table:table-cell>
          <table:table-cell office:value-type="float" office:value="125.60495" calcext:value-type="float">
            <text:p>125.60495</text:p>
          </table:table-cell>
          <table:table-cell office:value-type="float" office:value="181.21051" calcext:value-type="float">
            <text:p>181.21051</text:p>
          </table:table-cell>
          <table:table-cell office:value-type="float" office:value="181.25315" calcext:value-type="float">
            <text:p>181.25315</text:p>
          </table:table-cell>
          <table:table-cell office:value-type="float" office:value="179.60665" calcext:value-type="float">
            <text:p>179.60665</text:p>
          </table:table-cell>
          <table:table-cell office:value-type="float" office:value="181.02197" calcext:value-type="float">
            <text:p>181.02197</text:p>
          </table:table-cell>
          <table:table-cell office:value-type="float" office:value="179.65227" calcext:value-type="float">
            <text:p>179.65227</text:p>
          </table:table-cell>
          <table:table-cell office:value-type="float" office:value="7.60546" calcext:value-type="float">
            <text:p>7.6054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36.05011" calcext:value-type="float">
            <text:p>136.05011</text:p>
          </table:table-cell>
          <table:table-cell office:value-type="float" office:value="125.53794" calcext:value-type="float">
            <text:p>125.53794</text:p>
          </table:table-cell>
          <table:table-cell office:value-type="float" office:value="181.2102" calcext:value-type="float">
            <text:p>181.2102</text:p>
          </table:table-cell>
          <table:table-cell office:value-type="float" office:value="181.25314" calcext:value-type="float">
            <text:p>181.25314</text:p>
          </table:table-cell>
          <table:table-cell office:value-type="float" office:value="179.35798" calcext:value-type="float">
            <text:p>179.35798</text:p>
          </table:table-cell>
          <table:table-cell office:value-type="float" office:value="180.80219" calcext:value-type="float">
            <text:p>180.80219</text:p>
          </table:table-cell>
          <table:table-cell office:value-type="float" office:value="179.48395" calcext:value-type="float">
            <text:p>179.48395</text:p>
          </table:table-cell>
          <table:table-cell office:value-type="float" office:value="7.46893" calcext:value-type="float">
            <text:p>7.4689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office:value-type="float" office:value="135.67998" calcext:value-type="float">
            <text:p>135.67998</text:p>
          </table:table-cell>
          <table:table-cell office:value-type="float" office:value="125.46608" calcext:value-type="float">
            <text:p>125.46608</text:p>
          </table:table-cell>
          <table:table-cell office:value-type="float" office:value="181.20545" calcext:value-type="float">
            <text:p>181.20545</text:p>
          </table:table-cell>
          <table:table-cell office:value-type="float" office:value="181.25307" calcext:value-type="float">
            <text:p>181.25307</text:p>
          </table:table-cell>
          <table:table-cell office:value-type="float" office:value="179.12642" calcext:value-type="float">
            <text:p>179.12642</text:p>
          </table:table-cell>
          <table:table-cell office:value-type="float" office:value="180.55374" calcext:value-type="float">
            <text:p>180.55374</text:p>
          </table:table-cell>
          <table:table-cell office:value-type="float" office:value="179.2748" calcext:value-type="float">
            <text:p>179.2748</text:p>
          </table:table-cell>
          <table:table-cell office:value-type="float" office:value="7.35054" calcext:value-type="float">
            <text:p>7.3505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office:value-type="float" office:value="134.37675" calcext:value-type="float">
            <text:p>134.37675</text:p>
          </table:table-cell>
          <table:table-cell office:value-type="float" office:value="125.38899" calcext:value-type="float">
            <text:p>125.38899</text:p>
          </table:table-cell>
          <table:table-cell office:value-type="float" office:value="181.18573" calcext:value-type="float">
            <text:p>181.18573</text:p>
          </table:table-cell>
          <table:table-cell office:value-type="float" office:value="181.25271" calcext:value-type="float">
            <text:p>181.25271</text:p>
          </table:table-cell>
          <table:table-cell office:value-type="float" office:value="178.91137" calcext:value-type="float">
            <text:p>178.91137</text:p>
          </table:table-cell>
          <table:table-cell office:value-type="float" office:value="180.29859" calcext:value-type="float">
            <text:p>180.29859</text:p>
          </table:table-cell>
          <table:table-cell office:value-type="float" office:value="178.99597" calcext:value-type="float">
            <text:p>178.99597</text:p>
          </table:table-cell>
          <table:table-cell office:value-type="float" office:value="7.25136" calcext:value-type="float">
            <text:p>7.2513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office:value-type="float" office:value="134.18782" calcext:value-type="float">
            <text:p>134.18782</text:p>
          </table:table-cell>
          <table:table-cell office:value-type="float" office:value="125.30988" calcext:value-type="float">
            <text:p>125.30988</text:p>
          </table:table-cell>
          <table:table-cell office:value-type="float" office:value="181.14963" calcext:value-type="float">
            <text:p>181.14963</text:p>
          </table:table-cell>
          <table:table-cell office:value-type="float" office:value="181.2519" calcext:value-type="float">
            <text:p>181.2519</text:p>
          </table:table-cell>
          <table:table-cell office:value-type="float" office:value="178.71114" calcext:value-type="float">
            <text:p>178.71114</text:p>
          </table:table-cell>
          <table:table-cell office:value-type="float" office:value="180.04426" calcext:value-type="float">
            <text:p>180.04426</text:p>
          </table:table-cell>
          <table:table-cell office:value-type="float" office:value="178.80472" calcext:value-type="float">
            <text:p>178.80472</text:p>
          </table:table-cell>
          <table:table-cell office:value-type="float" office:value="7.17573" calcext:value-type="float">
            <text:p>7.1757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133.90625" calcext:value-type="float">
            <text:p>133.90625</text:p>
          </table:table-cell>
          <table:table-cell office:value-type="float" office:value="125.23208" calcext:value-type="float">
            <text:p>125.23208</text:p>
          </table:table-cell>
          <table:table-cell office:value-type="float" office:value="181.09853" calcext:value-type="float">
            <text:p>181.09853</text:p>
          </table:table-cell>
          <table:table-cell office:value-type="float" office:value="181.25006" calcext:value-type="float">
            <text:p>181.25006</text:p>
          </table:table-cell>
          <table:table-cell office:value-type="float" office:value="178.52306" calcext:value-type="float">
            <text:p>178.52306</text:p>
          </table:table-cell>
          <table:table-cell office:value-type="float" office:value="179.79172" calcext:value-type="float">
            <text:p>179.79172</text:p>
          </table:table-cell>
          <table:table-cell office:value-type="float" office:value="178.57977" calcext:value-type="float">
            <text:p>178.57977</text:p>
          </table:table-cell>
          <table:table-cell office:value-type="float" office:value="7.12384" calcext:value-type="float">
            <text:p>7.1238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33.63428" calcext:value-type="float">
            <text:p>133.63428</text:p>
          </table:table-cell>
          <table:table-cell office:value-type="float" office:value="125.06856" calcext:value-type="float">
            <text:p>125.06856</text:p>
          </table:table-cell>
          <table:table-cell office:value-type="float" office:value="181.03856" calcext:value-type="float">
            <text:p>181.03856</text:p>
          </table:table-cell>
          <table:table-cell office:value-type="float" office:value="181.24747" calcext:value-type="float">
            <text:p>181.24747</text:p>
          </table:table-cell>
          <table:table-cell office:value-type="float" office:value="178.34777" calcext:value-type="float">
            <text:p>178.34777</text:p>
          </table:table-cell>
          <table:table-cell office:value-type="float" office:value="179.53478" calcext:value-type="float">
            <text:p>179.53478</text:p>
          </table:table-cell>
          <table:table-cell office:value-type="float" office:value="178.32858" calcext:value-type="float">
            <text:p>178.32858</text:p>
          </table:table-cell>
          <table:table-cell office:value-type="float" office:value="7.08696" calcext:value-type="float">
            <text:p>7.0869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3.37794" calcext:value-type="float">
            <text:p>133.37794</text:p>
          </table:table-cell>
          <table:table-cell office:value-type="float" office:value="124.89712" calcext:value-type="float">
            <text:p>124.89712</text:p>
          </table:table-cell>
          <table:table-cell office:value-type="float" office:value="180.97058" calcext:value-type="float">
            <text:p>180.97058</text:p>
          </table:table-cell>
          <table:table-cell office:value-type="float" office:value="181.23797" calcext:value-type="float">
            <text:p>181.23797</text:p>
          </table:table-cell>
          <table:table-cell office:value-type="float" office:value="178.19719" calcext:value-type="float">
            <text:p>178.19719</text:p>
          </table:table-cell>
          <table:table-cell office:value-type="float" office:value="179.27946" calcext:value-type="float">
            <text:p>179.27946</text:p>
          </table:table-cell>
          <table:table-cell office:value-type="float" office:value="178.0956" calcext:value-type="float">
            <text:p>178.0956</text:p>
          </table:table-cell>
          <table:table-cell office:value-type="float" office:value="7.06407" calcext:value-type="float">
            <text:p>7.0640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.1239" calcext:value-type="float">
            <text:p>133.1239</text:p>
          </table:table-cell>
          <table:table-cell office:value-type="float" office:value="124.72248" calcext:value-type="float">
            <text:p>124.72248</text:p>
          </table:table-cell>
          <table:table-cell office:value-type="float" office:value="180.87832" calcext:value-type="float">
            <text:p>180.87832</text:p>
          </table:table-cell>
          <table:table-cell office:value-type="float" office:value="181.2218" calcext:value-type="float">
            <text:p>181.2218</text:p>
          </table:table-cell>
          <table:table-cell office:value-type="float" office:value="178.05691" calcext:value-type="float">
            <text:p>178.05691</text:p>
          </table:table-cell>
          <table:table-cell office:value-type="float" office:value="179.03092" calcext:value-type="float">
            <text:p>179.03092</text:p>
          </table:table-cell>
          <table:table-cell office:value-type="float" office:value="177.87906" calcext:value-type="float">
            <text:p>177.87906</text:p>
          </table:table-cell>
          <table:table-cell office:value-type="float" office:value="7.05415" calcext:value-type="float">
            <text:p>7.0541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office:value-type="float" office:value="132.85979" calcext:value-type="float">
            <text:p>132.85979</text:p>
          </table:table-cell>
          <table:table-cell office:value-type="float" office:value="124.54924" calcext:value-type="float">
            <text:p>124.54924</text:p>
          </table:table-cell>
          <table:table-cell office:value-type="float" office:value="180.74954" calcext:value-type="float">
            <text:p>180.74954</text:p>
          </table:table-cell>
          <table:table-cell office:value-type="float" office:value="181.19312" calcext:value-type="float">
            <text:p>181.19312</text:p>
          </table:table-cell>
          <table:table-cell office:value-type="float" office:value="177.92553" calcext:value-type="float">
            <text:p>177.92553</text:p>
          </table:table-cell>
          <table:table-cell office:value-type="float" office:value="178.7954" calcext:value-type="float">
            <text:p>178.7954</text:p>
          </table:table-cell>
          <table:table-cell office:value-type="float" office:value="177.64872" calcext:value-type="float">
            <text:p>177.64872</text:p>
          </table:table-cell>
          <table:table-cell office:value-type="float" office:value="7.05584" calcext:value-type="float">
            <text:p>7.0558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132.61513" calcext:value-type="float">
            <text:p>132.61513</text:p>
          </table:table-cell>
          <table:table-cell office:value-type="float" office:value="124.38545" calcext:value-type="float">
            <text:p>124.38545</text:p>
          </table:table-cell>
          <table:table-cell office:value-type="float" office:value="180.58953" calcext:value-type="float">
            <text:p>180.58953</text:p>
          </table:table-cell>
          <table:table-cell office:value-type="float" office:value="181.15183" calcext:value-type="float">
            <text:p>181.15183</text:p>
          </table:table-cell>
          <table:table-cell office:value-type="float" office:value="177.77365" calcext:value-type="float">
            <text:p>177.77365</text:p>
          </table:table-cell>
          <table:table-cell office:value-type="float" office:value="178.56866" calcext:value-type="float">
            <text:p>178.56866</text:p>
          </table:table-cell>
          <table:table-cell office:value-type="float" office:value="177.40147" calcext:value-type="float">
            <text:p>177.40147</text:p>
          </table:table-cell>
          <table:table-cell office:value-type="float" office:value="7.06791" calcext:value-type="float">
            <text:p>7.0679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132.388" calcext:value-type="float">
            <text:p>132.388</text:p>
          </table:table-cell>
          <table:table-cell office:value-type="float" office:value="124.23818" calcext:value-type="float">
            <text:p>124.23818</text:p>
          </table:table-cell>
          <table:table-cell office:value-type="float" office:value="180.40155" calcext:value-type="float">
            <text:p>180.40155</text:p>
          </table:table-cell>
          <table:table-cell office:value-type="float" office:value="181.09584" calcext:value-type="float">
            <text:p>181.09584</text:p>
          </table:table-cell>
          <table:table-cell office:value-type="float" office:value="177.61641" calcext:value-type="float">
            <text:p>177.61641</text:p>
          </table:table-cell>
          <table:table-cell office:value-type="float" office:value="178.35839" calcext:value-type="float">
            <text:p>178.35839</text:p>
          </table:table-cell>
          <table:table-cell office:value-type="float" office:value="177.13476" calcext:value-type="float">
            <text:p>177.13476</text:p>
          </table:table-cell>
          <table:table-cell office:value-type="float" office:value="7.08879" calcext:value-type="float">
            <text:p>7.0887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8" calcext:value-type="float">
            <text:p>138</text:p>
          </table:table-cell>
          <table:table-cell office:value-type="float" office:value="132.17619" calcext:value-type="float">
            <text:p>132.17619</text:p>
          </table:table-cell>
          <table:table-cell office:value-type="float" office:value="124.10547" calcext:value-type="float">
            <text:p>124.10547</text:p>
          </table:table-cell>
          <table:table-cell office:value-type="float" office:value="180.19184" calcext:value-type="float">
            <text:p>180.19184</text:p>
          </table:table-cell>
          <table:table-cell office:value-type="float" office:value="181.02105" calcext:value-type="float">
            <text:p>181.02105</text:p>
          </table:table-cell>
          <table:table-cell office:value-type="float" office:value="177.44635" calcext:value-type="float">
            <text:p>177.44635</text:p>
          </table:table-cell>
          <table:table-cell office:value-type="float" office:value="178.16933" calcext:value-type="float">
            <text:p>178.16933</text:p>
          </table:table-cell>
          <table:table-cell office:value-type="float" office:value="176.84063" calcext:value-type="float">
            <text:p>176.84063</text:p>
          </table:table-cell>
          <table:table-cell office:value-type="float" office:value="7.11681" calcext:value-type="float">
            <text:p>7.1168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office:value-type="float" office:value="131.97493" calcext:value-type="float">
            <text:p>131.97493</text:p>
          </table:table-cell>
          <table:table-cell office:value-type="float" office:value="123.99766" calcext:value-type="float">
            <text:p>123.99766</text:p>
          </table:table-cell>
          <table:table-cell office:value-type="float" office:value="179.97534" calcext:value-type="float">
            <text:p>179.97534</text:p>
          </table:table-cell>
          <table:table-cell office:value-type="float" office:value="180.92766" calcext:value-type="float">
            <text:p>180.92766</text:p>
          </table:table-cell>
          <table:table-cell office:value-type="float" office:value="177.27506" calcext:value-type="float">
            <text:p>177.27506</text:p>
          </table:table-cell>
          <table:table-cell office:value-type="float" office:value="177.99788" calcext:value-type="float">
            <text:p>177.99788</text:p>
          </table:table-cell>
          <table:table-cell office:value-type="float" office:value="176.56156" calcext:value-type="float">
            <text:p>176.56156</text:p>
          </table:table-cell>
          <table:table-cell office:value-type="float" office:value="7.14715" calcext:value-type="float">
            <text:p>7.1471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131.78668" calcext:value-type="float">
            <text:p>131.78668</text:p>
          </table:table-cell>
          <table:table-cell office:value-type="float" office:value="123.91951" calcext:value-type="float">
            <text:p>123.91951</text:p>
          </table:table-cell>
          <table:table-cell office:value-type="float" office:value="179.75437" calcext:value-type="float">
            <text:p>179.75437</text:p>
          </table:table-cell>
          <table:table-cell office:value-type="float" office:value="180.81764" calcext:value-type="float">
            <text:p>180.81764</text:p>
          </table:table-cell>
          <table:table-cell office:value-type="float" office:value="177.11025" calcext:value-type="float">
            <text:p>177.11025</text:p>
          </table:table-cell>
          <table:table-cell office:value-type="float" office:value="177.8255" calcext:value-type="float">
            <text:p>177.8255</text:p>
          </table:table-cell>
          <table:table-cell office:value-type="float" office:value="176.19868" calcext:value-type="float">
            <text:p>176.19868</text:p>
          </table:table-cell>
          <table:table-cell office:value-type="float" office:value="7.17806" calcext:value-type="float">
            <text:p>7.1780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131.60727" calcext:value-type="float">
            <text:p>131.60727</text:p>
          </table:table-cell>
          <table:table-cell office:value-type="float" office:value="123.87451" calcext:value-type="float">
            <text:p>123.87451</text:p>
          </table:table-cell>
          <table:table-cell office:value-type="float" office:value="179.53057" calcext:value-type="float">
            <text:p>179.53057</text:p>
          </table:table-cell>
          <table:table-cell office:value-type="float" office:value="180.69818" calcext:value-type="float">
            <text:p>180.69818</text:p>
          </table:table-cell>
          <table:table-cell office:value-type="float" office:value="176.95745" calcext:value-type="float">
            <text:p>176.95745</text:p>
          </table:table-cell>
          <table:table-cell office:value-type="float" office:value="177.64869" calcext:value-type="float">
            <text:p>177.64869</text:p>
          </table:table-cell>
          <table:table-cell office:value-type="float" office:value="175.84846" calcext:value-type="float">
            <text:p>175.84846</text:p>
          </table:table-cell>
          <table:table-cell office:value-type="float" office:value="7.2044" calcext:value-type="float">
            <text:p>7.204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office:value-type="float" office:value="131.43361" calcext:value-type="float">
            <text:p>131.43361</text:p>
          </table:table-cell>
          <table:table-cell office:value-type="float" office:value="123.86548" calcext:value-type="float">
            <text:p>123.86548</text:p>
          </table:table-cell>
          <table:table-cell office:value-type="float" office:value="179.29676" calcext:value-type="float">
            <text:p>179.29676</text:p>
          </table:table-cell>
          <table:table-cell office:value-type="float" office:value="180.57582" calcext:value-type="float">
            <text:p>180.57582</text:p>
          </table:table-cell>
          <table:table-cell office:value-type="float" office:value="176.82629" calcext:value-type="float">
            <text:p>176.82629</text:p>
          </table:table-cell>
          <table:table-cell office:value-type="float" office:value="177.45802" calcext:value-type="float">
            <text:p>177.45802</text:p>
          </table:table-cell>
          <table:table-cell office:value-type="float" office:value="175.4852" calcext:value-type="float">
            <text:p>175.4852</text:p>
          </table:table-cell>
          <table:table-cell office:value-type="float" office:value="7.22465" calcext:value-type="float">
            <text:p>7.2246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float" office:value="131.265" calcext:value-type="float">
            <text:p>131.265</text:p>
          </table:table-cell>
          <table:table-cell office:value-type="float" office:value="123.88663" calcext:value-type="float">
            <text:p>123.88663</text:p>
          </table:table-cell>
          <table:table-cell office:value-type="float" office:value="179.04308" calcext:value-type="float">
            <text:p>179.04308</text:p>
          </table:table-cell>
          <table:table-cell office:value-type="float" office:value="180.44839" calcext:value-type="float">
            <text:p>180.44839</text:p>
          </table:table-cell>
          <table:table-cell office:value-type="float" office:value="176.72108" calcext:value-type="float">
            <text:p>176.72108</text:p>
          </table:table-cell>
          <table:table-cell office:value-type="float" office:value="177.25513" calcext:value-type="float">
            <text:p>177.25513</text:p>
          </table:table-cell>
          <table:table-cell office:value-type="float" office:value="175.1383" calcext:value-type="float">
            <text:p>175.1383</text:p>
          </table:table-cell>
          <table:table-cell office:value-type="float" office:value="7.24624" calcext:value-type="float">
            <text:p>7.2462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31.09926" calcext:value-type="float">
            <text:p>131.09926</text:p>
          </table:table-cell>
          <table:table-cell office:value-type="float" office:value="123.94654" calcext:value-type="float">
            <text:p>123.94654</text:p>
          </table:table-cell>
          <table:table-cell office:value-type="float" office:value="178.7664" calcext:value-type="float">
            <text:p>178.7664</text:p>
          </table:table-cell>
          <table:table-cell office:value-type="float" office:value="180.31833" calcext:value-type="float">
            <text:p>180.31833</text:p>
          </table:table-cell>
          <table:table-cell office:value-type="float" office:value="176.62359" calcext:value-type="float">
            <text:p>176.62359</text:p>
          </table:table-cell>
          <table:table-cell office:value-type="float" office:value="177.03188" calcext:value-type="float">
            <text:p>177.03188</text:p>
          </table:table-cell>
          <table:table-cell office:value-type="float" office:value="174.91098" calcext:value-type="float">
            <text:p>174.91098</text:p>
          </table:table-cell>
          <table:table-cell office:value-type="float" office:value="7.26859" calcext:value-type="float">
            <text:p>7.2685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130.93245" calcext:value-type="float">
            <text:p>130.93245</text:p>
          </table:table-cell>
          <table:table-cell office:value-type="float" office:value="124.03447" calcext:value-type="float">
            <text:p>124.03447</text:p>
          </table:table-cell>
          <table:table-cell office:value-type="float" office:value="178.47079" calcext:value-type="float">
            <text:p>178.47079</text:p>
          </table:table-cell>
          <table:table-cell office:value-type="float" office:value="180.18581" calcext:value-type="float">
            <text:p>180.18581</text:p>
          </table:table-cell>
          <table:table-cell office:value-type="float" office:value="176.53475" calcext:value-type="float">
            <text:p>176.53475</text:p>
          </table:table-cell>
          <table:table-cell office:value-type="float" office:value="176.78699" calcext:value-type="float">
            <text:p>176.78699</text:p>
          </table:table-cell>
          <table:table-cell office:value-type="float" office:value="174.54354" calcext:value-type="float">
            <text:p>174.54354</text:p>
          </table:table-cell>
          <table:table-cell office:value-type="float" office:value="7.29103" calcext:value-type="float">
            <text:p>7.2910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office:value-type="float" office:value="130.75999" calcext:value-type="float">
            <text:p>130.75999</text:p>
          </table:table-cell>
          <table:table-cell office:value-type="float" office:value="124.14626" calcext:value-type="float">
            <text:p>124.14626</text:p>
          </table:table-cell>
          <table:table-cell office:value-type="float" office:value="178.15898" calcext:value-type="float">
            <text:p>178.15898</text:p>
          </table:table-cell>
          <table:table-cell office:value-type="float" office:value="180.05314" calcext:value-type="float">
            <text:p>180.05314</text:p>
          </table:table-cell>
          <table:table-cell office:value-type="float" office:value="176.44363" calcext:value-type="float">
            <text:p>176.44363</text:p>
          </table:table-cell>
          <table:table-cell office:value-type="float" office:value="176.51963" calcext:value-type="float">
            <text:p>176.51963</text:p>
          </table:table-cell>
          <table:table-cell office:value-type="float" office:value="174.15356" calcext:value-type="float">
            <text:p>174.15356</text:p>
          </table:table-cell>
          <table:table-cell office:value-type="float" office:value="7.31322" calcext:value-type="float">
            <text:p>7.3132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130.58308" calcext:value-type="float">
            <text:p>130.58308</text:p>
          </table:table-cell>
          <table:table-cell office:value-type="float" office:value="124.27561" calcext:value-type="float">
            <text:p>124.27561</text:p>
          </table:table-cell>
          <table:table-cell office:value-type="float" office:value="177.82333" calcext:value-type="float">
            <text:p>177.82333</text:p>
          </table:table-cell>
          <table:table-cell office:value-type="float" office:value="179.91453" calcext:value-type="float">
            <text:p>179.91453</text:p>
          </table:table-cell>
          <table:table-cell office:value-type="float" office:value="176.36968" calcext:value-type="float">
            <text:p>176.36968</text:p>
          </table:table-cell>
          <table:table-cell office:value-type="float" office:value="176.22951" calcext:value-type="float">
            <text:p>176.22951</text:p>
          </table:table-cell>
          <table:table-cell office:value-type="float" office:value="173.81355" calcext:value-type="float">
            <text:p>173.81355</text:p>
          </table:table-cell>
          <table:table-cell office:value-type="float" office:value="7.33465" calcext:value-type="float">
            <text:p>7.3346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office:value-type="float" office:value="130.40199" calcext:value-type="float">
            <text:p>130.40199</text:p>
          </table:table-cell>
          <table:table-cell office:value-type="float" office:value="124.41546" calcext:value-type="float">
            <text:p>124.41546</text:p>
          </table:table-cell>
          <table:table-cell office:value-type="float" office:value="177.45842" calcext:value-type="float">
            <text:p>177.45842</text:p>
          </table:table-cell>
          <table:table-cell office:value-type="float" office:value="179.77597" calcext:value-type="float">
            <text:p>179.77597</text:p>
          </table:table-cell>
          <table:table-cell office:value-type="float" office:value="176.30507" calcext:value-type="float">
            <text:p>176.30507</text:p>
          </table:table-cell>
          <table:table-cell office:value-type="float" office:value="175.91993" calcext:value-type="float">
            <text:p>175.91993</text:p>
          </table:table-cell>
          <table:table-cell office:value-type="float" office:value="173.49647" calcext:value-type="float">
            <text:p>173.49647</text:p>
          </table:table-cell>
          <table:table-cell office:value-type="float" office:value="7.35493" calcext:value-type="float">
            <text:p>7.354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office:value-type="float" office:value="130.21661" calcext:value-type="float">
            <text:p>130.21661</text:p>
          </table:table-cell>
          <table:table-cell office:value-type="float" office:value="124.56594" calcext:value-type="float">
            <text:p>124.56594</text:p>
          </table:table-cell>
          <table:table-cell office:value-type="float" office:value="177.06364" calcext:value-type="float">
            <text:p>177.06364</text:p>
          </table:table-cell>
          <table:table-cell office:value-type="float" office:value="179.63226" calcext:value-type="float">
            <text:p>179.63226</text:p>
          </table:table-cell>
          <table:table-cell office:value-type="float" office:value="176.27201" calcext:value-type="float">
            <text:p>176.27201</text:p>
          </table:table-cell>
          <table:table-cell office:value-type="float" office:value="175.59523" calcext:value-type="float">
            <text:p>175.59523</text:p>
          </table:table-cell>
          <table:table-cell office:value-type="float" office:value="173.1482" calcext:value-type="float">
            <text:p>173.1482</text:p>
          </table:table-cell>
          <table:table-cell office:value-type="float" office:value="7.37363" calcext:value-type="float">
            <text:p>7.3736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130.02332" calcext:value-type="float">
            <text:p>130.02332</text:p>
          </table:table-cell>
          <table:table-cell office:value-type="float" office:value="124.7215" calcext:value-type="float">
            <text:p>124.7215</text:p>
          </table:table-cell>
          <table:table-cell office:value-type="float" office:value="176.62491" calcext:value-type="float">
            <text:p>176.62491</text:p>
          </table:table-cell>
          <table:table-cell office:value-type="float" office:value="179.48462" calcext:value-type="float">
            <text:p>179.48462</text:p>
          </table:table-cell>
          <table:table-cell office:value-type="float" office:value="176.25191" calcext:value-type="float">
            <text:p>176.25191</text:p>
          </table:table-cell>
          <table:table-cell office:value-type="float" office:value="175.25583" calcext:value-type="float">
            <text:p>175.25583</text:p>
          </table:table-cell>
          <table:table-cell office:value-type="float" office:value="172.8181" calcext:value-type="float">
            <text:p>172.8181</text:p>
          </table:table-cell>
          <table:table-cell office:value-type="float" office:value="7.39025" calcext:value-type="float">
            <text:p>7.3902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1" calcext:value-type="float">
            <text:p>151</text:p>
          </table:table-cell>
          <table:table-cell office:value-type="float" office:value="129.81923" calcext:value-type="float">
            <text:p>129.81923</text:p>
          </table:table-cell>
          <table:table-cell office:value-type="float" office:value="124.876" calcext:value-type="float">
            <text:p>124.876</text:p>
          </table:table-cell>
          <table:table-cell office:value-type="float" office:value="176.1515" calcext:value-type="float">
            <text:p>176.1515</text:p>
          </table:table-cell>
          <table:table-cell office:value-type="float" office:value="179.32201" calcext:value-type="float">
            <text:p>179.32201</text:p>
          </table:table-cell>
          <table:table-cell office:value-type="float" office:value="176.23612" calcext:value-type="float">
            <text:p>176.23612</text:p>
          </table:table-cell>
          <table:table-cell office:value-type="float" office:value="174.90376" calcext:value-type="float">
            <text:p>174.90376</text:p>
          </table:table-cell>
          <table:table-cell office:value-type="float" office:value="172.50259" calcext:value-type="float">
            <text:p>172.50259</text:p>
          </table:table-cell>
          <table:table-cell office:value-type="float" office:value="7.40419" calcext:value-type="float">
            <text:p>7.4041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129.60205" calcext:value-type="float">
            <text:p>129.60205</text:p>
          </table:table-cell>
          <table:table-cell office:value-type="float" office:value="125.02295" calcext:value-type="float">
            <text:p>125.02295</text:p>
          </table:table-cell>
          <table:table-cell office:value-type="float" office:value="175.64925" calcext:value-type="float">
            <text:p>175.64925</text:p>
          </table:table-cell>
          <table:table-cell office:value-type="float" office:value="179.13258" calcext:value-type="float">
            <text:p>179.13258</text:p>
          </table:table-cell>
          <table:table-cell office:value-type="float" office:value="176.22456" calcext:value-type="float">
            <text:p>176.22456</text:p>
          </table:table-cell>
          <table:table-cell office:value-type="float" office:value="174.54293" calcext:value-type="float">
            <text:p>174.54293</text:p>
          </table:table-cell>
          <table:table-cell office:value-type="float" office:value="172.22575" calcext:value-type="float">
            <text:p>172.22575</text:p>
          </table:table-cell>
          <table:table-cell office:value-type="float" office:value="7.41493" calcext:value-type="float">
            <text:p>7.4149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office:value-type="float" office:value="129.36998" calcext:value-type="float">
            <text:p>129.36998</text:p>
          </table:table-cell>
          <table:table-cell office:value-type="float" office:value="125.15543" calcext:value-type="float">
            <text:p>125.15543</text:p>
          </table:table-cell>
          <table:table-cell office:value-type="float" office:value="175.12578" calcext:value-type="float">
            <text:p>175.12578</text:p>
          </table:table-cell>
          <table:table-cell office:value-type="float" office:value="178.90838" calcext:value-type="float">
            <text:p>178.90838</text:p>
          </table:table-cell>
          <table:table-cell office:value-type="float" office:value="176.21082" calcext:value-type="float">
            <text:p>176.21082</text:p>
          </table:table-cell>
          <table:table-cell office:value-type="float" office:value="174.17172" calcext:value-type="float">
            <text:p>174.17172</text:p>
          </table:table-cell>
          <table:table-cell office:value-type="float" office:value="171.99629" calcext:value-type="float">
            <text:p>171.99629</text:p>
          </table:table-cell>
          <table:table-cell office:value-type="float" office:value="7.42201" calcext:value-type="float">
            <text:p>7.4220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office:value-type="float" office:value="129.12337" calcext:value-type="float">
            <text:p>129.12337</text:p>
          </table:table-cell>
          <table:table-cell office:value-type="float" office:value="125.27442" calcext:value-type="float">
            <text:p>125.27442</text:p>
          </table:table-cell>
          <table:table-cell office:value-type="float" office:value="174.5929" calcext:value-type="float">
            <text:p>174.5929</text:p>
          </table:table-cell>
          <table:table-cell office:value-type="float" office:value="178.64847" calcext:value-type="float">
            <text:p>178.64847</text:p>
          </table:table-cell>
          <table:table-cell office:value-type="float" office:value="176.17951" calcext:value-type="float">
            <text:p>176.17951</text:p>
          </table:table-cell>
          <table:table-cell office:value-type="float" office:value="173.79161" calcext:value-type="float">
            <text:p>173.79161</text:p>
          </table:table-cell>
          <table:table-cell office:value-type="float" office:value="171.83151" calcext:value-type="float">
            <text:p>171.83151</text:p>
          </table:table-cell>
          <table:table-cell office:value-type="float" office:value="7.42503" calcext:value-type="float">
            <text:p>7.4250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  <table:table-cell office:value-type="float" office:value="128.86192" calcext:value-type="float">
            <text:p>128.86192</text:p>
          </table:table-cell>
          <table:table-cell office:value-type="float" office:value="125.37584" calcext:value-type="float">
            <text:p>125.37584</text:p>
          </table:table-cell>
          <table:table-cell office:value-type="float" office:value="174.05672" calcext:value-type="float">
            <text:p>174.05672</text:p>
          </table:table-cell>
          <table:table-cell office:value-type="float" office:value="178.35133" calcext:value-type="float">
            <text:p>178.35133</text:p>
          </table:table-cell>
          <table:table-cell office:value-type="float" office:value="176.12972" calcext:value-type="float">
            <text:p>176.12972</text:p>
          </table:table-cell>
          <table:table-cell office:value-type="float" office:value="173.4075" calcext:value-type="float">
            <text:p>173.4075</text:p>
          </table:table-cell>
          <table:table-cell office:value-type="float" office:value="171.7251" calcext:value-type="float">
            <text:p>171.7251</text:p>
          </table:table-cell>
          <table:table-cell office:value-type="float" office:value="7.42371" calcext:value-type="float">
            <text:p>7.4237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office:value-type="float" office:value="128.58318" calcext:value-type="float">
            <text:p>128.58318</text:p>
          </table:table-cell>
          <table:table-cell office:value-type="float" office:value="125.46387" calcext:value-type="float">
            <text:p>125.46387</text:p>
          </table:table-cell>
          <table:table-cell office:value-type="float" office:value="173.521" calcext:value-type="float">
            <text:p>173.521</text:p>
          </table:table-cell>
          <table:table-cell office:value-type="float" office:value="178.00659" calcext:value-type="float">
            <text:p>178.00659</text:p>
          </table:table-cell>
          <table:table-cell office:value-type="float" office:value="176.07527" calcext:value-type="float">
            <text:p>176.07527</text:p>
          </table:table-cell>
          <table:table-cell office:value-type="float" office:value="173.02659" calcext:value-type="float">
            <text:p>173.02659</text:p>
          </table:table-cell>
          <table:table-cell office:value-type="float" office:value="171.65924" calcext:value-type="float">
            <text:p>171.65924</text:p>
          </table:table-cell>
          <table:table-cell office:value-type="float" office:value="7.41788" calcext:value-type="float">
            <text:p>7.4178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 office:value-type="float" office:value="128.28682" calcext:value-type="float">
            <text:p>128.28682</text:p>
          </table:table-cell>
          <table:table-cell office:value-type="float" office:value="125.53795" calcext:value-type="float">
            <text:p>125.53795</text:p>
          </table:table-cell>
          <table:table-cell office:value-type="float" office:value="172.99228" calcext:value-type="float">
            <text:p>172.99228</text:p>
          </table:table-cell>
          <table:table-cell office:value-type="float" office:value="177.60974" calcext:value-type="float">
            <text:p>177.60974</text:p>
          </table:table-cell>
          <table:table-cell office:value-type="float" office:value="176.04131" calcext:value-type="float">
            <text:p>176.04131</text:p>
          </table:table-cell>
          <table:table-cell office:value-type="float" office:value="172.64737" calcext:value-type="float">
            <text:p>172.64737</text:p>
          </table:table-cell>
          <table:table-cell office:value-type="float" office:value="171.63788" calcext:value-type="float">
            <text:p>171.63788</text:p>
          </table:table-cell>
          <table:table-cell office:value-type="float" office:value="7.40754" calcext:value-type="float">
            <text:p>7.4075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8" calcext:value-type="float">
            <text:p>158</text:p>
          </table:table-cell>
          <table:table-cell office:value-type="float" office:value="127.97126" calcext:value-type="float">
            <text:p>127.97126</text:p>
          </table:table-cell>
          <table:table-cell office:value-type="float" office:value="125.59789" calcext:value-type="float">
            <text:p>125.59789</text:p>
          </table:table-cell>
          <table:table-cell office:value-type="float" office:value="172.47465" calcext:value-type="float">
            <text:p>172.47465</text:p>
          </table:table-cell>
          <table:table-cell office:value-type="float" office:value="177.16891" calcext:value-type="float">
            <text:p>177.16891</text:p>
          </table:table-cell>
          <table:table-cell office:value-type="float" office:value="176.01798" calcext:value-type="float">
            <text:p>176.01798</text:p>
          </table:table-cell>
          <table:table-cell office:value-type="float" office:value="172.27232" calcext:value-type="float">
            <text:p>172.27232</text:p>
          </table:table-cell>
          <table:table-cell office:value-type="float" office:value="171.64633" calcext:value-type="float">
            <text:p>171.64633</text:p>
          </table:table-cell>
          <table:table-cell office:value-type="float" office:value="7.39279" calcext:value-type="float">
            <text:p>7.3927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office:value-type="float" office:value="127.63805" calcext:value-type="float">
            <text:p>127.63805</text:p>
          </table:table-cell>
          <table:table-cell office:value-type="float" office:value="125.64381" calcext:value-type="float">
            <text:p>125.64381</text:p>
          </table:table-cell>
          <table:table-cell office:value-type="float" office:value="171.97749" calcext:value-type="float">
            <text:p>171.97749</text:p>
          </table:table-cell>
          <table:table-cell office:value-type="float" office:value="176.67984" calcext:value-type="float">
            <text:p>176.67984</text:p>
          </table:table-cell>
          <table:table-cell office:value-type="float" office:value="175.98221" calcext:value-type="float">
            <text:p>175.98221</text:p>
          </table:table-cell>
          <table:table-cell office:value-type="float" office:value="171.90334" calcext:value-type="float">
            <text:p>171.90334</text:p>
          </table:table-cell>
          <table:table-cell office:value-type="float" office:value="171.62361" calcext:value-type="float">
            <text:p>171.62361</text:p>
          </table:table-cell>
          <table:table-cell office:value-type="float" office:value="7.37389" calcext:value-type="float">
            <text:p>7.3738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office:value-type="float" office:value="127.28899" calcext:value-type="float">
            <text:p>127.28899</text:p>
          </table:table-cell>
          <table:table-cell office:value-type="float" office:value="125.67616" calcext:value-type="float">
            <text:p>125.67616</text:p>
          </table:table-cell>
          <table:table-cell office:value-type="float" office:value="171.50329" calcext:value-type="float">
            <text:p>171.50329</text:p>
          </table:table-cell>
          <table:table-cell office:value-type="float" office:value="176.1478" calcext:value-type="float">
            <text:p>176.1478</text:p>
          </table:table-cell>
          <table:table-cell office:value-type="float" office:value="175.92438" calcext:value-type="float">
            <text:p>175.92438</text:p>
          </table:table-cell>
          <table:table-cell office:value-type="float" office:value="171.5411" calcext:value-type="float">
            <text:p>171.5411</text:p>
          </table:table-cell>
          <table:table-cell office:value-type="float" office:value="171.65572" calcext:value-type="float">
            <text:p>171.65572</text:p>
          </table:table-cell>
          <table:table-cell office:value-type="float" office:value="7.3512" calcext:value-type="float">
            <text:p>7.351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1" calcext:value-type="float">
            <text:p>161</text:p>
          </table:table-cell>
          <table:table-cell office:value-type="float" office:value="126.92604" calcext:value-type="float">
            <text:p>126.92604</text:p>
          </table:table-cell>
          <table:table-cell office:value-type="float" office:value="125.69567" calcext:value-type="float">
            <text:p>125.69567</text:p>
          </table:table-cell>
          <table:table-cell office:value-type="float" office:value="171.06867" calcext:value-type="float">
            <text:p>171.06867</text:p>
          </table:table-cell>
          <table:table-cell office:value-type="float" office:value="175.57544" calcext:value-type="float">
            <text:p>175.57544</text:p>
          </table:table-cell>
          <table:table-cell office:value-type="float" office:value="175.84313" calcext:value-type="float">
            <text:p>175.84313</text:p>
          </table:table-cell>
          <table:table-cell office:value-type="float" office:value="171.1911" calcext:value-type="float">
            <text:p>171.1911</text:p>
          </table:table-cell>
          <table:table-cell office:value-type="float" office:value="171.65331" calcext:value-type="float">
            <text:p>171.65331</text:p>
          </table:table-cell>
          <table:table-cell office:value-type="float" office:value="7.32521" calcext:value-type="float">
            <text:p>7.3252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2" calcext:value-type="float">
            <text:p>162</text:p>
          </table:table-cell>
          <table:table-cell office:value-type="float" office:value="126.55172" calcext:value-type="float">
            <text:p>126.55172</text:p>
          </table:table-cell>
          <table:table-cell office:value-type="float" office:value="125.70335" calcext:value-type="float">
            <text:p>125.70335</text:p>
          </table:table-cell>
          <table:table-cell office:value-type="float" office:value="170.6684" calcext:value-type="float">
            <text:p>170.6684</text:p>
          </table:table-cell>
          <table:table-cell office:value-type="float" office:value="174.9746" calcext:value-type="float">
            <text:p>174.9746</text:p>
          </table:table-cell>
          <table:table-cell office:value-type="float" office:value="175.73487" calcext:value-type="float">
            <text:p>175.73487</text:p>
          </table:table-cell>
          <table:table-cell office:value-type="float" office:value="170.85949" calcext:value-type="float">
            <text:p>170.85949</text:p>
          </table:table-cell>
          <table:table-cell office:value-type="float" office:value="171.62755" calcext:value-type="float">
            <text:p>171.62755</text:p>
          </table:table-cell>
          <table:table-cell office:value-type="float" office:value="7.29646" calcext:value-type="float">
            <text:p>7.2964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3" calcext:value-type="float">
            <text:p>163</text:p>
          </table:table-cell>
          <table:table-cell office:value-type="float" office:value="126.16713" calcext:value-type="float">
            <text:p>126.16713</text:p>
          </table:table-cell>
          <table:table-cell office:value-type="float" office:value="125.7004" calcext:value-type="float">
            <text:p>125.7004</text:p>
          </table:table-cell>
          <table:table-cell office:value-type="float" office:value="170.30227" calcext:value-type="float">
            <text:p>170.30227</text:p>
          </table:table-cell>
          <table:table-cell office:value-type="float" office:value="174.34753" calcext:value-type="float">
            <text:p>174.34753</text:p>
          </table:table-cell>
          <table:table-cell office:value-type="float" office:value="175.59165" calcext:value-type="float">
            <text:p>175.59165</text:p>
          </table:table-cell>
          <table:table-cell office:value-type="float" office:value="170.5427" calcext:value-type="float">
            <text:p>170.5427</text:p>
          </table:table-cell>
          <table:table-cell office:value-type="float" office:value="171.55649" calcext:value-type="float">
            <text:p>171.55649</text:p>
          </table:table-cell>
          <table:table-cell office:value-type="float" office:value="7.26554" calcext:value-type="float">
            <text:p>7.2655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4" calcext:value-type="float">
            <text:p>164</text:p>
          </table:table-cell>
          <table:table-cell office:value-type="float" office:value="125.77599" calcext:value-type="float">
            <text:p>125.77599</text:p>
          </table:table-cell>
          <table:table-cell office:value-type="float" office:value="125.68821" calcext:value-type="float">
            <text:p>125.68821</text:p>
          </table:table-cell>
          <table:table-cell office:value-type="float" office:value="169.96598" calcext:value-type="float">
            <text:p>169.96598</text:p>
          </table:table-cell>
          <table:table-cell office:value-type="float" office:value="173.70101" calcext:value-type="float">
            <text:p>173.70101</text:p>
          </table:table-cell>
          <table:table-cell office:value-type="float" office:value="175.41225" calcext:value-type="float">
            <text:p>175.41225</text:p>
          </table:table-cell>
          <table:table-cell office:value-type="float" office:value="170.2439" calcext:value-type="float">
            <text:p>170.2439</text:p>
          </table:table-cell>
          <table:table-cell office:value-type="float" office:value="171.49766" calcext:value-type="float">
            <text:p>171.49766</text:p>
          </table:table-cell>
          <table:table-cell office:value-type="float" office:value="7.23307" calcext:value-type="float">
            <text:p>7.2330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 office:value-type="float" office:value="125.38066" calcext:value-type="float">
            <text:p>125.38066</text:p>
          </table:table-cell>
          <table:table-cell office:value-type="float" office:value="125.66826" calcext:value-type="float">
            <text:p>125.66826</text:p>
          </table:table-cell>
          <table:table-cell office:value-type="float" office:value="169.65153" calcext:value-type="float">
            <text:p>169.65153</text:p>
          </table:table-cell>
          <table:table-cell office:value-type="float" office:value="173.03665" calcext:value-type="float">
            <text:p>173.03665</text:p>
          </table:table-cell>
          <table:table-cell office:value-type="float" office:value="175.19948" calcext:value-type="float">
            <text:p>175.19948</text:p>
          </table:table-cell>
          <table:table-cell office:value-type="float" office:value="169.96461" calcext:value-type="float">
            <text:p>169.96461</text:p>
          </table:table-cell>
          <table:table-cell office:value-type="float" office:value="171.43431" calcext:value-type="float">
            <text:p>171.43431</text:p>
          </table:table-cell>
          <table:table-cell office:value-type="float" office:value="7.19965" calcext:value-type="float">
            <text:p>7.1996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office:value-type="float" office:value="124.98416" calcext:value-type="float">
            <text:p>124.98416</text:p>
          </table:table-cell>
          <table:table-cell office:value-type="float" office:value="125.64215" calcext:value-type="float">
            <text:p>125.64215</text:p>
          </table:table-cell>
          <table:table-cell office:value-type="float" office:value="169.35831" calcext:value-type="float">
            <text:p>169.35831</text:p>
          </table:table-cell>
          <table:table-cell office:value-type="float" office:value="172.36348" calcext:value-type="float">
            <text:p>172.36348</text:p>
          </table:table-cell>
          <table:table-cell office:value-type="float" office:value="174.96734" calcext:value-type="float">
            <text:p>174.96734</text:p>
          </table:table-cell>
          <table:table-cell office:value-type="float" office:value="169.7074" calcext:value-type="float">
            <text:p>169.7074</text:p>
          </table:table-cell>
          <table:table-cell office:value-type="float" office:value="171.38537" calcext:value-type="float">
            <text:p>171.38537</text:p>
          </table:table-cell>
          <table:table-cell office:value-type="float" office:value="7.17492" calcext:value-type="float">
            <text:p>7.1749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7" calcext:value-type="float">
            <text:p>167</text:p>
          </table:table-cell>
          <table:table-cell office:value-type="float" office:value="124.58884" calcext:value-type="float">
            <text:p>124.58884</text:p>
          </table:table-cell>
          <table:table-cell office:value-type="float" office:value="125.61156" calcext:value-type="float">
            <text:p>125.61156</text:p>
          </table:table-cell>
          <table:table-cell office:value-type="float" office:value="169.08459" calcext:value-type="float">
            <text:p>169.08459</text:p>
          </table:table-cell>
          <table:table-cell office:value-type="float" office:value="171.6923" calcext:value-type="float">
            <text:p>171.6923</text:p>
          </table:table-cell>
          <table:table-cell office:value-type="float" office:value="174.6952" calcext:value-type="float">
            <text:p>174.6952</text:p>
          </table:table-cell>
          <table:table-cell office:value-type="float" office:value="169.46443" calcext:value-type="float">
            <text:p>169.46443</text:p>
          </table:table-cell>
          <table:table-cell office:value-type="float" office:value="171.33903" calcext:value-type="float">
            <text:p>171.33903</text:p>
          </table:table-cell>
          <table:table-cell office:value-type="float" office:value="7.1412" calcext:value-type="float">
            <text:p>7.141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office:value-type="float" office:value="124.19702" calcext:value-type="float">
            <text:p>124.19702</text:p>
          </table:table-cell>
          <table:table-cell office:value-type="float" office:value="125.57822" calcext:value-type="float">
            <text:p>125.57822</text:p>
          </table:table-cell>
          <table:table-cell office:value-type="float" office:value="168.82976" calcext:value-type="float">
            <text:p>168.82976</text:p>
          </table:table-cell>
          <table:table-cell office:value-type="float" office:value="171.03413" calcext:value-type="float">
            <text:p>171.03413</text:p>
          </table:table-cell>
          <table:table-cell office:value-type="float" office:value="174.35645" calcext:value-type="float">
            <text:p>174.35645</text:p>
          </table:table-cell>
          <table:table-cell office:value-type="float" office:value="169.25006" calcext:value-type="float">
            <text:p>169.25006</text:p>
          </table:table-cell>
          <table:table-cell office:value-type="float" office:value="171.28374" calcext:value-type="float">
            <text:p>171.28374</text:p>
          </table:table-cell>
          <table:table-cell office:value-type="float" office:value="7.10802" calcext:value-type="float">
            <text:p>7.1080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office:value-type="float" office:value="123.80957" calcext:value-type="float">
            <text:p>123.80957</text:p>
          </table:table-cell>
          <table:table-cell office:value-type="float" office:value="125.54387" calcext:value-type="float">
            <text:p>125.54387</text:p>
          </table:table-cell>
          <table:table-cell office:value-type="float" office:value="168.59449" calcext:value-type="float">
            <text:p>168.59449</text:p>
          </table:table-cell>
          <table:table-cell office:value-type="float" office:value="170.38614" calcext:value-type="float">
            <text:p>170.38614</text:p>
          </table:table-cell>
          <table:table-cell office:value-type="float" office:value="173.96762" calcext:value-type="float">
            <text:p>173.96762</text:p>
          </table:table-cell>
          <table:table-cell office:value-type="float" office:value="169.07198" calcext:value-type="float">
            <text:p>169.07198</text:p>
          </table:table-cell>
          <table:table-cell office:value-type="float" office:value="171.24846" calcext:value-type="float">
            <text:p>171.24846</text:p>
          </table:table-cell>
          <table:table-cell office:value-type="float" office:value="7.07573" calcext:value-type="float">
            <text:p>7.0757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0" calcext:value-type="float">
            <text:p>170</text:p>
          </table:table-cell>
          <table:table-cell office:value-type="float" office:value="123.42323" calcext:value-type="float">
            <text:p>123.42323</text:p>
          </table:table-cell>
          <table:table-cell office:value-type="float" office:value="125.51024" calcext:value-type="float">
            <text:p>125.51024</text:p>
          </table:table-cell>
          <table:table-cell office:value-type="float" office:value="168.36793" calcext:value-type="float">
            <text:p>168.36793</text:p>
          </table:table-cell>
          <table:table-cell office:value-type="float" office:value="169.7517" calcext:value-type="float">
            <text:p>169.7517</text:p>
          </table:table-cell>
          <table:table-cell office:value-type="float" office:value="173.54648" calcext:value-type="float">
            <text:p>173.54648</text:p>
          </table:table-cell>
          <table:table-cell office:value-type="float" office:value="168.92548" calcext:value-type="float">
            <text:p>168.92548</text:p>
          </table:table-cell>
          <table:table-cell office:value-type="float" office:value="171.14395" calcext:value-type="float">
            <text:p>171.14395</text:p>
          </table:table-cell>
          <table:table-cell office:value-type="float" office:value="7.06281" calcext:value-type="float">
            <text:p>7.0628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1" calcext:value-type="float">
            <text:p>171</text:p>
          </table:table-cell>
          <table:table-cell office:value-type="float" office:value="123.03761" calcext:value-type="float">
            <text:p>123.03761</text:p>
          </table:table-cell>
          <table:table-cell office:value-type="float" office:value="125.47897" calcext:value-type="float">
            <text:p>125.47897</text:p>
          </table:table-cell>
          <table:table-cell office:value-type="float" office:value="168.14753" calcext:value-type="float">
            <text:p>168.14753</text:p>
          </table:table-cell>
          <table:table-cell office:value-type="float" office:value="169.13776" calcext:value-type="float">
            <text:p>169.13776</text:p>
          </table:table-cell>
          <table:table-cell office:value-type="float" office:value="173.08481" calcext:value-type="float">
            <text:p>173.08481</text:p>
          </table:table-cell>
          <table:table-cell office:value-type="float" office:value="168.80437" calcext:value-type="float">
            <text:p>168.80437</text:p>
          </table:table-cell>
          <table:table-cell office:value-type="float" office:value="171.00626" calcext:value-type="float">
            <text:p>171.00626</text:p>
          </table:table-cell>
          <table:table-cell office:value-type="float" office:value="7.05131" calcext:value-type="float">
            <text:p>7.0513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122.6531" calcext:value-type="float">
            <text:p>122.6531</text:p>
          </table:table-cell>
          <table:table-cell office:value-type="float" office:value="125.45156" calcext:value-type="float">
            <text:p>125.45156</text:p>
          </table:table-cell>
          <table:table-cell office:value-type="float" office:value="167.91969" calcext:value-type="float">
            <text:p>167.91969</text:p>
          </table:table-cell>
          <table:table-cell office:value-type="float" office:value="168.54074" calcext:value-type="float">
            <text:p>168.54074</text:p>
          </table:table-cell>
          <table:table-cell office:value-type="float" office:value="172.60501" calcext:value-type="float">
            <text:p>172.60501</text:p>
          </table:table-cell>
          <table:table-cell office:value-type="float" office:value="168.70851" calcext:value-type="float">
            <text:p>168.70851</text:p>
          </table:table-cell>
          <table:table-cell office:value-type="float" office:value="170.88713" calcext:value-type="float">
            <text:p>170.88713</text:p>
          </table:table-cell>
          <table:table-cell office:value-type="float" office:value="7.0414" calcext:value-type="float">
            <text:p>7.041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  <table:table-cell office:value-type="float" office:value="122.26635" calcext:value-type="float">
            <text:p>122.26635</text:p>
          </table:table-cell>
          <table:table-cell office:value-type="float" office:value="125.42936" calcext:value-type="float">
            <text:p>125.42936</text:p>
          </table:table-cell>
          <table:table-cell office:value-type="float" office:value="167.69552" calcext:value-type="float">
            <text:p>167.69552</text:p>
          </table:table-cell>
          <table:table-cell office:value-type="float" office:value="167.95629" calcext:value-type="float">
            <text:p>167.95629</text:p>
          </table:table-cell>
          <table:table-cell office:value-type="float" office:value="172.11874" calcext:value-type="float">
            <text:p>172.11874</text:p>
          </table:table-cell>
          <table:table-cell office:value-type="float" office:value="168.6337" calcext:value-type="float">
            <text:p>168.6337</text:p>
          </table:table-cell>
          <table:table-cell office:value-type="float" office:value="170.80393" calcext:value-type="float">
            <text:p>170.80393</text:p>
          </table:table-cell>
          <table:table-cell office:value-type="float" office:value="7.03327" calcext:value-type="float">
            <text:p>7.0332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21.87668" calcext:value-type="float">
            <text:p>121.87668</text:p>
          </table:table-cell>
          <table:table-cell office:value-type="float" office:value="125.41346" calcext:value-type="float">
            <text:p>125.41346</text:p>
          </table:table-cell>
          <table:table-cell office:value-type="float" office:value="167.47037" calcext:value-type="float">
            <text:p>167.47037</text:p>
          </table:table-cell>
          <table:table-cell office:value-type="float" office:value="167.39046" calcext:value-type="float">
            <text:p>167.39046</text:p>
          </table:table-cell>
          <table:table-cell office:value-type="float" office:value="171.63667" calcext:value-type="float">
            <text:p>171.63667</text:p>
          </table:table-cell>
          <table:table-cell office:value-type="float" office:value="168.57856" calcext:value-type="float">
            <text:p>168.57856</text:p>
          </table:table-cell>
          <table:table-cell office:value-type="float" office:value="170.73011" calcext:value-type="float">
            <text:p>170.73011</text:p>
          </table:table-cell>
          <table:table-cell office:value-type="float" office:value="7.02706" calcext:value-type="float">
            <text:p>7.0270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5" calcext:value-type="float">
            <text:p>175</text:p>
          </table:table-cell>
          <table:table-cell office:value-type="float" office:value="121.48077" calcext:value-type="float">
            <text:p>121.48077</text:p>
          </table:table-cell>
          <table:table-cell office:value-type="float" office:value="125.40469" calcext:value-type="float">
            <text:p>125.40469</text:p>
          </table:table-cell>
          <table:table-cell office:value-type="float" office:value="167.25358" calcext:value-type="float">
            <text:p>167.25358</text:p>
          </table:table-cell>
          <table:table-cell office:value-type="float" office:value="166.84354" calcext:value-type="float">
            <text:p>166.84354</text:p>
          </table:table-cell>
          <table:table-cell office:value-type="float" office:value="171.15993" calcext:value-type="float">
            <text:p>171.15993</text:p>
          </table:table-cell>
          <table:table-cell office:value-type="float" office:value="168.54216" calcext:value-type="float">
            <text:p>168.54216</text:p>
          </table:table-cell>
          <table:table-cell office:value-type="float" office:value="170.67358" calcext:value-type="float">
            <text:p>170.67358</text:p>
          </table:table-cell>
          <table:table-cell office:value-type="float" office:value="7.02296" calcext:value-type="float">
            <text:p>7.0229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6" calcext:value-type="float">
            <text:p>176</text:p>
          </table:table-cell>
          <table:table-cell office:value-type="float" office:value="121.0797" calcext:value-type="float">
            <text:p>121.0797</text:p>
          </table:table-cell>
          <table:table-cell office:value-type="float" office:value="125.4035" calcext:value-type="float">
            <text:p>125.4035</text:p>
          </table:table-cell>
          <table:table-cell office:value-type="float" office:value="167.05518" calcext:value-type="float">
            <text:p>167.05518</text:p>
          </table:table-cell>
          <table:table-cell office:value-type="float" office:value="166.31746" calcext:value-type="float">
            <text:p>166.31746</text:p>
          </table:table-cell>
          <table:table-cell office:value-type="float" office:value="170.71374" calcext:value-type="float">
            <text:p>170.71374</text:p>
          </table:table-cell>
          <table:table-cell office:value-type="float" office:value="168.52029" calcext:value-type="float">
            <text:p>168.52029</text:p>
          </table:table-cell>
          <table:table-cell office:value-type="float" office:value="170.66827" calcext:value-type="float">
            <text:p>170.66827</text:p>
          </table:table-cell>
          <table:table-cell office:value-type="float" office:value="7.02118" calcext:value-type="float">
            <text:p>7.0211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7" calcext:value-type="float">
            <text:p>177</text:p>
          </table:table-cell>
          <table:table-cell office:value-type="float" office:value="120.67286" calcext:value-type="float">
            <text:p>120.67286</text:p>
          </table:table-cell>
          <table:table-cell office:value-type="float" office:value="125.40992" calcext:value-type="float">
            <text:p>125.40992</text:p>
          </table:table-cell>
          <table:table-cell office:value-type="float" office:value="166.87693" calcext:value-type="float">
            <text:p>166.87693</text:p>
          </table:table-cell>
          <table:table-cell office:value-type="float" office:value="165.81067" calcext:value-type="float">
            <text:p>165.81067</text:p>
          </table:table-cell>
          <table:table-cell office:value-type="float" office:value="170.29131" calcext:value-type="float">
            <text:p>170.29131</text:p>
          </table:table-cell>
          <table:table-cell office:value-type="float" office:value="168.5027" calcext:value-type="float">
            <text:p>168.5027</text:p>
          </table:table-cell>
          <table:table-cell office:value-type="float" office:value="170.66563" calcext:value-type="float">
            <text:p>170.66563</text:p>
          </table:table-cell>
          <table:table-cell office:value-type="float" office:value="7.01284" calcext:value-type="float">
            <text:p>7.0128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8" calcext:value-type="float">
            <text:p>178</text:p>
          </table:table-cell>
          <table:table-cell office:value-type="float" office:value="120.2618" calcext:value-type="float">
            <text:p>120.2618</text:p>
          </table:table-cell>
          <table:table-cell office:value-type="float" office:value="125.42353" calcext:value-type="float">
            <text:p>125.42353</text:p>
          </table:table-cell>
          <table:table-cell office:value-type="float" office:value="166.7169" calcext:value-type="float">
            <text:p>166.7169</text:p>
          </table:table-cell>
          <table:table-cell office:value-type="float" office:value="165.32321" calcext:value-type="float">
            <text:p>165.32321</text:p>
          </table:table-cell>
          <table:table-cell office:value-type="float" office:value="169.91031" calcext:value-type="float">
            <text:p>169.91031</text:p>
          </table:table-cell>
          <table:table-cell office:value-type="float" office:value="168.48382" calcext:value-type="float">
            <text:p>168.48382</text:p>
          </table:table-cell>
          <table:table-cell office:value-type="float" office:value="170.73977" calcext:value-type="float">
            <text:p>170.73977</text:p>
          </table:table-cell>
          <table:table-cell office:value-type="float" office:value="7.00731" calcext:value-type="float">
            <text:p>7.0073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79" calcext:value-type="float">
            <text:p>179</text:p>
          </table:table-cell>
          <table:table-cell office:value-type="float" office:value="119.85104" calcext:value-type="float">
            <text:p>119.85104</text:p>
          </table:table-cell>
          <table:table-cell office:value-type="float" office:value="125.44353" calcext:value-type="float">
            <text:p>125.44353</text:p>
          </table:table-cell>
          <table:table-cell office:value-type="float" office:value="166.57272" calcext:value-type="float">
            <text:p>166.57272</text:p>
          </table:table-cell>
          <table:table-cell office:value-type="float" office:value="164.84949" calcext:value-type="float">
            <text:p>164.84949</text:p>
          </table:table-cell>
          <table:table-cell office:value-type="float" office:value="169.57487" calcext:value-type="float">
            <text:p>169.57487</text:p>
          </table:table-cell>
          <table:table-cell office:value-type="float" office:value="168.4545" calcext:value-type="float">
            <text:p>168.4545</text:p>
          </table:table-cell>
          <table:table-cell office:value-type="float" office:value="170.70294" calcext:value-type="float">
            <text:p>170.70294</text:p>
          </table:table-cell>
          <table:table-cell office:value-type="float" office:value="7.01396" calcext:value-type="float">
            <text:p>7.0139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0" calcext:value-type="float">
            <text:p>180</text:p>
          </table:table-cell>
          <table:table-cell office:value-type="float" office:value="119.44025" calcext:value-type="float">
            <text:p>119.44025</text:p>
          </table:table-cell>
          <table:table-cell office:value-type="float" office:value="125.46874" calcext:value-type="float">
            <text:p>125.46874</text:p>
          </table:table-cell>
          <table:table-cell office:value-type="float" office:value="166.44756" calcext:value-type="float">
            <text:p>166.44756</text:p>
          </table:table-cell>
          <table:table-cell office:value-type="float" office:value="164.39468" calcext:value-type="float">
            <text:p>164.39468</text:p>
          </table:table-cell>
          <table:table-cell office:value-type="float" office:value="169.26835" calcext:value-type="float">
            <text:p>169.26835</text:p>
          </table:table-cell>
          <table:table-cell office:value-type="float" office:value="168.41125" calcext:value-type="float">
            <text:p>168.41125</text:p>
          </table:table-cell>
          <table:table-cell office:value-type="float" office:value="170.66306" calcext:value-type="float">
            <text:p>170.66306</text:p>
          </table:table-cell>
          <table:table-cell office:value-type="float" office:value="7.01488" calcext:value-type="float">
            <text:p>7.0148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1" calcext:value-type="float">
            <text:p>181</text:p>
          </table:table-cell>
          <table:table-cell office:value-type="float" office:value="119.02677" calcext:value-type="float">
            <text:p>119.02677</text:p>
          </table:table-cell>
          <table:table-cell office:value-type="float" office:value="125.49777" calcext:value-type="float">
            <text:p>125.49777</text:p>
          </table:table-cell>
          <table:table-cell office:value-type="float" office:value="166.34236" calcext:value-type="float">
            <text:p>166.34236</text:p>
          </table:table-cell>
          <table:table-cell office:value-type="float" office:value="163.96078" calcext:value-type="float">
            <text:p>163.96078</text:p>
          </table:table-cell>
          <table:table-cell office:value-type="float" office:value="168.99288" calcext:value-type="float">
            <text:p>168.99288</text:p>
          </table:table-cell>
          <table:table-cell office:value-type="float" office:value="168.33729" calcext:value-type="float">
            <text:p>168.33729</text:p>
          </table:table-cell>
          <table:table-cell office:value-type="float" office:value="170.6081" calcext:value-type="float">
            <text:p>170.6081</text:p>
          </table:table-cell>
          <table:table-cell office:value-type="float" office:value="7.00121" calcext:value-type="float">
            <text:p>7.0012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  <table:table-cell office:value-type="float" office:value="118.61038" calcext:value-type="float">
            <text:p>118.61038</text:p>
          </table:table-cell>
          <table:table-cell office:value-type="float" office:value="125.52909" calcext:value-type="float">
            <text:p>125.52909</text:p>
          </table:table-cell>
          <table:table-cell office:value-type="float" office:value="166.24952" calcext:value-type="float">
            <text:p>166.24952</text:p>
          </table:table-cell>
          <table:table-cell office:value-type="float" office:value="163.54552" calcext:value-type="float">
            <text:p>163.54552</text:p>
          </table:table-cell>
          <table:table-cell office:value-type="float" office:value="168.74904" calcext:value-type="float">
            <text:p>168.74904</text:p>
          </table:table-cell>
          <table:table-cell office:value-type="float" office:value="168.24275" calcext:value-type="float">
            <text:p>168.24275</text:p>
          </table:table-cell>
          <table:table-cell office:value-type="float" office:value="170.5873" calcext:value-type="float">
            <text:p>170.5873</text:p>
          </table:table-cell>
          <table:table-cell office:value-type="float" office:value="6.99133" calcext:value-type="float">
            <text:p>6.9913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  <table:table-cell office:value-type="float" office:value="118.19091" calcext:value-type="float">
            <text:p>118.19091</text:p>
          </table:table-cell>
          <table:table-cell office:value-type="float" office:value="125.56117" calcext:value-type="float">
            <text:p>125.56117</text:p>
          </table:table-cell>
          <table:table-cell office:value-type="float" office:value="166.17605" calcext:value-type="float">
            <text:p>166.17605</text:p>
          </table:table-cell>
          <table:table-cell office:value-type="float" office:value="163.14896" calcext:value-type="float">
            <text:p>163.14896</text:p>
          </table:table-cell>
          <table:table-cell office:value-type="float" office:value="168.5238" calcext:value-type="float">
            <text:p>168.5238</text:p>
          </table:table-cell>
          <table:table-cell office:value-type="float" office:value="168.12341" calcext:value-type="float">
            <text:p>168.12341</text:p>
          </table:table-cell>
          <table:table-cell office:value-type="float" office:value="170.54262" calcext:value-type="float">
            <text:p>170.54262</text:p>
          </table:table-cell>
          <table:table-cell office:value-type="float" office:value="6.98531" calcext:value-type="float">
            <text:p>6.9853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17.76844" calcext:value-type="float">
            <text:p>117.76844</text:p>
          </table:table-cell>
          <table:table-cell office:value-type="float" office:value="125.59263" calcext:value-type="float">
            <text:p>125.59263</text:p>
          </table:table-cell>
          <table:table-cell office:value-type="float" office:value="166.10168" calcext:value-type="float">
            <text:p>166.10168</text:p>
          </table:table-cell>
          <table:table-cell office:value-type="float" office:value="162.77648" calcext:value-type="float">
            <text:p>162.77648</text:p>
          </table:table-cell>
          <table:table-cell office:value-type="float" office:value="168.309" calcext:value-type="float">
            <text:p>168.309</text:p>
          </table:table-cell>
          <table:table-cell office:value-type="float" office:value="167.97646" calcext:value-type="float">
            <text:p>167.97646</text:p>
          </table:table-cell>
          <table:table-cell office:value-type="float" office:value="170.42946" calcext:value-type="float">
            <text:p>170.42946</text:p>
          </table:table-cell>
          <table:table-cell office:value-type="float" office:value="6.97402" calcext:value-type="float">
            <text:p>6.9740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office:value-type="float" office:value="117.33958" calcext:value-type="float">
            <text:p>117.33958</text:p>
          </table:table-cell>
          <table:table-cell office:value-type="float" office:value="125.62239" calcext:value-type="float">
            <text:p>125.62239</text:p>
          </table:table-cell>
          <table:table-cell office:value-type="float" office:value="166.02109" calcext:value-type="float">
            <text:p>166.02109</text:p>
          </table:table-cell>
          <table:table-cell office:value-type="float" office:value="162.42929" calcext:value-type="float">
            <text:p>162.42929</text:p>
          </table:table-cell>
          <table:table-cell office:value-type="float" office:value="168.02981" calcext:value-type="float">
            <text:p>168.02981</text:p>
          </table:table-cell>
          <table:table-cell office:value-type="float" office:value="167.79181" calcext:value-type="float">
            <text:p>167.79181</text:p>
          </table:table-cell>
          <table:table-cell office:value-type="float" office:value="170.40337" calcext:value-type="float">
            <text:p>170.40337</text:p>
          </table:table-cell>
          <table:table-cell office:value-type="float" office:value="6.96632" calcext:value-type="float">
            <text:p>6.9663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16.90398" calcext:value-type="float">
            <text:p>116.90398</text:p>
          </table:table-cell>
          <table:table-cell office:value-type="float" office:value="125.64987" calcext:value-type="float">
            <text:p>125.64987</text:p>
          </table:table-cell>
          <table:table-cell office:value-type="float" office:value="165.921" calcext:value-type="float">
            <text:p>165.921</text:p>
          </table:table-cell>
          <table:table-cell office:value-type="float" office:value="162.10223" calcext:value-type="float">
            <text:p>162.10223</text:p>
          </table:table-cell>
          <table:table-cell office:value-type="float" office:value="167.78217" calcext:value-type="float">
            <text:p>167.78217</text:p>
          </table:table-cell>
          <table:table-cell office:value-type="float" office:value="167.58013" calcext:value-type="float">
            <text:p>167.58013</text:p>
          </table:table-cell>
          <table:table-cell office:value-type="float" office:value="170.38421" calcext:value-type="float">
            <text:p>170.38421</text:p>
          </table:table-cell>
          <table:table-cell office:value-type="float" office:value="6.96186" calcext:value-type="float">
            <text:p>6.9618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16.45798" calcext:value-type="float">
            <text:p>116.45798</text:p>
          </table:table-cell>
          <table:table-cell office:value-type="float" office:value="125.67501" calcext:value-type="float">
            <text:p>125.67501</text:p>
          </table:table-cell>
          <table:table-cell office:value-type="float" office:value="165.78931" calcext:value-type="float">
            <text:p>165.78931</text:p>
          </table:table-cell>
          <table:table-cell office:value-type="float" office:value="161.79961" calcext:value-type="float">
            <text:p>161.79961</text:p>
          </table:table-cell>
          <table:table-cell office:value-type="float" office:value="167.52069" calcext:value-type="float">
            <text:p>167.52069</text:p>
          </table:table-cell>
          <table:table-cell office:value-type="float" office:value="167.35021" calcext:value-type="float">
            <text:p>167.35021</text:p>
          </table:table-cell>
          <table:table-cell office:value-type="float" office:value="170.31694" calcext:value-type="float">
            <text:p>170.31694</text:p>
          </table:table-cell>
          <table:table-cell office:value-type="float" office:value="6.96007" calcext:value-type="float">
            <text:p>6.9600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116.00204" calcext:value-type="float">
            <text:p>116.00204</text:p>
          </table:table-cell>
          <table:table-cell office:value-type="float" office:value="125.69838" calcext:value-type="float">
            <text:p>125.69838</text:p>
          </table:table-cell>
          <table:table-cell office:value-type="float" office:value="165.61408" calcext:value-type="float">
            <text:p>165.61408</text:p>
          </table:table-cell>
          <table:table-cell office:value-type="float" office:value="161.52047" calcext:value-type="float">
            <text:p>161.52047</text:p>
          </table:table-cell>
          <table:table-cell office:value-type="float" office:value="167.30598" calcext:value-type="float">
            <text:p>167.30598</text:p>
          </table:table-cell>
          <table:table-cell office:value-type="float" office:value="167.09764" calcext:value-type="float">
            <text:p>167.09764</text:p>
          </table:table-cell>
          <table:table-cell office:value-type="float" office:value="170.19884" calcext:value-type="float">
            <text:p>170.19884</text:p>
          </table:table-cell>
          <table:table-cell office:value-type="float" office:value="6.96022" calcext:value-type="float">
            <text:p>6.9602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115.53786" calcext:value-type="float">
            <text:p>115.53786</text:p>
          </table:table-cell>
          <table:table-cell office:value-type="float" office:value="125.7211" calcext:value-type="float">
            <text:p>125.7211</text:p>
          </table:table-cell>
          <table:table-cell office:value-type="float" office:value="165.38909" calcext:value-type="float">
            <text:p>165.38909</text:p>
          </table:table-cell>
          <table:table-cell office:value-type="float" office:value="161.2567" calcext:value-type="float">
            <text:p>161.2567</text:p>
          </table:table-cell>
          <table:table-cell office:value-type="float" office:value="167.02515" calcext:value-type="float">
            <text:p>167.02515</text:p>
          </table:table-cell>
          <table:table-cell office:value-type="float" office:value="166.84136" calcext:value-type="float">
            <text:p>166.84136</text:p>
          </table:table-cell>
          <table:table-cell office:value-type="float" office:value="170.04446" calcext:value-type="float">
            <text:p>170.04446</text:p>
          </table:table-cell>
          <table:table-cell office:value-type="float" office:value="6.97055" calcext:value-type="float">
            <text:p>6.9705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15.07164" calcext:value-type="float">
            <text:p>115.07164</text:p>
          </table:table-cell>
          <table:table-cell office:value-type="float" office:value="125.74475" calcext:value-type="float">
            <text:p>125.74475</text:p>
          </table:table-cell>
          <table:table-cell office:value-type="float" office:value="165.11474" calcext:value-type="float">
            <text:p>165.11474</text:p>
          </table:table-cell>
          <table:table-cell office:value-type="float" office:value="161.01378" calcext:value-type="float">
            <text:p>161.01378</text:p>
          </table:table-cell>
          <table:table-cell office:value-type="float" office:value="166.72875" calcext:value-type="float">
            <text:p>166.72875</text:p>
          </table:table-cell>
          <table:table-cell office:value-type="float" office:value="166.58358" calcext:value-type="float">
            <text:p>166.58358</text:p>
          </table:table-cell>
          <table:table-cell office:value-type="float" office:value="169.86365" calcext:value-type="float">
            <text:p>169.86365</text:p>
          </table:table-cell>
          <table:table-cell office:value-type="float" office:value="6.97189" calcext:value-type="float">
            <text:p>6.9718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14.60751" calcext:value-type="float">
            <text:p>114.60751</text:p>
          </table:table-cell>
          <table:table-cell office:value-type="float" office:value="125.77122" calcext:value-type="float">
            <text:p>125.77122</text:p>
          </table:table-cell>
          <table:table-cell office:value-type="float" office:value="164.78641" calcext:value-type="float">
            <text:p>164.78641</text:p>
          </table:table-cell>
          <table:table-cell office:value-type="float" office:value="160.78987" calcext:value-type="float">
            <text:p>160.78987</text:p>
          </table:table-cell>
          <table:table-cell office:value-type="float" office:value="166.50572" calcext:value-type="float">
            <text:p>166.50572</text:p>
          </table:table-cell>
          <table:table-cell office:value-type="float" office:value="166.31177" calcext:value-type="float">
            <text:p>166.31177</text:p>
          </table:table-cell>
          <table:table-cell office:value-type="float" office:value="169.66089" calcext:value-type="float">
            <text:p>169.66089</text:p>
          </table:table-cell>
          <table:table-cell office:value-type="float" office:value="6.98139" calcext:value-type="float">
            <text:p>6.9813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14.14712" calcext:value-type="float">
            <text:p>114.14712</text:p>
          </table:table-cell>
          <table:table-cell office:value-type="float" office:value="125.80251" calcext:value-type="float">
            <text:p>125.80251</text:p>
          </table:table-cell>
          <table:table-cell office:value-type="float" office:value="164.40815" calcext:value-type="float">
            <text:p>164.40815</text:p>
          </table:table-cell>
          <table:table-cell office:value-type="float" office:value="160.58017" calcext:value-type="float">
            <text:p>160.58017</text:p>
          </table:table-cell>
          <table:table-cell office:value-type="float" office:value="166.18916" calcext:value-type="float">
            <text:p>166.18916</text:p>
          </table:table-cell>
          <table:table-cell office:value-type="float" office:value="166.05331" calcext:value-type="float">
            <text:p>166.05331</text:p>
          </table:table-cell>
          <table:table-cell office:value-type="float" office:value="169.46026" calcext:value-type="float">
            <text:p>169.46026</text:p>
          </table:table-cell>
          <table:table-cell office:value-type="float" office:value="6.9889" calcext:value-type="float">
            <text:p>6.988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113.69599" calcext:value-type="float">
            <text:p>113.69599</text:p>
          </table:table-cell>
          <table:table-cell office:value-type="float" office:value="125.84061" calcext:value-type="float">
            <text:p>125.84061</text:p>
          </table:table-cell>
          <table:table-cell office:value-type="float" office:value="163.99073" calcext:value-type="float">
            <text:p>163.99073</text:p>
          </table:table-cell>
          <table:table-cell office:value-type="float" office:value="160.38905" calcext:value-type="float">
            <text:p>160.38905</text:p>
          </table:table-cell>
          <table:table-cell office:value-type="float" office:value="165.80708" calcext:value-type="float">
            <text:p>165.80708</text:p>
          </table:table-cell>
          <table:table-cell office:value-type="float" office:value="165.80779" calcext:value-type="float">
            <text:p>165.80779</text:p>
          </table:table-cell>
          <table:table-cell office:value-type="float" office:value="169.30689" calcext:value-type="float">
            <text:p>169.30689</text:p>
          </table:table-cell>
          <table:table-cell office:value-type="float" office:value="6.99345" calcext:value-type="float">
            <text:p>6.9934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13.2593" calcext:value-type="float">
            <text:p>113.2593</text:p>
          </table:table-cell>
          <table:table-cell office:value-type="float" office:value="125.88723" calcext:value-type="float">
            <text:p>125.88723</text:p>
          </table:table-cell>
          <table:table-cell office:value-type="float" office:value="163.52933" calcext:value-type="float">
            <text:p>163.52933</text:p>
          </table:table-cell>
          <table:table-cell office:value-type="float" office:value="160.21782" calcext:value-type="float">
            <text:p>160.21782</text:p>
          </table:table-cell>
          <table:table-cell office:value-type="float" office:value="165.33087" calcext:value-type="float">
            <text:p>165.33087</text:p>
          </table:table-cell>
          <table:table-cell office:value-type="float" office:value="165.56453" calcext:value-type="float">
            <text:p>165.56453</text:p>
          </table:table-cell>
          <table:table-cell office:value-type="float" office:value="169.26637" calcext:value-type="float">
            <text:p>169.26637</text:p>
          </table:table-cell>
          <table:table-cell office:value-type="float" office:value="6.99414" calcext:value-type="float">
            <text:p>6.9941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float" office:value="112.83713" calcext:value-type="float">
            <text:p>112.83713</text:p>
          </table:table-cell>
          <table:table-cell office:value-type="float" office:value="125.94362" calcext:value-type="float">
            <text:p>125.94362</text:p>
          </table:table-cell>
          <table:table-cell office:value-type="float" office:value="163.04336" calcext:value-type="float">
            <text:p>163.04336</text:p>
          </table:table-cell>
          <table:table-cell office:value-type="float" office:value="160.06305" calcext:value-type="float">
            <text:p>160.06305</text:p>
          </table:table-cell>
          <table:table-cell office:value-type="float" office:value="164.79463" calcext:value-type="float">
            <text:p>164.79463</text:p>
          </table:table-cell>
          <table:table-cell office:value-type="float" office:value="165.33069" calcext:value-type="float">
            <text:p>165.33069</text:p>
          </table:table-cell>
          <table:table-cell office:value-type="float" office:value="169.28734" calcext:value-type="float">
            <text:p>169.28734</text:p>
          </table:table-cell>
          <table:table-cell office:value-type="float" office:value="6.99933" calcext:value-type="float">
            <text:p>6.9993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office:value-type="float" office:value="112.43184" calcext:value-type="float">
            <text:p>112.43184</text:p>
          </table:table-cell>
          <table:table-cell office:value-type="float" office:value="126.01048" calcext:value-type="float">
            <text:p>126.01048</text:p>
          </table:table-cell>
          <table:table-cell office:value-type="float" office:value="162.54899" calcext:value-type="float">
            <text:p>162.54899</text:p>
          </table:table-cell>
          <table:table-cell office:value-type="float" office:value="159.91556" calcext:value-type="float">
            <text:p>159.91556</text:p>
          </table:table-cell>
          <table:table-cell office:value-type="float" office:value="164.30024" calcext:value-type="float">
            <text:p>164.30024</text:p>
          </table:table-cell>
          <table:table-cell office:value-type="float" office:value="165.13777" calcext:value-type="float">
            <text:p>165.13777</text:p>
          </table:table-cell>
          <table:table-cell office:value-type="float" office:value="169.30689" calcext:value-type="float">
            <text:p>169.30689</text:p>
          </table:table-cell>
          <table:table-cell office:value-type="float" office:value="6.99943" calcext:value-type="float">
            <text:p>6.9994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office:value-type="float" office:value="112.03973" calcext:value-type="float">
            <text:p>112.03973</text:p>
          </table:table-cell>
          <table:table-cell office:value-type="float" office:value="126.08778" calcext:value-type="float">
            <text:p>126.08778</text:p>
          </table:table-cell>
          <table:table-cell office:value-type="float" office:value="162.05477" calcext:value-type="float">
            <text:p>162.05477</text:p>
          </table:table-cell>
          <table:table-cell office:value-type="float" office:value="159.77555" calcext:value-type="float">
            <text:p>159.77555</text:p>
          </table:table-cell>
          <table:table-cell office:value-type="float" office:value="163.71585" calcext:value-type="float">
            <text:p>163.71585</text:p>
          </table:table-cell>
          <table:table-cell office:value-type="float" office:value="164.96379" calcext:value-type="float">
            <text:p>164.96379</text:p>
          </table:table-cell>
          <table:table-cell office:value-type="float" office:value="169.26637" calcext:value-type="float">
            <text:p>169.26637</text:p>
          </table:table-cell>
          <table:table-cell office:value-type="float" office:value="6.99414" calcext:value-type="float">
            <text:p>6.9941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office:value-type="float" office:value="111.65839" calcext:value-type="float">
            <text:p>111.65839</text:p>
          </table:table-cell>
          <table:table-cell office:value-type="float" office:value="126.17482" calcext:value-type="float">
            <text:p>126.17482</text:p>
          </table:table-cell>
          <table:table-cell office:value-type="float" office:value="161.57648" calcext:value-type="float">
            <text:p>161.57648</text:p>
          </table:table-cell>
          <table:table-cell office:value-type="float" office:value="159.64316" calcext:value-type="float">
            <text:p>159.64316</text:p>
          </table:table-cell>
          <table:table-cell office:value-type="float" office:value="163.17473" calcext:value-type="float">
            <text:p>163.17473</text:p>
          </table:table-cell>
          <table:table-cell office:value-type="float" office:value="164.79997" calcext:value-type="float">
            <text:p>164.79997</text:p>
          </table:table-cell>
          <table:table-cell office:value-type="float" office:value="169.22858" calcext:value-type="float">
            <text:p>169.22858</text:p>
          </table:table-cell>
          <table:table-cell office:value-type="float" office:value="6.98342" calcext:value-type="float">
            <text:p>6.9834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9" calcext:value-type="float">
            <text:p>199</text:p>
          </table:table-cell>
          <table:table-cell office:value-type="float" office:value="111.28178" calcext:value-type="float">
            <text:p>111.28178</text:p>
          </table:table-cell>
          <table:table-cell office:value-type="float" office:value="126.2702" calcext:value-type="float">
            <text:p>126.2702</text:p>
          </table:table-cell>
          <table:table-cell office:value-type="float" office:value="161.12996" calcext:value-type="float">
            <text:p>161.12996</text:p>
          </table:table-cell>
          <table:table-cell office:value-type="float" office:value="159.5064" calcext:value-type="float">
            <text:p>159.5064</text:p>
          </table:table-cell>
          <table:table-cell office:value-type="float" office:value="162.61394" calcext:value-type="float">
            <text:p>162.61394</text:p>
          </table:table-cell>
          <table:table-cell office:value-type="float" office:value="164.65799" calcext:value-type="float">
            <text:p>164.65799</text:p>
          </table:table-cell>
          <table:table-cell office:value-type="float" office:value="169.19334" calcext:value-type="float">
            <text:p>169.19334</text:p>
          </table:table-cell>
          <table:table-cell office:value-type="float" office:value="6.96748" calcext:value-type="float">
            <text:p>6.9674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" calcext:value-type="float">
            <text:p>200</text:p>
          </table:table-cell>
          <table:table-cell office:value-type="float" office:value="110.9059" calcext:value-type="float">
            <text:p>110.9059</text:p>
          </table:table-cell>
          <table:table-cell office:value-type="float" office:value="126.37209" calcext:value-type="float">
            <text:p>126.37209</text:p>
          </table:table-cell>
          <table:table-cell office:value-type="float" office:value="160.72851" calcext:value-type="float">
            <text:p>160.72851</text:p>
          </table:table-cell>
          <table:table-cell office:value-type="float" office:value="159.36032" calcext:value-type="float">
            <text:p>159.36032</text:p>
          </table:table-cell>
          <table:table-cell office:value-type="float" office:value="161.96612" calcext:value-type="float">
            <text:p>161.96612</text:p>
          </table:table-cell>
          <table:table-cell office:value-type="float" office:value="164.53646" calcext:value-type="float">
            <text:p>164.53646</text:p>
          </table:table-cell>
          <table:table-cell office:value-type="float" office:value="169.10191" calcext:value-type="float">
            <text:p>169.10191</text:p>
          </table:table-cell>
          <table:table-cell office:value-type="float" office:value="6.94677" calcext:value-type="float">
            <text:p>6.9467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1" calcext:value-type="float">
            <text:p>201</text:p>
          </table:table-cell>
          <table:table-cell office:value-type="float" office:value="110.52735" calcext:value-type="float">
            <text:p>110.52735</text:p>
          </table:table-cell>
          <table:table-cell office:value-type="float" office:value="126.47832" calcext:value-type="float">
            <text:p>126.47832</text:p>
          </table:table-cell>
          <table:table-cell office:value-type="float" office:value="160.37004" calcext:value-type="float">
            <text:p>160.37004</text:p>
          </table:table-cell>
          <table:table-cell office:value-type="float" office:value="159.21377" calcext:value-type="float">
            <text:p>159.21377</text:p>
          </table:table-cell>
          <table:table-cell office:value-type="float" office:value="161.39037" calcext:value-type="float">
            <text:p>161.39037</text:p>
          </table:table-cell>
          <table:table-cell office:value-type="float" office:value="164.4173" calcext:value-type="float">
            <text:p>164.4173</text:p>
          </table:table-cell>
          <table:table-cell office:value-type="float" office:value="169.01633" calcext:value-type="float">
            <text:p>169.01633</text:p>
          </table:table-cell>
          <table:table-cell office:value-type="float" office:value="6.92195" calcext:value-type="float">
            <text:p>6.9219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2" calcext:value-type="float">
            <text:p>202</text:p>
          </table:table-cell>
          <table:table-cell office:value-type="float" office:value="110.13933" calcext:value-type="float">
            <text:p>110.13933</text:p>
          </table:table-cell>
          <table:table-cell office:value-type="float" office:value="126.58661" calcext:value-type="float">
            <text:p>126.58661</text:p>
          </table:table-cell>
          <table:table-cell office:value-type="float" office:value="160.0509" calcext:value-type="float">
            <text:p>160.0509</text:p>
          </table:table-cell>
          <table:table-cell office:value-type="float" office:value="159.05822" calcext:value-type="float">
            <text:p>159.05822</text:p>
          </table:table-cell>
          <table:table-cell office:value-type="float" office:value="160.78162" calcext:value-type="float">
            <text:p>160.78162</text:p>
          </table:table-cell>
          <table:table-cell office:value-type="float" office:value="164.2987" calcext:value-type="float">
            <text:p>164.2987</text:p>
          </table:table-cell>
          <table:table-cell office:value-type="float" office:value="168.95976" calcext:value-type="float">
            <text:p>168.95976</text:p>
          </table:table-cell>
          <table:table-cell office:value-type="float" office:value="6.89385" calcext:value-type="float">
            <text:p>6.8938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3" calcext:value-type="float">
            <text:p>203</text:p>
          </table:table-cell>
          <table:table-cell office:value-type="float" office:value="109.73581" calcext:value-type="float">
            <text:p>109.73581</text:p>
          </table:table-cell>
          <table:table-cell office:value-type="float" office:value="126.69476" calcext:value-type="float">
            <text:p>126.69476</text:p>
          </table:table-cell>
          <table:table-cell office:value-type="float" office:value="160.00224" calcext:value-type="float">
            <text:p>160.00224</text:p>
          </table:table-cell>
          <table:table-cell office:value-type="float" office:value="158.88855" calcext:value-type="float">
            <text:p>158.88855</text:p>
          </table:table-cell>
          <table:table-cell office:value-type="float" office:value="160.31805" calcext:value-type="float">
            <text:p>160.31805</text:p>
          </table:table-cell>
          <table:table-cell office:value-type="float" office:value="164.17771" calcext:value-type="float">
            <text:p>164.17771</text:p>
          </table:table-cell>
          <table:table-cell office:value-type="float" office:value="168.96368" calcext:value-type="float">
            <text:p>168.96368</text:p>
          </table:table-cell>
          <table:table-cell office:value-type="float" office:value="6.86345" calcext:value-type="float">
            <text:p>6.8634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  <table:table-cell office:value-type="float" office:value="109.31435" calcext:value-type="float">
            <text:p>109.31435</text:p>
          </table:table-cell>
          <table:table-cell office:value-type="float" office:value="126.80085" calcext:value-type="float">
            <text:p>126.80085</text:p>
          </table:table-cell>
          <table:table-cell office:value-type="float" office:value="159.95129" calcext:value-type="float">
            <text:p>159.95129</text:p>
          </table:table-cell>
          <table:table-cell office:value-type="float" office:value="158.71151" calcext:value-type="float">
            <text:p>158.71151</text:p>
          </table:table-cell>
          <table:table-cell office:value-type="float" office:value="159.89627" calcext:value-type="float">
            <text:p>159.89627</text:p>
          </table:table-cell>
          <table:table-cell office:value-type="float" office:value="164.03924" calcext:value-type="float">
            <text:p>164.03924</text:p>
          </table:table-cell>
          <table:table-cell office:value-type="float" office:value="169.02568" calcext:value-type="float">
            <text:p>169.02568</text:p>
          </table:table-cell>
          <table:table-cell office:value-type="float" office:value="6.83178" calcext:value-type="float">
            <text:p>6.8317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5" calcext:value-type="float">
            <text:p>205</text:p>
          </table:table-cell>
          <table:table-cell office:value-type="float" office:value="108.87249" calcext:value-type="float">
            <text:p>108.87249</text:p>
          </table:table-cell>
          <table:table-cell office:value-type="float" office:value="126.9034" calcext:value-type="float">
            <text:p>126.9034</text:p>
          </table:table-cell>
          <table:table-cell office:value-type="float" office:value="159.90963" calcext:value-type="float">
            <text:p>159.90963</text:p>
          </table:table-cell>
          <table:table-cell office:value-type="float" office:value="158.52097" calcext:value-type="float">
            <text:p>158.52097</text:p>
          </table:table-cell>
          <table:table-cell office:value-type="float" office:value="159.6023" calcext:value-type="float">
            <text:p>159.6023</text:p>
          </table:table-cell>
          <table:table-cell office:value-type="float" office:value="163.89319" calcext:value-type="float">
            <text:p>163.89319</text:p>
          </table:table-cell>
          <table:table-cell office:value-type="float" office:value="169.14331" calcext:value-type="float">
            <text:p>169.14331</text:p>
          </table:table-cell>
          <table:table-cell office:value-type="float" office:value="6.79993" calcext:value-type="float">
            <text:p>6.7999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6" calcext:value-type="float">
            <text:p>206</text:p>
          </table:table-cell>
          <table:table-cell office:value-type="float" office:value="108.41257" calcext:value-type="float">
            <text:p>108.41257</text:p>
          </table:table-cell>
          <table:table-cell office:value-type="float" office:value="127.00154" calcext:value-type="float">
            <text:p>127.00154</text:p>
          </table:table-cell>
          <table:table-cell office:value-type="float" office:value="159.87783" calcext:value-type="float">
            <text:p>159.87783</text:p>
          </table:table-cell>
          <table:table-cell office:value-type="float" office:value="158.31142" calcext:value-type="float">
            <text:p>158.31142</text:p>
          </table:table-cell>
          <table:table-cell office:value-type="float" office:value="159.41126" calcext:value-type="float">
            <text:p>159.41126</text:p>
          </table:table-cell>
          <table:table-cell office:value-type="float" office:value="163.74236" calcext:value-type="float">
            <text:p>163.74236</text:p>
          </table:table-cell>
          <table:table-cell office:value-type="float" office:value="169.31472" calcext:value-type="float">
            <text:p>169.31472</text:p>
          </table:table-cell>
          <table:table-cell office:value-type="float" office:value="6.76893" calcext:value-type="float">
            <text:p>6.7689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7" calcext:value-type="float">
            <text:p>207</text:p>
          </table:table-cell>
          <table:table-cell office:value-type="float" office:value="107.93358" calcext:value-type="float">
            <text:p>107.93358</text:p>
          </table:table-cell>
          <table:table-cell office:value-type="float" office:value="127.09513" calcext:value-type="float">
            <text:p>127.09513</text:p>
          </table:table-cell>
          <table:table-cell office:value-type="float" office:value="159.84779" calcext:value-type="float">
            <text:p>159.84779</text:p>
          </table:table-cell>
          <table:table-cell office:value-type="float" office:value="158.09277" calcext:value-type="float">
            <text:p>158.09277</text:p>
          </table:table-cell>
          <table:table-cell office:value-type="float" office:value="159.20203" calcext:value-type="float">
            <text:p>159.20203</text:p>
          </table:table-cell>
          <table:table-cell office:value-type="float" office:value="163.55963" calcext:value-type="float">
            <text:p>163.55963</text:p>
          </table:table-cell>
          <table:table-cell office:value-type="float" office:value="169.41016" calcext:value-type="float">
            <text:p>169.41016</text:p>
          </table:table-cell>
          <table:table-cell office:value-type="float" office:value="6.73976" calcext:value-type="float">
            <text:p>6.7397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8" calcext:value-type="float">
            <text:p>208</text:p>
          </table:table-cell>
          <table:table-cell office:value-type="float" office:value="107.43575" calcext:value-type="float">
            <text:p>107.43575</text:p>
          </table:table-cell>
          <table:table-cell office:value-type="float" office:value="127.1847" calcext:value-type="float">
            <text:p>127.1847</text:p>
          </table:table-cell>
          <table:table-cell office:value-type="float" office:value="159.82741" calcext:value-type="float">
            <text:p>159.82741</text:p>
          </table:table-cell>
          <table:table-cell office:value-type="float" office:value="157.86599" calcext:value-type="float">
            <text:p>157.86599</text:p>
          </table:table-cell>
          <table:table-cell office:value-type="float" office:value="158.95682" calcext:value-type="float">
            <text:p>158.95682</text:p>
          </table:table-cell>
          <table:table-cell office:value-type="float" office:value="163.35308" calcext:value-type="float">
            <text:p>163.35308</text:p>
          </table:table-cell>
          <table:table-cell office:value-type="float" office:value="169.43112" calcext:value-type="float">
            <text:p>169.43112</text:p>
          </table:table-cell>
          <table:table-cell office:value-type="float" office:value="6.71327" calcext:value-type="float">
            <text:p>6.7132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9" calcext:value-type="float">
            <text:p>209</text:p>
          </table:table-cell>
          <table:table-cell office:value-type="float" office:value="106.91841" calcext:value-type="float">
            <text:p>106.91841</text:p>
          </table:table-cell>
          <table:table-cell office:value-type="float" office:value="127.27144" calcext:value-type="float">
            <text:p>127.27144</text:p>
          </table:table-cell>
          <table:table-cell office:value-type="float" office:value="160.00224" calcext:value-type="float">
            <text:p>160.00224</text:p>
          </table:table-cell>
          <table:table-cell office:value-type="float" office:value="157.63394" calcext:value-type="float">
            <text:p>157.63394</text:p>
          </table:table-cell>
          <table:table-cell office:value-type="float" office:value="158.89379" calcext:value-type="float">
            <text:p>158.89379</text:p>
          </table:table-cell>
          <table:table-cell office:value-type="float" office:value="163.13492" calcext:value-type="float">
            <text:p>163.13492</text:p>
          </table:table-cell>
          <table:table-cell office:value-type="float" office:value="169.45067" calcext:value-type="float">
            <text:p>169.45067</text:p>
          </table:table-cell>
          <table:table-cell office:value-type="float" office:value="6.69018" calcext:value-type="float">
            <text:p>6.6901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0" calcext:value-type="float">
            <text:p>210</text:p>
          </table:table-cell>
          <table:table-cell office:value-type="float" office:value="106.38273" calcext:value-type="float">
            <text:p>106.38273</text:p>
          </table:table-cell>
          <table:table-cell office:value-type="float" office:value="127.35702" calcext:value-type="float">
            <text:p>127.35702</text:p>
          </table:table-cell>
          <table:table-cell office:value-type="float" office:value="160.13989" calcext:value-type="float">
            <text:p>160.13989</text:p>
          </table:table-cell>
          <table:table-cell office:value-type="float" office:value="157.40757" calcext:value-type="float">
            <text:p>157.40757</text:p>
          </table:table-cell>
          <table:table-cell office:value-type="float" office:value="158.80392" calcext:value-type="float">
            <text:p>158.80392</text:p>
          </table:table-cell>
          <table:table-cell office:value-type="float" office:value="162.89555" calcext:value-type="float">
            <text:p>162.89555</text:p>
          </table:table-cell>
          <table:table-cell office:value-type="float" office:value="169.41016" calcext:value-type="float">
            <text:p>169.41016</text:p>
          </table:table-cell>
          <table:table-cell office:value-type="float" office:value="6.671" calcext:value-type="float">
            <text:p>6.67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1" calcext:value-type="float">
            <text:p>211</text:p>
          </table:table-cell>
          <table:table-cell office:value-type="float" office:value="105.82994" calcext:value-type="float">
            <text:p>105.82994</text:p>
          </table:table-cell>
          <table:table-cell office:value-type="float" office:value="127.44343" calcext:value-type="float">
            <text:p>127.44343</text:p>
          </table:table-cell>
          <table:table-cell office:value-type="float" office:value="160.24319" calcext:value-type="float">
            <text:p>160.24319</text:p>
          </table:table-cell>
          <table:table-cell office:value-type="float" office:value="157.2107" calcext:value-type="float">
            <text:p>157.2107</text:p>
          </table:table-cell>
          <table:table-cell office:value-type="float" office:value="158.73433" calcext:value-type="float">
            <text:p>158.73433</text:p>
          </table:table-cell>
          <table:table-cell office:value-type="float" office:value="162.62668" calcext:value-type="float">
            <text:p>162.62668</text:p>
          </table:table-cell>
          <table:table-cell office:value-type="float" office:value="169.37236" calcext:value-type="float">
            <text:p>169.37236</text:p>
          </table:table-cell>
          <table:table-cell office:value-type="float" office:value="6.65606" calcext:value-type="float">
            <text:p>6.6560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2" calcext:value-type="float">
            <text:p>212</text:p>
          </table:table-cell>
          <table:table-cell office:value-type="float" office:value="105.26241" calcext:value-type="float">
            <text:p>105.26241</text:p>
          </table:table-cell>
          <table:table-cell office:value-type="float" office:value="127.53284" calcext:value-type="float">
            <text:p>127.53284</text:p>
          </table:table-cell>
          <table:table-cell office:value-type="float" office:value="160.3237" calcext:value-type="float">
            <text:p>160.3237</text:p>
          </table:table-cell>
          <table:table-cell office:value-type="float" office:value="157.04561" calcext:value-type="float">
            <text:p>157.04561</text:p>
          </table:table-cell>
          <table:table-cell office:value-type="float" office:value="158.61023" calcext:value-type="float">
            <text:p>158.61023</text:p>
          </table:table-cell>
          <table:table-cell office:value-type="float" office:value="162.35474" calcext:value-type="float">
            <text:p>162.35474</text:p>
          </table:table-cell>
          <table:table-cell office:value-type="float" office:value="169.33712" calcext:value-type="float">
            <text:p>169.33712</text:p>
          </table:table-cell>
          <table:table-cell office:value-type="float" office:value="6.64547" calcext:value-type="float">
            <text:p>6.6454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3" calcext:value-type="float">
            <text:p>213</text:p>
          </table:table-cell>
          <table:table-cell office:value-type="float" office:value="104.68347" calcext:value-type="float">
            <text:p>104.68347</text:p>
          </table:table-cell>
          <table:table-cell office:value-type="float" office:value="127.62741" calcext:value-type="float">
            <text:p>127.62741</text:p>
          </table:table-cell>
          <table:table-cell office:value-type="float" office:value="160.38754" calcext:value-type="float">
            <text:p>160.38754</text:p>
          </table:table-cell>
          <table:table-cell office:value-type="float" office:value="156.91948" calcext:value-type="float">
            <text:p>156.91948</text:p>
          </table:table-cell>
          <table:table-cell office:value-type="float" office:value="158.57927" calcext:value-type="float">
            <text:p>158.57927</text:p>
          </table:table-cell>
          <table:table-cell office:value-type="float" office:value="162.09038" calcext:value-type="float">
            <text:p>162.09038</text:p>
          </table:table-cell>
          <table:table-cell office:value-type="float" office:value="169.30445" calcext:value-type="float">
            <text:p>169.30445</text:p>
          </table:table-cell>
          <table:table-cell office:value-type="float" office:value="6.63917" calcext:value-type="float">
            <text:p>6.6391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4" calcext:value-type="float">
            <text:p>214</text:p>
          </table:table-cell>
          <table:table-cell office:value-type="float" office:value="104.09598" calcext:value-type="float">
            <text:p>104.09598</text:p>
          </table:table-cell>
          <table:table-cell office:value-type="float" office:value="127.72923" calcext:value-type="float">
            <text:p>127.72923</text:p>
          </table:table-cell>
          <table:table-cell office:value-type="float" office:value="160.21271" calcext:value-type="float">
            <text:p>160.21271</text:p>
          </table:table-cell>
          <table:table-cell office:value-type="float" office:value="156.85894" calcext:value-type="float">
            <text:p>156.85894</text:p>
          </table:table-cell>
          <table:table-cell office:value-type="float" office:value="158.5732" calcext:value-type="float">
            <text:p>158.5732</text:p>
          </table:table-cell>
          <table:table-cell office:value-type="float" office:value="161.82173" calcext:value-type="float">
            <text:p>161.82173</text:p>
          </table:table-cell>
          <table:table-cell office:value-type="float" office:value="169.27366" calcext:value-type="float">
            <text:p>169.27366</text:p>
          </table:table-cell>
          <table:table-cell office:value-type="float" office:value="6.6369" calcext:value-type="float">
            <text:p>6.636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5" calcext:value-type="float">
            <text:p>215</text:p>
          </table:table-cell>
          <table:table-cell office:value-type="float" office:value="103.50111" calcext:value-type="float">
            <text:p>103.50111</text:p>
          </table:table-cell>
          <table:table-cell office:value-type="float" office:value="127.84006" calcext:value-type="float">
            <text:p>127.84006</text:p>
          </table:table-cell>
          <table:table-cell office:value-type="float" office:value="160.26366" calcext:value-type="float">
            <text:p>160.26366</text:p>
          </table:table-cell>
          <table:table-cell office:value-type="float" office:value="156.87014" calcext:value-type="float">
            <text:p>156.87014</text:p>
          </table:table-cell>
          <table:table-cell office:value-type="float" office:value="158.57927" calcext:value-type="float">
            <text:p>158.57927</text:p>
          </table:table-cell>
          <table:table-cell office:value-type="float" office:value="161.5866" calcext:value-type="float">
            <text:p>161.5866</text:p>
          </table:table-cell>
          <table:table-cell office:value-type="float" office:value="169.24386" calcext:value-type="float">
            <text:p>169.24386</text:p>
          </table:table-cell>
          <table:table-cell office:value-type="float" office:value="6.63825" calcext:value-type="float">
            <text:p>6.6382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16" calcext:value-type="float">
            <text:p>216</text:p>
          </table:table-cell>
          <table:table-cell office:value-type="float" office:value="102.90416" calcext:value-type="float">
            <text:p>102.90416</text:p>
          </table:table-cell>
          <table:table-cell office:value-type="float" office:value="127.96124" calcext:value-type="float">
            <text:p>127.96124</text:p>
          </table:table-cell>
          <table:table-cell office:value-type="float" office:value="160.30533" calcext:value-type="float">
            <text:p>160.30533</text:p>
          </table:table-cell>
          <table:table-cell office:value-type="float" office:value="156.95638" calcext:value-type="float">
            <text:p>156.95638</text:p>
          </table:table-cell>
          <table:table-cell office:value-type="float" office:value="158.55135" calcext:value-type="float">
            <text:p>158.55135</text:p>
          </table:table-cell>
          <table:table-cell office:value-type="float" office:value="161.39495" calcext:value-type="float">
            <text:p>161.39495</text:p>
          </table:table-cell>
          <table:table-cell office:value-type="float" office:value="169.21398" calcext:value-type="float">
            <text:p>169.21398</text:p>
          </table:table-cell>
          <table:table-cell office:value-type="float" office:value="6.64268" calcext:value-type="float">
            <text:p>6.6426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7" calcext:value-type="float">
            <text:p>217</text:p>
          </table:table-cell>
          <table:table-cell office:value-type="float" office:value="102.31129" calcext:value-type="float">
            <text:p>102.31129</text:p>
          </table:table-cell>
          <table:table-cell office:value-type="float" office:value="128.09362" calcext:value-type="float">
            <text:p>128.09362</text:p>
          </table:table-cell>
          <table:table-cell office:value-type="float" office:value="160.33712" calcext:value-type="float">
            <text:p>160.33712</text:p>
          </table:table-cell>
          <table:table-cell office:value-type="float" office:value="157.1386" calcext:value-type="float">
            <text:p>157.1386</text:p>
          </table:table-cell>
          <table:table-cell office:value-type="float" office:value="158.49864" calcext:value-type="float">
            <text:p>158.49864</text:p>
          </table:table-cell>
          <table:table-cell office:value-type="float" office:value="161.23484" calcext:value-type="float">
            <text:p>161.23484</text:p>
          </table:table-cell>
          <table:table-cell office:value-type="float" office:value="169.1597" calcext:value-type="float">
            <text:p>169.1597</text:p>
          </table:table-cell>
          <table:table-cell office:value-type="float" office:value="6.64959" calcext:value-type="float">
            <text:p>6.6495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18" calcext:value-type="float">
            <text:p>218</text:p>
          </table:table-cell>
          <table:table-cell office:value-type="float" office:value="101.72981" calcext:value-type="float">
            <text:p>101.72981</text:p>
          </table:table-cell>
          <table:table-cell office:value-type="float" office:value="128.23746" calcext:value-type="float">
            <text:p>128.23746</text:p>
          </table:table-cell>
          <table:table-cell office:value-type="float" office:value="160.36716" calcext:value-type="float">
            <text:p>160.36716</text:p>
          </table:table-cell>
          <table:table-cell office:value-type="float" office:value="157.43007" calcext:value-type="float">
            <text:p>157.43007</text:p>
          </table:table-cell>
          <table:table-cell office:value-type="float" office:value="158.42335" calcext:value-type="float">
            <text:p>158.42335</text:p>
          </table:table-cell>
          <table:table-cell office:value-type="float" office:value="161.10894" calcext:value-type="float">
            <text:p>161.10894</text:p>
          </table:table-cell>
          <table:table-cell office:value-type="float" office:value="169.04817" calcext:value-type="float">
            <text:p>169.04817</text:p>
          </table:table-cell>
          <table:table-cell office:value-type="float" office:value="6.65834" calcext:value-type="float">
            <text:p>6.6583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101.16477" calcext:value-type="float">
            <text:p>101.16477</text:p>
          </table:table-cell>
          <table:table-cell office:value-type="float" office:value="128.39251" calcext:value-type="float">
            <text:p>128.39251</text:p>
          </table:table-cell>
          <table:table-cell office:value-type="float" office:value="160.38754" calcext:value-type="float">
            <text:p>160.38754</text:p>
          </table:table-cell>
          <table:table-cell office:value-type="float" office:value="157.81947" calcext:value-type="float">
            <text:p>157.81947</text:p>
          </table:table-cell>
          <table:table-cell office:value-type="float" office:value="158.43262" calcext:value-type="float">
            <text:p>158.43262</text:p>
          </table:table-cell>
          <table:table-cell office:value-type="float" office:value="161.01564" calcext:value-type="float">
            <text:p>161.01564</text:p>
          </table:table-cell>
          <table:table-cell office:value-type="float" office:value="168.88109" calcext:value-type="float">
            <text:p>168.88109</text:p>
          </table:table-cell>
          <table:table-cell office:value-type="float" office:value="6.6683" calcext:value-type="float">
            <text:p>6.668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0" calcext:value-type="float">
            <text:p>220</text:p>
          </table:table-cell>
          <table:table-cell office:value-type="float" office:value="100.62267" calcext:value-type="float">
            <text:p>100.62267</text:p>
          </table:table-cell>
          <table:table-cell office:value-type="float" office:value="128.55819" calcext:value-type="float">
            <text:p>128.55819</text:p>
          </table:table-cell>
          <table:table-cell office:value-type="float" office:value="160.21271" calcext:value-type="float">
            <text:p>160.21271</text:p>
          </table:table-cell>
          <table:table-cell office:value-type="float" office:value="158.30097" calcext:value-type="float">
            <text:p>158.30097</text:p>
          </table:table-cell>
          <table:table-cell office:value-type="float" office:value="158.16904" calcext:value-type="float">
            <text:p>158.16904</text:p>
          </table:table-cell>
          <table:table-cell office:value-type="float" office:value="160.97039" calcext:value-type="float">
            <text:p>160.97039</text:p>
          </table:table-cell>
          <table:table-cell office:value-type="float" office:value="168.66084" calcext:value-type="float">
            <text:p>168.66084</text:p>
          </table:table-cell>
          <table:table-cell office:value-type="float" office:value="6.6789" calcext:value-type="float">
            <text:p>6.678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1" calcext:value-type="float">
            <text:p>221</text:p>
          </table:table-cell>
          <table:table-cell office:value-type="float" office:value="100.10751" calcext:value-type="float">
            <text:p>100.10751</text:p>
          </table:table-cell>
          <table:table-cell office:value-type="float" office:value="128.73357" calcext:value-type="float">
            <text:p>128.73357</text:p>
          </table:table-cell>
          <table:table-cell office:value-type="float" office:value="160.14382" calcext:value-type="float">
            <text:p>160.14382</text:p>
          </table:table-cell>
          <table:table-cell office:value-type="float" office:value="158.87588" calcext:value-type="float">
            <text:p>158.87588</text:p>
          </table:table-cell>
          <table:table-cell office:value-type="float" office:value="157.9587" calcext:value-type="float">
            <text:p>157.9587</text:p>
          </table:table-cell>
          <table:table-cell office:value-type="float" office:value="160.98404" calcext:value-type="float">
            <text:p>160.98404</text:p>
          </table:table-cell>
          <table:table-cell office:value-type="float" office:value="168.49959" calcext:value-type="float">
            <text:p>168.49959</text:p>
          </table:table-cell>
          <table:table-cell office:value-type="float" office:value="6.68965" calcext:value-type="float">
            <text:p>6.6896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2" calcext:value-type="float">
            <text:p>222</text:p>
          </table:table-cell>
          <table:table-cell office:value-type="float" office:value="99.62041" calcext:value-type="float">
            <text:p>99.62041</text:p>
          </table:table-cell>
          <table:table-cell office:value-type="float" office:value="128.91756" calcext:value-type="float">
            <text:p>128.91756</text:p>
          </table:table-cell>
          <table:table-cell office:value-type="float" office:value="160.15847" calcext:value-type="float">
            <text:p>160.15847</text:p>
          </table:table-cell>
          <table:table-cell office:value-type="float" office:value="159.52866" calcext:value-type="float">
            <text:p>159.52866</text:p>
          </table:table-cell>
          <table:table-cell office:value-type="float" office:value="157.77475" calcext:value-type="float">
            <text:p>157.77475</text:p>
          </table:table-cell>
          <table:table-cell office:value-type="float" office:value="161.04695" calcext:value-type="float">
            <text:p>161.04695</text:p>
          </table:table-cell>
          <table:table-cell office:value-type="float" office:value="168.42783" calcext:value-type="float">
            <text:p>168.42783</text:p>
          </table:table-cell>
          <table:table-cell office:value-type="float" office:value="6.70017" calcext:value-type="float">
            <text:p>6.7001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3" calcext:value-type="float">
            <text:p>223</text:p>
          </table:table-cell>
          <table:table-cell office:value-type="float" office:value="99.16167" calcext:value-type="float">
            <text:p>99.16167</text:p>
          </table:table-cell>
          <table:table-cell office:value-type="float" office:value="129.10881" calcext:value-type="float">
            <text:p>129.10881</text:p>
          </table:table-cell>
          <table:table-cell office:value-type="float" office:value="160.24287" calcext:value-type="float">
            <text:p>160.24287</text:p>
          </table:table-cell>
          <table:table-cell office:value-type="float" office:value="160.25556" calcext:value-type="float">
            <text:p>160.25556</text:p>
          </table:table-cell>
          <table:table-cell office:value-type="float" office:value="157.60134" calcext:value-type="float">
            <text:p>157.60134</text:p>
          </table:table-cell>
          <table:table-cell office:value-type="float" office:value="161.13934" calcext:value-type="float">
            <text:p>161.13934</text:p>
          </table:table-cell>
          <table:table-cell office:value-type="float" office:value="168.32902" calcext:value-type="float">
            <text:p>168.32902</text:p>
          </table:table-cell>
          <table:table-cell office:value-type="float" office:value="6.71019" calcext:value-type="float">
            <text:p>6.7101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4" calcext:value-type="float">
            <text:p>224</text:p>
          </table:table-cell>
          <table:table-cell office:value-type="float" office:value="98.72929" calcext:value-type="float">
            <text:p>98.72929</text:p>
          </table:table-cell>
          <table:table-cell office:value-type="float" office:value="129.30594" calcext:value-type="float">
            <text:p>129.30594</text:p>
          </table:table-cell>
          <table:table-cell office:value-type="float" office:value="160.39828" calcext:value-type="float">
            <text:p>160.39828</text:p>
          </table:table-cell>
          <table:table-cell office:value-type="float" office:value="161.05175" calcext:value-type="float">
            <text:p>161.05175</text:p>
          </table:table-cell>
          <table:table-cell office:value-type="float" office:value="157.26248" calcext:value-type="float">
            <text:p>157.26248</text:p>
          </table:table-cell>
          <table:table-cell office:value-type="float" office:value="161.25377" calcext:value-type="float">
            <text:p>161.25377</text:p>
          </table:table-cell>
          <table:table-cell office:value-type="float" office:value="168.25506" calcext:value-type="float">
            <text:p>168.25506</text:p>
          </table:table-cell>
          <table:table-cell office:value-type="float" office:value="6.71957" calcext:value-type="float">
            <text:p>6.7195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5" calcext:value-type="float">
            <text:p>225</text:p>
          </table:table-cell>
          <table:table-cell office:value-type="float" office:value="98.31947" calcext:value-type="float">
            <text:p>98.31947</text:p>
          </table:table-cell>
          <table:table-cell office:value-type="float" office:value="129.50752" calcext:value-type="float">
            <text:p>129.50752</text:p>
          </table:table-cell>
          <table:table-cell office:value-type="float" office:value="160.69816" calcext:value-type="float">
            <text:p>160.69816</text:p>
          </table:table-cell>
          <table:table-cell office:value-type="float" office:value="161.90038" calcext:value-type="float">
            <text:p>161.90038</text:p>
          </table:table-cell>
          <table:table-cell office:value-type="float" office:value="156.87208" calcext:value-type="float">
            <text:p>156.87208</text:p>
          </table:table-cell>
          <table:table-cell office:value-type="float" office:value="161.39746" calcext:value-type="float">
            <text:p>161.39746</text:p>
          </table:table-cell>
          <table:table-cell office:value-type="float" office:value="168.19919" calcext:value-type="float">
            <text:p>168.19919</text:p>
          </table:table-cell>
          <table:table-cell office:value-type="float" office:value="6.72822" calcext:value-type="float">
            <text:p>6.7282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6" calcext:value-type="float">
            <text:p>226</text:p>
          </table:table-cell>
          <table:table-cell office:value-type="float" office:value="97.9286" calcext:value-type="float">
            <text:p>97.9286</text:p>
          </table:table-cell>
          <table:table-cell office:value-type="float" office:value="129.71226" calcext:value-type="float">
            <text:p>129.71226</text:p>
          </table:table-cell>
          <table:table-cell office:value-type="float" office:value="160.75655" calcext:value-type="float">
            <text:p>160.75655</text:p>
          </table:table-cell>
          <table:table-cell office:value-type="float" office:value="162.78357" calcext:value-type="float">
            <text:p>162.78357</text:p>
          </table:table-cell>
          <table:table-cell office:value-type="float" office:value="156.66504" calcext:value-type="float">
            <text:p>156.66504</text:p>
          </table:table-cell>
          <table:table-cell office:value-type="float" office:value="161.52795" calcext:value-type="float">
            <text:p>161.52795</text:p>
          </table:table-cell>
          <table:table-cell office:value-type="float" office:value="168.1604" calcext:value-type="float">
            <text:p>168.1604</text:p>
          </table:table-cell>
          <table:table-cell office:value-type="float" office:value="6.73613" calcext:value-type="float">
            <text:p>6.7361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7" calcext:value-type="float">
            <text:p>227</text:p>
          </table:table-cell>
          <table:table-cell office:value-type="float" office:value="97.55177" calcext:value-type="float">
            <text:p>97.55177</text:p>
          </table:table-cell>
          <table:table-cell office:value-type="float" office:value="129.91901" calcext:value-type="float">
            <text:p>129.91901</text:p>
          </table:table-cell>
          <table:table-cell office:value-type="float" office:value="160.88372" calcext:value-type="float">
            <text:p>160.88372</text:p>
          </table:table-cell>
          <table:table-cell office:value-type="float" office:value="163.69408" calcext:value-type="float">
            <text:p>163.69408</text:p>
          </table:table-cell>
          <table:table-cell office:value-type="float" office:value="156.43256" calcext:value-type="float">
            <text:p>156.43256</text:p>
          </table:table-cell>
          <table:table-cell office:value-type="float" office:value="161.63681" calcext:value-type="float">
            <text:p>161.63681</text:p>
          </table:table-cell>
          <table:table-cell office:value-type="float" office:value="168.13734" calcext:value-type="float">
            <text:p>168.13734</text:p>
          </table:table-cell>
          <table:table-cell office:value-type="float" office:value="6.74331" calcext:value-type="float">
            <text:p>6.7433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28" calcext:value-type="float">
            <text:p>228</text:p>
          </table:table-cell>
          <table:table-cell office:value-type="float" office:value="97.18258" calcext:value-type="float">
            <text:p>97.18258</text:p>
          </table:table-cell>
          <table:table-cell office:value-type="float" office:value="130.12679" calcext:value-type="float">
            <text:p>130.12679</text:p>
          </table:table-cell>
          <table:table-cell office:value-type="float" office:value="161.06482" calcext:value-type="float">
            <text:p>161.06482</text:p>
          </table:table-cell>
          <table:table-cell office:value-type="float" office:value="164.6106" calcext:value-type="float">
            <text:p>164.6106</text:p>
          </table:table-cell>
          <table:table-cell office:value-type="float" office:value="156.3017" calcext:value-type="float">
            <text:p>156.3017</text:p>
          </table:table-cell>
          <table:table-cell office:value-type="float" office:value="161.72289" calcext:value-type="float">
            <text:p>161.72289</text:p>
          </table:table-cell>
          <table:table-cell office:value-type="float" office:value="168.12801" calcext:value-type="float">
            <text:p>168.12801</text:p>
          </table:table-cell>
          <table:table-cell office:value-type="float" office:value="6.7497" calcext:value-type="float">
            <text:p>6.749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9" calcext:value-type="float">
            <text:p>229</text:p>
          </table:table-cell>
          <table:table-cell office:value-type="float" office:value="96.81378" calcext:value-type="float">
            <text:p>96.81378</text:p>
          </table:table-cell>
          <table:table-cell office:value-type="float" office:value="130.33477" calcext:value-type="float">
            <text:p>130.33477</text:p>
          </table:table-cell>
          <table:table-cell office:value-type="float" office:value="161.28137" calcext:value-type="float">
            <text:p>161.28137</text:p>
          </table:table-cell>
          <table:table-cell office:value-type="float" office:value="165.50449" calcext:value-type="float">
            <text:p>165.50449</text:p>
          </table:table-cell>
          <table:table-cell office:value-type="float" office:value="156.26164" calcext:value-type="float">
            <text:p>156.26164</text:p>
          </table:table-cell>
          <table:table-cell office:value-type="float" office:value="161.79144" calcext:value-type="float">
            <text:p>161.79144</text:p>
          </table:table-cell>
          <table:table-cell office:value-type="float" office:value="168.13089" calcext:value-type="float">
            <text:p>168.13089</text:p>
          </table:table-cell>
          <table:table-cell office:value-type="float" office:value="6.75519" calcext:value-type="float">
            <text:p>6.7551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30" calcext:value-type="float">
            <text:p>230</text:p>
          </table:table-cell>
          <table:table-cell office:value-type="float" office:value="96.44151" calcext:value-type="float">
            <text:p>96.44151</text:p>
          </table:table-cell>
          <table:table-cell office:value-type="float" office:value="130.54213" calcext:value-type="float">
            <text:p>130.54213</text:p>
          </table:table-cell>
          <table:table-cell office:value-type="float" office:value="161.52966" calcext:value-type="float">
            <text:p>161.52966</text:p>
          </table:table-cell>
          <table:table-cell office:value-type="float" office:value="166.37532" calcext:value-type="float">
            <text:p>166.37532</text:p>
          </table:table-cell>
          <table:table-cell office:value-type="float" office:value="156.27316" calcext:value-type="float">
            <text:p>156.27316</text:p>
          </table:table-cell>
          <table:table-cell office:value-type="float" office:value="161.82721" calcext:value-type="float">
            <text:p>161.82721</text:p>
          </table:table-cell>
          <table:table-cell office:value-type="float" office:value="168.14354" calcext:value-type="float">
            <text:p>168.14354</text:p>
          </table:table-cell>
          <table:table-cell office:value-type="float" office:value="6.75952" calcext:value-type="float">
            <text:p>6.7595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1" calcext:value-type="float">
            <text:p>231</text:p>
          </table:table-cell>
          <table:table-cell office:value-type="float" office:value="96.0629" calcext:value-type="float">
            <text:p>96.0629</text:p>
          </table:table-cell>
          <table:table-cell office:value-type="float" office:value="130.74811" calcext:value-type="float">
            <text:p>130.74811</text:p>
          </table:table-cell>
          <table:table-cell office:value-type="float" office:value="161.79989" calcext:value-type="float">
            <text:p>161.79989</text:p>
          </table:table-cell>
          <table:table-cell office:value-type="float" office:value="167.20645" calcext:value-type="float">
            <text:p>167.20645</text:p>
          </table:table-cell>
          <table:table-cell office:value-type="float" office:value="156.44085" calcext:value-type="float">
            <text:p>156.44085</text:p>
          </table:table-cell>
          <table:table-cell office:value-type="float" office:value="161.80106" calcext:value-type="float">
            <text:p>161.80106</text:p>
          </table:table-cell>
          <table:table-cell office:value-type="float" office:value="168.16508" calcext:value-type="float">
            <text:p>168.16508</text:p>
          </table:table-cell>
          <table:table-cell office:value-type="float" office:value="6.76232" calcext:value-type="float">
            <text:p>6.7623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2" calcext:value-type="float">
            <text:p>232</text:p>
          </table:table-cell>
          <table:table-cell office:value-type="float" office:value="95.67686" calcext:value-type="float">
            <text:p>95.67686</text:p>
          </table:table-cell>
          <table:table-cell office:value-type="float" office:value="130.95208" calcext:value-type="float">
            <text:p>130.95208</text:p>
          </table:table-cell>
          <table:table-cell office:value-type="float" office:value="162.01761" calcext:value-type="float">
            <text:p>162.01761</text:p>
          </table:table-cell>
          <table:table-cell office:value-type="float" office:value="167.97991" calcext:value-type="float">
            <text:p>167.97991</text:p>
          </table:table-cell>
          <table:table-cell office:value-type="float" office:value="156.59306" calcext:value-type="float">
            <text:p>156.59306</text:p>
          </table:table-cell>
          <table:table-cell office:value-type="float" office:value="161.71614" calcext:value-type="float">
            <text:p>161.71614</text:p>
          </table:table-cell>
          <table:table-cell office:value-type="float" office:value="168.19361" calcext:value-type="float">
            <text:p>168.19361</text:p>
          </table:table-cell>
          <table:table-cell office:value-type="float" office:value="6.76302" calcext:value-type="float">
            <text:p>6.7630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3" calcext:value-type="float">
            <text:p>233</text:p>
          </table:table-cell>
          <table:table-cell office:value-type="float" office:value="95.28592" calcext:value-type="float">
            <text:p>95.28592</text:p>
          </table:table-cell>
          <table:table-cell office:value-type="float" office:value="131.15359" calcext:value-type="float">
            <text:p>131.15359</text:p>
          </table:table-cell>
          <table:table-cell office:value-type="float" office:value="162.19272" calcext:value-type="float">
            <text:p>162.19272</text:p>
          </table:table-cell>
          <table:table-cell office:value-type="float" office:value="168.69029" calcext:value-type="float">
            <text:p>168.69029</text:p>
          </table:table-cell>
          <table:table-cell office:value-type="float" office:value="156.93872" calcext:value-type="float">
            <text:p>156.93872</text:p>
          </table:table-cell>
          <table:table-cell office:value-type="float" office:value="161.59248" calcext:value-type="float">
            <text:p>161.59248</text:p>
          </table:table-cell>
          <table:table-cell office:value-type="float" office:value="168.22735" calcext:value-type="float">
            <text:p>168.22735</text:p>
          </table:table-cell>
          <table:table-cell office:value-type="float" office:value="6.76093" calcext:value-type="float">
            <text:p>6.7609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4" calcext:value-type="float">
            <text:p>234</text:p>
          </table:table-cell>
          <table:table-cell office:value-type="float" office:value="94.88953" calcext:value-type="float">
            <text:p>94.88953</text:p>
          </table:table-cell>
          <table:table-cell office:value-type="float" office:value="131.35244" calcext:value-type="float">
            <text:p>131.35244</text:p>
          </table:table-cell>
          <table:table-cell office:value-type="float" office:value="162.33741" calcext:value-type="float">
            <text:p>162.33741</text:p>
          </table:table-cell>
          <table:table-cell office:value-type="float" office:value="169.3328" calcext:value-type="float">
            <text:p>169.3328</text:p>
          </table:table-cell>
          <table:table-cell office:value-type="float" office:value="157.33492" calcext:value-type="float">
            <text:p>157.33492</text:p>
          </table:table-cell>
          <table:table-cell office:value-type="float" office:value="161.45009" calcext:value-type="float">
            <text:p>161.45009</text:p>
          </table:table-cell>
          <table:table-cell office:value-type="float" office:value="168.26323" calcext:value-type="float">
            <text:p>168.26323</text:p>
          </table:table-cell>
          <table:table-cell office:value-type="float" office:value="6.75526" calcext:value-type="float">
            <text:p>6.7552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5" calcext:value-type="float">
            <text:p>235</text:p>
          </table:table-cell>
          <table:table-cell office:value-type="float" office:value="94.4848" calcext:value-type="float">
            <text:p>94.4848</text:p>
          </table:table-cell>
          <table:table-cell office:value-type="float" office:value="131.54876" calcext:value-type="float">
            <text:p>131.54876</text:p>
          </table:table-cell>
          <table:table-cell office:value-type="float" office:value="162.44879" calcext:value-type="float">
            <text:p>162.44879</text:p>
          </table:table-cell>
          <table:table-cell office:value-type="float" office:value="169.90589" calcext:value-type="float">
            <text:p>169.90589</text:p>
          </table:table-cell>
          <table:table-cell office:value-type="float" office:value="157.79955" calcext:value-type="float">
            <text:p>157.79955</text:p>
          </table:table-cell>
          <table:table-cell office:value-type="float" office:value="161.26874" calcext:value-type="float">
            <text:p>161.26874</text:p>
          </table:table-cell>
          <table:table-cell office:value-type="float" office:value="168.29823" calcext:value-type="float">
            <text:p>168.29823</text:p>
          </table:table-cell>
          <table:table-cell office:value-type="float" office:value="6.74513" calcext:value-type="float">
            <text:p>6.7451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office:value-type="float" office:value="94.06965" calcext:value-type="float">
            <text:p>94.06965</text:p>
          </table:table-cell>
          <table:table-cell office:value-type="float" office:value="131.74306" calcext:value-type="float">
            <text:p>131.74306</text:p>
          </table:table-cell>
          <table:table-cell office:value-type="float" office:value="162.44952" calcext:value-type="float">
            <text:p>162.44952</text:p>
          </table:table-cell>
          <table:table-cell office:value-type="float" office:value="170.40519" calcext:value-type="float">
            <text:p>170.40519</text:p>
          </table:table-cell>
          <table:table-cell office:value-type="float" office:value="158.2742" calcext:value-type="float">
            <text:p>158.2742</text:p>
          </table:table-cell>
          <table:table-cell office:value-type="float" office:value="161.04191" calcext:value-type="float">
            <text:p>161.04191</text:p>
          </table:table-cell>
          <table:table-cell office:value-type="float" office:value="168.22022" calcext:value-type="float">
            <text:p>168.22022</text:p>
          </table:table-cell>
          <table:table-cell office:value-type="float" office:value="6.72969" calcext:value-type="float">
            <text:p>6.7296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93.6486" calcext:value-type="float">
            <text:p>93.6486</text:p>
          </table:table-cell>
          <table:table-cell office:value-type="float" office:value="131.93637" calcext:value-type="float">
            <text:p>131.93637</text:p>
          </table:table-cell>
          <table:table-cell office:value-type="float" office:value="162.53578" calcext:value-type="float">
            <text:p>162.53578</text:p>
          </table:table-cell>
          <table:table-cell office:value-type="float" office:value="170.8354" calcext:value-type="float">
            <text:p>170.8354</text:p>
          </table:table-cell>
          <table:table-cell office:value-type="float" office:value="158.7109" calcext:value-type="float">
            <text:p>158.7109</text:p>
          </table:table-cell>
          <table:table-cell office:value-type="float" office:value="160.80205" calcext:value-type="float">
            <text:p>160.80205</text:p>
          </table:table-cell>
          <table:table-cell office:value-type="float" office:value="168.12655" calcext:value-type="float">
            <text:p>168.12655</text:p>
          </table:table-cell>
          <table:table-cell office:value-type="float" office:value="6.70818" calcext:value-type="float">
            <text:p>6.7081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93.22836" calcext:value-type="float">
            <text:p>93.22836</text:p>
          </table:table-cell>
          <table:table-cell office:value-type="float" office:value="132.13024" calcext:value-type="float">
            <text:p>132.13024</text:p>
          </table:table-cell>
          <table:table-cell office:value-type="float" office:value="162.6291" calcext:value-type="float">
            <text:p>162.6291</text:p>
          </table:table-cell>
          <table:table-cell office:value-type="float" office:value="171.19448" calcext:value-type="float">
            <text:p>171.19448</text:p>
          </table:table-cell>
          <table:table-cell office:value-type="float" office:value="159.2191" calcext:value-type="float">
            <text:p>159.2191</text:p>
          </table:table-cell>
          <table:table-cell office:value-type="float" office:value="160.5763" calcext:value-type="float">
            <text:p>160.5763</text:p>
          </table:table-cell>
          <table:table-cell office:value-type="float" office:value="168.01705" calcext:value-type="float">
            <text:p>168.01705</text:p>
          </table:table-cell>
          <table:table-cell office:value-type="float" office:value="6.68002" calcext:value-type="float">
            <text:p>6.6800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92.81155" calcext:value-type="float">
            <text:p>92.81155</text:p>
          </table:table-cell>
          <table:table-cell office:value-type="float" office:value="132.32686" calcext:value-type="float">
            <text:p>132.32686</text:p>
          </table:table-cell>
          <table:table-cell office:value-type="float" office:value="162.73788" calcext:value-type="float">
            <text:p>162.73788</text:p>
          </table:table-cell>
          <table:table-cell office:value-type="float" office:value="171.48771" calcext:value-type="float">
            <text:p>171.48771</text:p>
          </table:table-cell>
          <table:table-cell office:value-type="float" office:value="159.65519" calcext:value-type="float">
            <text:p>159.65519</text:p>
          </table:table-cell>
          <table:table-cell office:value-type="float" office:value="160.37934" calcext:value-type="float">
            <text:p>160.37934</text:p>
          </table:table-cell>
          <table:table-cell office:value-type="float" office:value="167.88648" calcext:value-type="float">
            <text:p>167.88648</text:p>
          </table:table-cell>
          <table:table-cell office:value-type="float" office:value="6.64489" calcext:value-type="float">
            <text:p>6.6448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40" calcext:value-type="float">
            <text:p>240</text:p>
          </table:table-cell>
          <table:table-cell office:value-type="float" office:value="92.40047" calcext:value-type="float">
            <text:p>92.40047</text:p>
          </table:table-cell>
          <table:table-cell office:value-type="float" office:value="132.52908" calcext:value-type="float">
            <text:p>132.52908</text:p>
          </table:table-cell>
          <table:table-cell office:value-type="float" office:value="162.87535" calcext:value-type="float">
            <text:p>162.87535</text:p>
          </table:table-cell>
          <table:table-cell office:value-type="float" office:value="171.72561" calcext:value-type="float">
            <text:p>171.72561</text:p>
          </table:table-cell>
          <table:table-cell office:value-type="float" office:value="160.19965" calcext:value-type="float">
            <text:p>160.19965</text:p>
          </table:table-cell>
          <table:table-cell office:value-type="float" office:value="160.21049" calcext:value-type="float">
            <text:p>160.21049</text:p>
          </table:table-cell>
          <table:table-cell office:value-type="float" office:value="167.73925" calcext:value-type="float">
            <text:p>167.73925</text:p>
          </table:table-cell>
          <table:table-cell office:value-type="float" office:value="6.6028" calcext:value-type="float">
            <text:p>6.602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41" calcext:value-type="float">
            <text:p>241</text:p>
          </table:table-cell>
          <table:table-cell office:value-type="float" office:value="91.99804" calcext:value-type="float">
            <text:p>91.99804</text:p>
          </table:table-cell>
          <table:table-cell office:value-type="float" office:value="132.74031" calcext:value-type="float">
            <text:p>132.74031</text:p>
          </table:table-cell>
          <table:table-cell office:value-type="float" office:value="163.04719" calcext:value-type="float">
            <text:p>163.04719</text:p>
          </table:table-cell>
          <table:table-cell office:value-type="float" office:value="171.91255" calcext:value-type="float">
            <text:p>171.91255</text:p>
          </table:table-cell>
          <table:table-cell office:value-type="float" office:value="160.7365" calcext:value-type="float">
            <text:p>160.7365</text:p>
          </table:table-cell>
          <table:table-cell office:value-type="float" office:value="160.10669" calcext:value-type="float">
            <text:p>160.10669</text:p>
          </table:table-cell>
          <table:table-cell office:value-type="float" office:value="167.57595" calcext:value-type="float">
            <text:p>167.57595</text:p>
          </table:table-cell>
          <table:table-cell office:value-type="float" office:value="6.55415" calcext:value-type="float">
            <text:p>6.5541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2" calcext:value-type="float">
            <text:p>242</text:p>
          </table:table-cell>
          <table:table-cell office:value-type="float" office:value="91.60442" calcext:value-type="float">
            <text:p>91.60442</text:p>
          </table:table-cell>
          <table:table-cell office:value-type="float" office:value="132.96435" calcext:value-type="float">
            <text:p>132.96435</text:p>
          </table:table-cell>
          <table:table-cell office:value-type="float" office:value="163.25841" calcext:value-type="float">
            <text:p>163.25841</text:p>
          </table:table-cell>
          <table:table-cell office:value-type="float" office:value="172.05581" calcext:value-type="float">
            <text:p>172.05581</text:p>
          </table:table-cell>
          <table:table-cell office:value-type="float" office:value="161.28272" calcext:value-type="float">
            <text:p>161.28272</text:p>
          </table:table-cell>
          <table:table-cell office:value-type="float" office:value="160.07272" calcext:value-type="float">
            <text:p>160.07272</text:p>
          </table:table-cell>
          <table:table-cell office:value-type="float" office:value="167.39755" calcext:value-type="float">
            <text:p>167.39755</text:p>
          </table:table-cell>
          <table:table-cell office:value-type="float" office:value="6.49977" calcext:value-type="float">
            <text:p>6.4997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43" calcext:value-type="float">
            <text:p>243</text:p>
          </table:table-cell>
          <table:table-cell office:value-type="float" office:value="91.22565" calcext:value-type="float">
            <text:p>91.22565</text:p>
          </table:table-cell>
          <table:table-cell office:value-type="float" office:value="133.2051" calcext:value-type="float">
            <text:p>133.2051</text:p>
          </table:table-cell>
          <table:table-cell office:value-type="float" office:value="163.51237" calcext:value-type="float">
            <text:p>163.51237</text:p>
          </table:table-cell>
          <table:table-cell office:value-type="float" office:value="172.17158" calcext:value-type="float">
            <text:p>172.17158</text:p>
          </table:table-cell>
          <table:table-cell office:value-type="float" office:value="161.80123" calcext:value-type="float">
            <text:p>161.80123</text:p>
          </table:table-cell>
          <table:table-cell office:value-type="float" office:value="160.1009" calcext:value-type="float">
            <text:p>160.1009</text:p>
          </table:table-cell>
          <table:table-cell office:value-type="float" office:value="167.20489" calcext:value-type="float">
            <text:p>167.20489</text:p>
          </table:table-cell>
          <table:table-cell office:value-type="float" office:value="6.44091" calcext:value-type="float">
            <text:p>6.4409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4" calcext:value-type="float">
            <text:p>244</text:p>
          </table:table-cell>
          <table:table-cell office:value-type="float" office:value="90.86996" calcext:value-type="float">
            <text:p>90.86996</text:p>
          </table:table-cell>
          <table:table-cell office:value-type="float" office:value="133.46633" calcext:value-type="float">
            <text:p>133.46633</text:p>
          </table:table-cell>
          <table:table-cell office:value-type="float" office:value="163.82107" calcext:value-type="float">
            <text:p>163.82107</text:p>
          </table:table-cell>
          <table:table-cell office:value-type="float" office:value="172.26752" calcext:value-type="float">
            <text:p>172.26752</text:p>
          </table:table-cell>
          <table:table-cell office:value-type="float" office:value="162.32619" calcext:value-type="float">
            <text:p>162.32619</text:p>
          </table:table-cell>
          <table:table-cell office:value-type="float" office:value="160.18879" calcext:value-type="float">
            <text:p>160.18879</text:p>
          </table:table-cell>
          <table:table-cell office:value-type="float" office:value="166.99952" calcext:value-type="float">
            <text:p>166.99952</text:p>
          </table:table-cell>
          <table:table-cell office:value-type="float" office:value="6.37918" calcext:value-type="float">
            <text:p>6.3791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5" calcext:value-type="float">
            <text:p>245</text:p>
          </table:table-cell>
          <table:table-cell office:value-type="float" office:value="90.54478" calcext:value-type="float">
            <text:p>90.54478</text:p>
          </table:table-cell>
          <table:table-cell office:value-type="float" office:value="133.75134" calcext:value-type="float">
            <text:p>133.75134</text:p>
          </table:table-cell>
          <table:table-cell office:value-type="float" office:value="164.17866" calcext:value-type="float">
            <text:p>164.17866</text:p>
          </table:table-cell>
          <table:table-cell office:value-type="float" office:value="172.34048" calcext:value-type="float">
            <text:p>172.34048</text:p>
          </table:table-cell>
          <table:table-cell office:value-type="float" office:value="162.88769" calcext:value-type="float">
            <text:p>162.88769</text:p>
          </table:table-cell>
          <table:table-cell office:value-type="float" office:value="160.32084" calcext:value-type="float">
            <text:p>160.32084</text:p>
          </table:table-cell>
          <table:table-cell office:value-type="float" office:value="166.78621" calcext:value-type="float">
            <text:p>166.78621</text:p>
          </table:table-cell>
          <table:table-cell office:value-type="float" office:value="6.31656" calcext:value-type="float">
            <text:p>6.3165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6" calcext:value-type="float">
            <text:p>246</text:p>
          </table:table-cell>
          <table:table-cell office:value-type="float" office:value="90.25303" calcext:value-type="float">
            <text:p>90.25303</text:p>
          </table:table-cell>
          <table:table-cell office:value-type="float" office:value="134.06264" calcext:value-type="float">
            <text:p>134.06264</text:p>
          </table:table-cell>
          <table:table-cell office:value-type="float" office:value="164.5901" calcext:value-type="float">
            <text:p>164.5901</text:p>
          </table:table-cell>
          <table:table-cell office:value-type="float" office:value="172.39084" calcext:value-type="float">
            <text:p>172.39084</text:p>
          </table:table-cell>
          <table:table-cell office:value-type="float" office:value="163.43582" calcext:value-type="float">
            <text:p>163.43582</text:p>
          </table:table-cell>
          <table:table-cell office:value-type="float" office:value="160.53295" calcext:value-type="float">
            <text:p>160.53295</text:p>
          </table:table-cell>
          <table:table-cell office:value-type="float" office:value="166.56762" calcext:value-type="float">
            <text:p>166.56762</text:p>
          </table:table-cell>
          <table:table-cell office:value-type="float" office:value="6.2552" calcext:value-type="float">
            <text:p>6.255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47" calcext:value-type="float">
            <text:p>247</text:p>
          </table:table-cell>
          <table:table-cell office:value-type="float" office:value="89.9922" calcext:value-type="float">
            <text:p>89.9922</text:p>
          </table:table-cell>
          <table:table-cell office:value-type="float" office:value="134.40168" calcext:value-type="float">
            <text:p>134.40168</text:p>
          </table:table-cell>
          <table:table-cell office:value-type="float" office:value="165.04702" calcext:value-type="float">
            <text:p>165.04702</text:p>
          </table:table-cell>
          <table:table-cell office:value-type="float" office:value="172.42926" calcext:value-type="float">
            <text:p>172.42926</text:p>
          </table:table-cell>
          <table:table-cell office:value-type="float" office:value="164.05094" calcext:value-type="float">
            <text:p>164.05094</text:p>
          </table:table-cell>
          <table:table-cell office:value-type="float" office:value="160.82653" calcext:value-type="float">
            <text:p>160.82653</text:p>
          </table:table-cell>
          <table:table-cell office:value-type="float" office:value="166.34605" calcext:value-type="float">
            <text:p>166.34605</text:p>
          </table:table-cell>
          <table:table-cell office:value-type="float" office:value="6.19739" calcext:value-type="float">
            <text:p>6.1973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48" calcext:value-type="float">
            <text:p>248</text:p>
          </table:table-cell>
          <table:table-cell office:value-type="float" office:value="89.76651" calcext:value-type="float">
            <text:p>89.76651</text:p>
          </table:table-cell>
          <table:table-cell office:value-type="float" office:value="134.76866" calcext:value-type="float">
            <text:p>134.76866</text:p>
          </table:table-cell>
          <table:table-cell office:value-type="float" office:value="165.5456" calcext:value-type="float">
            <text:p>165.5456</text:p>
          </table:table-cell>
          <table:table-cell office:value-type="float" office:value="172.44918" calcext:value-type="float">
            <text:p>172.44918</text:p>
          </table:table-cell>
          <table:table-cell office:value-type="float" office:value="164.72041" calcext:value-type="float">
            <text:p>164.72041</text:p>
          </table:table-cell>
          <table:table-cell office:value-type="float" office:value="161.18504" calcext:value-type="float">
            <text:p>161.18504</text:p>
          </table:table-cell>
          <table:table-cell office:value-type="float" office:value="166.12482" calcext:value-type="float">
            <text:p>166.12482</text:p>
          </table:table-cell>
          <table:table-cell office:value-type="float" office:value="6.14539" calcext:value-type="float">
            <text:p>6.1453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49" calcext:value-type="float">
            <text:p>249</text:p>
          </table:table-cell>
          <table:table-cell office:value-type="float" office:value="89.57787" calcext:value-type="float">
            <text:p>89.57787</text:p>
          </table:table-cell>
          <table:table-cell office:value-type="float" office:value="135.16234" calcext:value-type="float">
            <text:p>135.16234</text:p>
          </table:table-cell>
          <table:table-cell office:value-type="float" office:value="166.08083" calcext:value-type="float">
            <text:p>166.08083</text:p>
          </table:table-cell>
          <table:table-cell office:value-type="float" office:value="172.46448" calcext:value-type="float">
            <text:p>172.46448</text:p>
          </table:table-cell>
          <table:table-cell office:value-type="float" office:value="165.44306" calcext:value-type="float">
            <text:p>165.44306</text:p>
          </table:table-cell>
          <table:table-cell office:value-type="float" office:value="161.58007" calcext:value-type="float">
            <text:p>161.58007</text:p>
          </table:table-cell>
          <table:table-cell office:value-type="float" office:value="165.9078" calcext:value-type="float">
            <text:p>165.9078</text:p>
          </table:table-cell>
          <table:table-cell office:value-type="float" office:value="6.10128" calcext:value-type="float">
            <text:p>6.1012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0" calcext:value-type="float">
            <text:p>250</text:p>
          </table:table-cell>
          <table:table-cell office:value-type="float" office:value="89.4259" calcext:value-type="float">
            <text:p>89.4259</text:p>
          </table:table-cell>
          <table:table-cell office:value-type="float" office:value="135.58" calcext:value-type="float">
            <text:p>135.58</text:p>
          </table:table-cell>
          <table:table-cell office:value-type="float" office:value="166.65094" calcext:value-type="float">
            <text:p>166.65094</text:p>
          </table:table-cell>
          <table:table-cell office:value-type="float" office:value="172.48139" calcext:value-type="float">
            <text:p>172.48139</text:p>
          </table:table-cell>
          <table:table-cell office:value-type="float" office:value="166.13484" calcext:value-type="float">
            <text:p>166.13484</text:p>
          </table:table-cell>
          <table:table-cell office:value-type="float" office:value="162.0065" calcext:value-type="float">
            <text:p>162.0065</text:p>
          </table:table-cell>
          <table:table-cell office:value-type="float" office:value="165.69694" calcext:value-type="float">
            <text:p>165.69694</text:p>
          </table:table-cell>
          <table:table-cell office:value-type="float" office:value="6.06686" calcext:value-type="float">
            <text:p>6.0668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89.30977" calcext:value-type="float">
            <text:p>89.30977</text:p>
          </table:table-cell>
          <table:table-cell office:value-type="float" office:value="136.01742" calcext:value-type="float">
            <text:p>136.01742</text:p>
          </table:table-cell>
          <table:table-cell office:value-type="float" office:value="167.25147" calcext:value-type="float">
            <text:p>167.25147</text:p>
          </table:table-cell>
          <table:table-cell office:value-type="float" office:value="172.50218" calcext:value-type="float">
            <text:p>172.50218</text:p>
          </table:table-cell>
          <table:table-cell office:value-type="float" office:value="166.81708" calcext:value-type="float">
            <text:p>166.81708</text:p>
          </table:table-cell>
          <table:table-cell office:value-type="float" office:value="162.47232" calcext:value-type="float">
            <text:p>162.47232</text:p>
          </table:table-cell>
          <table:table-cell office:value-type="float" office:value="165.49351" calcext:value-type="float">
            <text:p>165.49351</text:p>
          </table:table-cell>
          <table:table-cell office:value-type="float" office:value="6.04351" calcext:value-type="float">
            <text:p>6.0435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2" calcext:value-type="float">
            <text:p>252</text:p>
          </table:table-cell>
          <table:table-cell office:value-type="float" office:value="89.22488" calcext:value-type="float">
            <text:p>89.22488</text:p>
          </table:table-cell>
          <table:table-cell office:value-type="float" office:value="136.46914" calcext:value-type="float">
            <text:p>136.46914</text:p>
          </table:table-cell>
          <table:table-cell office:value-type="float" office:value="167.8757" calcext:value-type="float">
            <text:p>167.8757</text:p>
          </table:table-cell>
          <table:table-cell office:value-type="float" office:value="172.53059" calcext:value-type="float">
            <text:p>172.53059</text:p>
          </table:table-cell>
          <table:table-cell office:value-type="float" office:value="167.5066" calcext:value-type="float">
            <text:p>167.5066</text:p>
          </table:table-cell>
          <table:table-cell office:value-type="float" office:value="162.95772" calcext:value-type="float">
            <text:p>162.95772</text:p>
          </table:table-cell>
          <table:table-cell office:value-type="float" office:value="165.29885" calcext:value-type="float">
            <text:p>165.29885</text:p>
          </table:table-cell>
          <table:table-cell office:value-type="float" office:value="6.03213" calcext:value-type="float">
            <text:p>6.0321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3" calcext:value-type="float">
            <text:p>253</text:p>
          </table:table-cell>
          <table:table-cell office:value-type="float" office:value="89.16805" calcext:value-type="float">
            <text:p>89.16805</text:p>
          </table:table-cell>
          <table:table-cell office:value-type="float" office:value="136.92873" calcext:value-type="float">
            <text:p>136.92873</text:p>
          </table:table-cell>
          <table:table-cell office:value-type="float" office:value="168.50973" calcext:value-type="float">
            <text:p>168.50973</text:p>
          </table:table-cell>
          <table:table-cell office:value-type="float" office:value="172.5749" calcext:value-type="float">
            <text:p>172.5749</text:p>
          </table:table-cell>
          <table:table-cell office:value-type="float" office:value="168.12535" calcext:value-type="float">
            <text:p>168.12535</text:p>
          </table:table-cell>
          <table:table-cell office:value-type="float" office:value="163.44971" calcext:value-type="float">
            <text:p>163.44971</text:p>
          </table:table-cell>
          <table:table-cell office:value-type="float" office:value="165.20713" calcext:value-type="float">
            <text:p>165.20713</text:p>
          </table:table-cell>
          <table:table-cell office:value-type="float" office:value="6.03304" calcext:value-type="float">
            <text:p>6.0330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89.13855" calcext:value-type="float">
            <text:p>89.13855</text:p>
          </table:table-cell>
          <table:table-cell office:value-type="float" office:value="137.38931" calcext:value-type="float">
            <text:p>137.38931</text:p>
          </table:table-cell>
          <table:table-cell office:value-type="float" office:value="169.14337" calcext:value-type="float">
            <text:p>169.14337</text:p>
          </table:table-cell>
          <table:table-cell office:value-type="float" office:value="172.63947" calcext:value-type="float">
            <text:p>172.63947</text:p>
          </table:table-cell>
          <table:table-cell office:value-type="float" office:value="168.86528" calcext:value-type="float">
            <text:p>168.86528</text:p>
          </table:table-cell>
          <table:table-cell office:value-type="float" office:value="163.95051" calcext:value-type="float">
            <text:p>163.95051</text:p>
          </table:table-cell>
          <table:table-cell office:value-type="float" office:value="165.16645" calcext:value-type="float">
            <text:p>165.16645</text:p>
          </table:table-cell>
          <table:table-cell office:value-type="float" office:value="6.04601" calcext:value-type="float">
            <text:p>6.0460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89.13234" calcext:value-type="float">
            <text:p>89.13234</text:p>
          </table:table-cell>
          <table:table-cell office:value-type="float" office:value="137.844" calcext:value-type="float">
            <text:p>137.844</text:p>
          </table:table-cell>
          <table:table-cell office:value-type="float" office:value="169.75971" calcext:value-type="float">
            <text:p>169.75971</text:p>
          </table:table-cell>
          <table:table-cell office:value-type="float" office:value="172.72449" calcext:value-type="float">
            <text:p>172.72449</text:p>
          </table:table-cell>
          <table:table-cell office:value-type="float" office:value="169.53971" calcext:value-type="float">
            <text:p>169.53971</text:p>
          </table:table-cell>
          <table:table-cell office:value-type="float" office:value="164.45464" calcext:value-type="float">
            <text:p>164.45464</text:p>
          </table:table-cell>
          <table:table-cell office:value-type="float" office:value="165.17753" calcext:value-type="float">
            <text:p>165.17753</text:p>
          </table:table-cell>
          <table:table-cell office:value-type="float" office:value="6.07024" calcext:value-type="float">
            <text:p>6.0702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89.15132" calcext:value-type="float">
            <text:p>89.15132</text:p>
          </table:table-cell>
          <table:table-cell office:value-type="float" office:value="138.28645" calcext:value-type="float">
            <text:p>138.28645</text:p>
          </table:table-cell>
          <table:table-cell office:value-type="float" office:value="170.35895" calcext:value-type="float">
            <text:p>170.35895</text:p>
          </table:table-cell>
          <table:table-cell office:value-type="float" office:value="172.83128" calcext:value-type="float">
            <text:p>172.83128</text:p>
          </table:table-cell>
          <table:table-cell office:value-type="float" office:value="170.24658" calcext:value-type="float">
            <text:p>170.24658</text:p>
          </table:table-cell>
          <table:table-cell office:value-type="float" office:value="164.96278" calcext:value-type="float">
            <text:p>164.96278</text:p>
          </table:table-cell>
          <table:table-cell office:value-type="float" office:value="165.23891" calcext:value-type="float">
            <text:p>165.23891</text:p>
          </table:table-cell>
          <table:table-cell office:value-type="float" office:value="6.10448" calcext:value-type="float">
            <text:p>6.1044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89.18825" calcext:value-type="float">
            <text:p>89.18825</text:p>
          </table:table-cell>
          <table:table-cell office:value-type="float" office:value="138.71128" calcext:value-type="float">
            <text:p>138.71128</text:p>
          </table:table-cell>
          <table:table-cell office:value-type="float" office:value="170.93903" calcext:value-type="float">
            <text:p>170.93903</text:p>
          </table:table-cell>
          <table:table-cell office:value-type="float" office:value="172.9753" calcext:value-type="float">
            <text:p>172.9753</text:p>
          </table:table-cell>
          <table:table-cell office:value-type="float" office:value="170.88982" calcext:value-type="float">
            <text:p>170.88982</text:p>
          </table:table-cell>
          <table:table-cell office:value-type="float" office:value="165.46565" calcext:value-type="float">
            <text:p>165.46565</text:p>
          </table:table-cell>
          <table:table-cell office:value-type="float" office:value="165.34954" calcext:value-type="float">
            <text:p>165.34954</text:p>
          </table:table-cell>
          <table:table-cell office:value-type="float" office:value="6.14708" calcext:value-type="float">
            <text:p>6.1470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58" calcext:value-type="float">
            <text:p>258</text:p>
          </table:table-cell>
          <table:table-cell office:value-type="float" office:value="89.24242" calcext:value-type="float">
            <text:p>89.24242</text:p>
          </table:table-cell>
          <table:table-cell office:value-type="float" office:value="139.1202" calcext:value-type="float">
            <text:p>139.1202</text:p>
          </table:table-cell>
          <table:table-cell office:value-type="float" office:value="171.50523" calcext:value-type="float">
            <text:p>171.50523</text:p>
          </table:table-cell>
          <table:table-cell office:value-type="float" office:value="173.15145" calcext:value-type="float">
            <text:p>173.15145</text:p>
          </table:table-cell>
          <table:table-cell office:value-type="float" office:value="171.38979" calcext:value-type="float">
            <text:p>171.38979</text:p>
          </table:table-cell>
          <table:table-cell office:value-type="float" office:value="165.97337" calcext:value-type="float">
            <text:p>165.97337</text:p>
          </table:table-cell>
          <table:table-cell office:value-type="float" office:value="165.50868" calcext:value-type="float">
            <text:p>165.50868</text:p>
          </table:table-cell>
          <table:table-cell office:value-type="float" office:value="6.19615" calcext:value-type="float">
            <text:p>6.1961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59" calcext:value-type="float">
            <text:p>259</text:p>
          </table:table-cell>
          <table:table-cell office:value-type="float" office:value="89.31402" calcext:value-type="float">
            <text:p>89.31402</text:p>
          </table:table-cell>
          <table:table-cell office:value-type="float" office:value="139.5108" calcext:value-type="float">
            <text:p>139.5108</text:p>
          </table:table-cell>
          <table:table-cell office:value-type="float" office:value="172.05573" calcext:value-type="float">
            <text:p>172.05573</text:p>
          </table:table-cell>
          <table:table-cell office:value-type="float" office:value="173.36588" calcext:value-type="float">
            <text:p>173.36588</text:p>
          </table:table-cell>
          <table:table-cell office:value-type="float" office:value="171.83653" calcext:value-type="float">
            <text:p>171.83653</text:p>
          </table:table-cell>
          <table:table-cell office:value-type="float" office:value="166.47792" calcext:value-type="float">
            <text:p>166.47792</text:p>
          </table:table-cell>
          <table:table-cell office:value-type="float" office:value="165.65112" calcext:value-type="float">
            <text:p>165.65112</text:p>
          </table:table-cell>
          <table:table-cell office:value-type="float" office:value="6.24965" calcext:value-type="float">
            <text:p>6.2496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60" calcext:value-type="float">
            <text:p>260</text:p>
          </table:table-cell>
          <table:table-cell office:value-type="float" office:value="89.40662" calcext:value-type="float">
            <text:p>89.40662</text:p>
          </table:table-cell>
          <table:table-cell office:value-type="float" office:value="139.88155" calcext:value-type="float">
            <text:p>139.88155</text:p>
          </table:table-cell>
          <table:table-cell office:value-type="float" office:value="172.59457" calcext:value-type="float">
            <text:p>172.59457</text:p>
          </table:table-cell>
          <table:table-cell office:value-type="float" office:value="173.6175" calcext:value-type="float">
            <text:p>173.6175</text:p>
          </table:table-cell>
          <table:table-cell office:value-type="float" office:value="172.30588" calcext:value-type="float">
            <text:p>172.30588</text:p>
          </table:table-cell>
          <table:table-cell office:value-type="float" office:value="166.97396" calcext:value-type="float">
            <text:p>166.97396</text:p>
          </table:table-cell>
          <table:table-cell office:value-type="float" office:value="165.83872" calcext:value-type="float">
            <text:p>165.83872</text:p>
          </table:table-cell>
          <table:table-cell office:value-type="float" office:value="6.30559" calcext:value-type="float">
            <text:p>6.3055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61" calcext:value-type="float">
            <text:p>261</text:p>
          </table:table-cell>
          <table:table-cell office:value-type="float" office:value="89.52469" calcext:value-type="float">
            <text:p>89.52469</text:p>
          </table:table-cell>
          <table:table-cell office:value-type="float" office:value="140.23185" calcext:value-type="float">
            <text:p>140.23185</text:p>
          </table:table-cell>
          <table:table-cell office:value-type="float" office:value="173.11959" calcext:value-type="float">
            <text:p>173.11959</text:p>
          </table:table-cell>
          <table:table-cell office:value-type="float" office:value="173.90904" calcext:value-type="float">
            <text:p>173.90904</text:p>
          </table:table-cell>
          <table:table-cell office:value-type="float" office:value="172.7852" calcext:value-type="float">
            <text:p>172.7852</text:p>
          </table:table-cell>
          <table:table-cell office:value-type="float" office:value="167.46726" calcext:value-type="float">
            <text:p>167.46726</text:p>
          </table:table-cell>
          <table:table-cell office:value-type="float" office:value="166.09882" calcext:value-type="float">
            <text:p>166.09882</text:p>
          </table:table-cell>
          <table:table-cell office:value-type="float" office:value="6.36167" calcext:value-type="float">
            <text:p>6.3616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62" calcext:value-type="float">
            <text:p>262</text:p>
          </table:table-cell>
          <table:table-cell office:value-type="float" office:value="89.66837" calcext:value-type="float">
            <text:p>89.66837</text:p>
          </table:table-cell>
          <table:table-cell office:value-type="float" office:value="140.562" calcext:value-type="float">
            <text:p>140.562</text:p>
          </table:table-cell>
          <table:table-cell office:value-type="float" office:value="173.62954" calcext:value-type="float">
            <text:p>173.62954</text:p>
          </table:table-cell>
          <table:table-cell office:value-type="float" office:value="174.23759" calcext:value-type="float">
            <text:p>174.23759</text:p>
          </table:table-cell>
          <table:table-cell office:value-type="float" office:value="173.16398" calcext:value-type="float">
            <text:p>173.16398</text:p>
          </table:table-cell>
          <table:table-cell office:value-type="float" office:value="167.95172" calcext:value-type="float">
            <text:p>167.95172</text:p>
          </table:table-cell>
          <table:table-cell office:value-type="float" office:value="166.4148" calcext:value-type="float">
            <text:p>166.4148</text:p>
          </table:table-cell>
          <table:table-cell office:value-type="float" office:value="6.41674" calcext:value-type="float">
            <text:p>6.4167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63" calcext:value-type="float">
            <text:p>263</text:p>
          </table:table-cell>
          <table:table-cell office:value-type="float" office:value="89.83421" calcext:value-type="float">
            <text:p>89.83421</text:p>
          </table:table-cell>
          <table:table-cell office:value-type="float" office:value="140.87311" calcext:value-type="float">
            <text:p>140.87311</text:p>
          </table:table-cell>
          <table:table-cell office:value-type="float" office:value="174.14001" calcext:value-type="float">
            <text:p>174.14001</text:p>
          </table:table-cell>
          <table:table-cell office:value-type="float" office:value="174.60565" calcext:value-type="float">
            <text:p>174.60565</text:p>
          </table:table-cell>
          <table:table-cell office:value-type="float" office:value="173.42154" calcext:value-type="float">
            <text:p>173.42154</text:p>
          </table:table-cell>
          <table:table-cell office:value-type="float" office:value="168.43215" calcext:value-type="float">
            <text:p>168.43215</text:p>
          </table:table-cell>
          <table:table-cell office:value-type="float" office:value="166.78737" calcext:value-type="float">
            <text:p>166.78737</text:p>
          </table:table-cell>
          <table:table-cell office:value-type="float" office:value="6.46989" calcext:value-type="float">
            <text:p>6.4698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64" calcext:value-type="float">
            <text:p>264</text:p>
          </table:table-cell>
          <table:table-cell office:value-type="float" office:value="90.02547" calcext:value-type="float">
            <text:p>90.02547</text:p>
          </table:table-cell>
          <table:table-cell office:value-type="float" office:value="141.16695" calcext:value-type="float">
            <text:p>141.16695</text:p>
          </table:table-cell>
          <table:table-cell office:value-type="float" office:value="174.66001" calcext:value-type="float">
            <text:p>174.66001</text:p>
          </table:table-cell>
          <table:table-cell office:value-type="float" office:value="175.01227" calcext:value-type="float">
            <text:p>175.01227</text:p>
          </table:table-cell>
          <table:table-cell office:value-type="float" office:value="173.73104" calcext:value-type="float">
            <text:p>173.73104</text:p>
          </table:table-cell>
          <table:table-cell office:value-type="float" office:value="168.92174" calcext:value-type="float">
            <text:p>168.92174</text:p>
          </table:table-cell>
          <table:table-cell office:value-type="float" office:value="167.21093" calcext:value-type="float">
            <text:p>167.21093</text:p>
          </table:table-cell>
          <table:table-cell office:value-type="float" office:value="6.52047" calcext:value-type="float">
            <text:p>6.5204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65" calcext:value-type="float">
            <text:p>265</text:p>
          </table:table-cell>
          <table:table-cell office:value-type="float" office:value="90.24566" calcext:value-type="float">
            <text:p>90.24566</text:p>
          </table:table-cell>
          <table:table-cell office:value-type="float" office:value="141.44559" calcext:value-type="float">
            <text:p>141.44559</text:p>
          </table:table-cell>
          <table:table-cell office:value-type="float" office:value="175.19548" calcext:value-type="float">
            <text:p>175.19548</text:p>
          </table:table-cell>
          <table:table-cell office:value-type="float" office:value="175.45341" calcext:value-type="float">
            <text:p>175.45341</text:p>
          </table:table-cell>
          <table:table-cell office:value-type="float" office:value="173.905" calcext:value-type="float">
            <text:p>173.905</text:p>
          </table:table-cell>
          <table:table-cell office:value-type="float" office:value="169.41919" calcext:value-type="float">
            <text:p>169.41919</text:p>
          </table:table-cell>
          <table:table-cell office:value-type="float" office:value="167.58571" calcext:value-type="float">
            <text:p>167.58571</text:p>
          </table:table-cell>
          <table:table-cell office:value-type="float" office:value="6.56812" calcext:value-type="float">
            <text:p>6.5681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90.50864" calcext:value-type="float">
            <text:p>90.50864</text:p>
          </table:table-cell>
          <table:table-cell office:value-type="float" office:value="141.71114" calcext:value-type="float">
            <text:p>141.71114</text:p>
          </table:table-cell>
          <table:table-cell office:value-type="float" office:value="175.75457" calcext:value-type="float">
            <text:p>175.75457</text:p>
          </table:table-cell>
          <table:table-cell office:value-type="float" office:value="175.93082" calcext:value-type="float">
            <text:p>175.93082</text:p>
          </table:table-cell>
          <table:table-cell office:value-type="float" office:value="174.03938" calcext:value-type="float">
            <text:p>174.03938</text:p>
          </table:table-cell>
          <table:table-cell office:value-type="float" office:value="169.92098" calcext:value-type="float">
            <text:p>169.92098</text:p>
          </table:table-cell>
          <table:table-cell office:value-type="float" office:value="168.04194" calcext:value-type="float">
            <text:p>168.04194</text:p>
          </table:table-cell>
          <table:table-cell office:value-type="float" office:value="6.61274" calcext:value-type="float">
            <text:p>6.6127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67" calcext:value-type="float">
            <text:p>267</text:p>
          </table:table-cell>
          <table:table-cell office:value-type="float" office:value="90.82057" calcext:value-type="float">
            <text:p>90.82057</text:p>
          </table:table-cell>
          <table:table-cell office:value-type="float" office:value="141.96549" calcext:value-type="float">
            <text:p>141.96549</text:p>
          </table:table-cell>
          <table:table-cell office:value-type="float" office:value="176.33462" calcext:value-type="float">
            <text:p>176.33462</text:p>
          </table:table-cell>
          <table:table-cell office:value-type="float" office:value="176.44106" calcext:value-type="float">
            <text:p>176.44106</text:p>
          </table:table-cell>
          <table:table-cell office:value-type="float" office:value="174.12639" calcext:value-type="float">
            <text:p>174.12639</text:p>
          </table:table-cell>
          <table:table-cell office:value-type="float" office:value="170.42937" calcext:value-type="float">
            <text:p>170.42937</text:p>
          </table:table-cell>
          <table:table-cell office:value-type="float" office:value="168.49816" calcext:value-type="float">
            <text:p>168.49816</text:p>
          </table:table-cell>
          <table:table-cell office:value-type="float" office:value="6.65446" calcext:value-type="float">
            <text:p>6.6544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8" calcext:value-type="float">
            <text:p>268</text:p>
          </table:table-cell>
          <table:table-cell office:value-type="float" office:value="91.18786" calcext:value-type="float">
            <text:p>91.18786</text:p>
          </table:table-cell>
          <table:table-cell office:value-type="float" office:value="142.21747" calcext:value-type="float">
            <text:p>142.21747</text:p>
          </table:table-cell>
          <table:table-cell office:value-type="float" office:value="176.92879" calcext:value-type="float">
            <text:p>176.92879</text:p>
          </table:table-cell>
          <table:table-cell office:value-type="float" office:value="176.98052" calcext:value-type="float">
            <text:p>176.98052</text:p>
          </table:table-cell>
          <table:table-cell office:value-type="float" office:value="174.24841" calcext:value-type="float">
            <text:p>174.24841</text:p>
          </table:table-cell>
          <table:table-cell office:value-type="float" office:value="170.94198" calcext:value-type="float">
            <text:p>170.94198</text:p>
          </table:table-cell>
          <table:table-cell office:value-type="float" office:value="168.95439" calcext:value-type="float">
            <text:p>168.95439</text:p>
          </table:table-cell>
          <table:table-cell office:value-type="float" office:value="6.69262" calcext:value-type="float">
            <text:p>6.6926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69" calcext:value-type="float">
            <text:p>269</text:p>
          </table:table-cell>
          <table:table-cell office:value-type="float" office:value="91.6123" calcext:value-type="float">
            <text:p>91.6123</text:p>
          </table:table-cell>
          <table:table-cell office:value-type="float" office:value="142.46945" calcext:value-type="float">
            <text:p>142.46945</text:p>
          </table:table-cell>
          <table:table-cell office:value-type="float" office:value="177.52295" calcext:value-type="float">
            <text:p>177.52295</text:p>
          </table:table-cell>
          <table:table-cell office:value-type="float" office:value="177.51999" calcext:value-type="float">
            <text:p>177.51999</text:p>
          </table:table-cell>
          <table:table-cell office:value-type="float" office:value="174.37043" calcext:value-type="float">
            <text:p>174.37043</text:p>
          </table:table-cell>
          <table:table-cell office:value-type="float" office:value="171.45458" calcext:value-type="float">
            <text:p>171.45458</text:p>
          </table:table-cell>
          <table:table-cell office:value-type="float" office:value="169.41061" calcext:value-type="float">
            <text:p>169.41061</text:p>
          </table:table-cell>
          <table:table-cell office:value-type="float" office:value="6.73078" calcext:value-type="float">
            <text:p>6.7307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0" calcext:value-type="float">
            <text:p>270</text:p>
          </table:table-cell>
          <table:table-cell office:value-type="float" office:value="92.09586" calcext:value-type="float">
            <text:p>92.09586</text:p>
          </table:table-cell>
          <table:table-cell office:value-type="float" office:value="142.72143" calcext:value-type="float">
            <text:p>142.72143</text:p>
          </table:table-cell>
          <table:table-cell office:value-type="float" office:value="178.11712" calcext:value-type="float">
            <text:p>178.11712</text:p>
          </table:table-cell>
          <table:table-cell office:value-type="float" office:value="178.05945" calcext:value-type="float">
            <text:p>178.05945</text:p>
          </table:table-cell>
          <table:table-cell office:value-type="float" office:value="174.49244" calcext:value-type="float">
            <text:p>174.49244</text:p>
          </table:table-cell>
          <table:table-cell office:value-type="float" office:value="171.96719" calcext:value-type="float">
            <text:p>171.96719</text:p>
          </table:table-cell>
          <table:table-cell office:value-type="float" office:value="169.86683" calcext:value-type="float">
            <text:p>169.86683</text:p>
          </table:table-cell>
          <table:table-cell office:value-type="float" office:value="6.76894" calcext:value-type="float">
            <text:p>6.7689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71" calcext:value-type="float">
            <text:p>271</text:p>
          </table:table-cell>
          <table:table-cell office:value-type="float" office:value="92.64347" calcext:value-type="float">
            <text:p>92.64347</text:p>
          </table:table-cell>
          <table:table-cell office:value-type="float" office:value="142.97341" calcext:value-type="float">
            <text:p>142.97341</text:p>
          </table:table-cell>
          <table:table-cell office:value-type="float" office:value="178.71129" calcext:value-type="float">
            <text:p>178.71129</text:p>
          </table:table-cell>
          <table:table-cell office:value-type="float" office:value="178.59892" calcext:value-type="float">
            <text:p>178.59892</text:p>
          </table:table-cell>
          <table:table-cell office:value-type="float" office:value="174.61446" calcext:value-type="float">
            <text:p>174.61446</text:p>
          </table:table-cell>
          <table:table-cell office:value-type="float" office:value="172.47979" calcext:value-type="float">
            <text:p>172.47979</text:p>
          </table:table-cell>
          <table:table-cell office:value-type="float" office:value="170.32306" calcext:value-type="float">
            <text:p>170.32306</text:p>
          </table:table-cell>
          <table:table-cell office:value-type="float" office:value="6.8071" calcext:value-type="float">
            <text:p>6.807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72" calcext:value-type="float">
            <text:p>272</text:p>
          </table:table-cell>
          <table:table-cell office:value-type="float" office:value="93.26147" calcext:value-type="float">
            <text:p>93.26147</text:p>
          </table:table-cell>
          <table:table-cell office:value-type="float" office:value="143.22539" calcext:value-type="float">
            <text:p>143.22539</text:p>
          </table:table-cell>
          <table:table-cell office:value-type="float" office:value="179.30546" calcext:value-type="float">
            <text:p>179.30546</text:p>
          </table:table-cell>
          <table:table-cell office:value-type="float" office:value="179.13838" calcext:value-type="float">
            <text:p>179.13838</text:p>
          </table:table-cell>
          <table:table-cell office:value-type="float" office:value="174.73648" calcext:value-type="float">
            <text:p>174.73648</text:p>
          </table:table-cell>
          <table:table-cell office:value-type="float" office:value="172.9924" calcext:value-type="float">
            <text:p>172.9924</text:p>
          </table:table-cell>
          <table:table-cell office:value-type="float" office:value="170.77928" calcext:value-type="float">
            <text:p>170.77928</text:p>
          </table:table-cell>
          <table:table-cell office:value-type="float" office:value="6.84526" calcext:value-type="float">
            <text:p>6.845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7T13:08:08.490061933</meta:creation-date>
    <dc:date>2026-02-27T13:10:27.279102467</dc:date>
    <meta:editing-duration>PT2M19S</meta:editing-duration>
    <meta:editing-cycles>1</meta:editing-cycles>
    <meta:document-statistic meta:table-count="1" meta:cell-count="2740" meta:object-count="0"/>
    <meta:generator>LibreOffice/7.3.7.2$Linux_X86_64 LibreOffice_project/30$Build-2</meta:generator>
  </office:meta>
</office:document-meta>
</file>